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cous New Roman" svg:font-family="'Timecou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4.249cm" style:rel-column-width="16383*"/>
    </style:style>
    <style:style style:name="Tabell3.D" style:family="table-column">
      <style:table-column-properties style:column-width="4.251cm" style:rel-column-width="16386*"/>
    </style:style>
    <style:style style:name="Tabell3.A1" style:family="table-cell">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3.D4" style:family="table-cell" style:data-style-name="N0">
      <style:table-cell-properties fo:padding="0.097cm" fo:border-left="0.002cm solid #000000" fo:border-right="0.002cm solid #000000" fo:border-top="none" fo:border-bottom="0.002cm solid #000000"/>
    </style:style>
    <style:style style:name="Tabell6" style:family="table">
      <style:table-properties style:width="10.239cm" fo:margin-left="1.201cm" fo:margin-right="5.558cm" table:align="margins"/>
    </style:style>
    <style:style style:name="Tabell6.A" style:family="table-column">
      <style:table-column-properties style:column-width="2.619cm" style:rel-column-width="16764*"/>
    </style:style>
    <style:style style:name="Tabell6.B" style:family="table-column">
      <style:table-column-properties style:column-width="2.514cm" style:rel-column-width="16087*"/>
    </style:style>
    <style:style style:name="Tabell6.C" style:family="table-column">
      <style:table-column-properties style:column-width="2.593cm" style:rel-column-width="16595*"/>
    </style:style>
    <style:style style:name="Tabell6.D" style:family="table-column">
      <style:table-column-properties style:column-width="2.514cm" style:rel-column-width="16089*"/>
    </style:style>
    <style:style style:name="Tabell6.A1" style:family="table-cell">
      <style:table-cell-properties fo:padding="0.097cm" fo:border-left="0.002cm solid #000000" fo:border-right="none" fo:border-top="0.002cm solid #000000" fo:border-bottom="0.002cm solid #000000"/>
    </style:style>
    <style:style style:name="Tabell6.D1" style:family="table-cell">
      <style:table-cell-properties fo:padding="0.097cm" fo:border="0.002cm solid #000000"/>
    </style:style>
    <style:style style:name="Tabell6.A2" style:family="table-cell" style:data-style-name="N0">
      <style:table-cell-properties fo:padding="0.097cm" fo:border-left="0.002cm solid #000000" fo:border-right="none" fo:border-top="none" fo:border-bottom="0.002cm solid #000000"/>
    </style:style>
    <style:style style:name="Tabell6.D2" style:family="table-cell" style:data-style-name="N0">
      <style:table-cell-properties fo:padding="0.097cm" fo:border-left="0.002cm solid #000000" fo:border-right="0.002cm solid #000000" fo:border-top="none" fo:border-bottom="0.002cm solid #000000"/>
    </style:style>
    <style:style style:name="Tabell7" style:family="table">
      <style:table-properties style:width="12.859cm" fo:margin-left="1.201cm" fo:margin-right="2.939cm" table:align="margins"/>
    </style:style>
    <style:style style:name="Tabell7.A" style:family="table-column">
      <style:table-column-properties style:column-width="2.566cm" style:rel-column-width="13080*"/>
    </style:style>
    <style:style style:name="Tabell7.C" style:family="table-column">
      <style:table-column-properties style:column-width="2.593cm" style:rel-column-width="13214*"/>
    </style:style>
    <style:style style:name="Tabell7.D" style:family="table-column">
      <style:table-column-properties style:column-width="2.514cm" style:rel-column-width="12810*"/>
    </style:style>
    <style:style style:name="Tabell7.E" style:family="table-column">
      <style:table-column-properties style:column-width="2.619cm" style:rel-column-width="13351*"/>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data-style-name="N0">
      <style:table-cell-properties fo:padding="0.097cm" fo:border-left="0.002cm solid #000000" fo:border-right="none" fo:border-top="none" fo:border-bottom="0.002cm solid #000000"/>
    </style:style>
    <style:style style:name="Tabell7.E2" style:family="table-cell" style:data-style-name="N0">
      <style:table-cell-properties fo:padding="0.097cm" fo:border-left="0.002cm solid #000000" fo:border-right="0.002cm solid #000000" fo:border-top="none" fo:border-bottom="0.002cm solid #000000"/>
    </style:style>
    <style:style style:name="Tabell8" style:family="table">
      <style:table-properties style:width="12.859cm" fo:margin-left="1.201cm" fo:margin-right="2.939cm" table:align="margins"/>
    </style:style>
    <style:style style:name="Tabell8.A" style:family="table-column">
      <style:table-column-properties style:column-width="2.566cm" style:rel-column-width="13080*"/>
    </style:style>
    <style:style style:name="Tabell8.C" style:family="table-column">
      <style:table-column-properties style:column-width="2.593cm" style:rel-column-width="13214*"/>
    </style:style>
    <style:style style:name="Tabell8.D" style:family="table-column">
      <style:table-column-properties style:column-width="2.514cm" style:rel-column-width="12810*"/>
    </style:style>
    <style:style style:name="Tabell8.E" style:family="table-column">
      <style:table-column-properties style:column-width="2.619cm" style:rel-column-width="13351*"/>
    </style:style>
    <style:style style:name="Tabell8.A1" style:family="table-cell">
      <style:table-cell-properties fo:padding="0.097cm" fo:border-left="0.002cm solid #000000" fo:border-right="none" fo:border-top="0.002cm solid #000000" fo:border-bottom="0.002cm solid #000000"/>
    </style:style>
    <style:style style:name="Tabell8.E1" style:family="table-cell">
      <style:table-cell-properties fo:padding="0.097cm" fo:border="0.002cm solid #000000"/>
    </style:style>
    <style:style style:name="Tabell8.A2" style:family="table-cell" style:data-style-name="N0">
      <style:table-cell-properties fo:padding="0.097cm" fo:border-left="0.002cm solid #000000" fo:border-right="none" fo:border-top="none" fo:border-bottom="0.002cm solid #000000"/>
    </style:style>
    <style:style style:name="Tabell8.E2" style:family="table-cell" style:data-style-name="N0">
      <style:table-cell-properties fo:padding="0.097cm" fo:border-left="0.002cm solid #000000" fo:border-right="0.002cm solid #000000" fo:border-top="none" fo:border-bottom="0.002cm solid #000000"/>
    </style:style>
    <style:style style:name="Tabell4" style:family="table">
      <style:table-properties style:width="10.239cm" fo:margin-left="1.201cm" fo:margin-right="5.558cm" table:align="margins"/>
    </style:style>
    <style:style style:name="Tabell4.A" style:family="table-column">
      <style:table-column-properties style:column-width="2.619cm" style:rel-column-width="16764*"/>
    </style:style>
    <style:style style:name="Tabell4.B" style:family="table-column">
      <style:table-column-properties style:column-width="2.514cm" style:rel-column-width="16087*"/>
    </style:style>
    <style:style style:name="Tabell4.C" style:family="table-column">
      <style:table-column-properties style:column-width="2.593cm" style:rel-column-width="16595*"/>
    </style:style>
    <style:style style:name="Tabell4.D" style:family="table-column">
      <style:table-column-properties style:column-width="2.514cm" style:rel-column-width="16089*"/>
    </style:style>
    <style:style style:name="Tabell4.A1" style:family="table-cell">
      <style:table-cell-properties fo:padding="0.097cm" fo:border-left="0.002cm solid #000000" fo:border-right="none" fo:border-top="0.002cm solid #000000" fo:border-bottom="0.002cm solid #000000"/>
    </style:style>
    <style:style style:name="Tabell4.D1" style:family="table-cell">
      <style:table-cell-properties fo:padding="0.097cm" fo:border="0.002cm solid #000000"/>
    </style:style>
    <style:style style:name="Tabell4.A2" style:family="table-cell" style:data-style-name="N0">
      <style:table-cell-properties fo:padding="0.097cm" fo:border-left="0.002cm solid #000000" fo:border-right="none" fo:border-top="none" fo:border-bottom="0.002cm solid #000000"/>
    </style:style>
    <style:style style:name="Tabell4.D2" style:family="table-cell" style:data-style-name="N0">
      <style:table-cell-properties fo:padding="0.097cm" fo:border-left="0.002cm solid #000000" fo:border-right="0.002cm solid #000000" fo:border-top="none" fo:border-bottom="0.002cm solid #000000"/>
    </style:style>
    <style:style style:name="Tabell5" style:family="table">
      <style:table-properties style:width="12.859cm" fo:margin-left="1.201cm" fo:margin-right="2.939cm" table:align="margins"/>
    </style:style>
    <style:style style:name="Tabell5.A" style:family="table-column">
      <style:table-column-properties style:column-width="2.566cm" style:rel-column-width="13080*"/>
    </style:style>
    <style:style style:name="Tabell5.C" style:family="table-column">
      <style:table-column-properties style:column-width="2.593cm" style:rel-column-width="13214*"/>
    </style:style>
    <style:style style:name="Tabell5.D" style:family="table-column">
      <style:table-column-properties style:column-width="2.514cm" style:rel-column-width="12810*"/>
    </style:style>
    <style:style style:name="Tabell5.E" style:family="table-column">
      <style:table-column-properties style:column-width="2.619cm" style:rel-column-width="13351*"/>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data-style-name="N0">
      <style:table-cell-properties fo:padding="0.097cm" fo:border-left="0.002cm solid #000000" fo:border-right="none" fo:border-top="none" fo:border-bottom="0.002cm solid #000000"/>
    </style:style>
    <style:style style:name="Tabell5.E2" style:family="table-cell" style:data-style-name="N0">
      <style:table-cell-properties fo:padding="0.097cm" fo:border-left="0.002cm solid #000000" fo:border-right="0.002cm solid #000000" fo:border-top="none" fo:border-bottom="0.002cm solid #000000"/>
    </style:style>
    <style:style style:name="Tabell9" style:family="table">
      <style:table-properties style:width="5.027cm" fo:margin-left="2.895cm" fo:margin-right="9.077cm" table:align="margins"/>
    </style:style>
    <style:style style:name="Tabell9.A" style:family="table-column">
      <style:table-column-properties style:column-width="1.886cm" style:rel-column-width="24581*"/>
    </style:style>
    <style:style style:name="Tabell9.B" style:family="table-column">
      <style:table-column-properties style:column-width="3.141cm" style:rel-column-width="40954*"/>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3.803cm" fo:margin-left="2.498cm" fo:margin-right="10.698cm" table:align="margins"/>
    </style:style>
    <style:style style:name="Tabell10.A" style:family="table-column">
      <style:table-column-properties style:column-width="0.893cm" style:rel-column-width="15380*"/>
    </style:style>
    <style:style style:name="Tabell10.B" style:family="table-column">
      <style:table-column-properties style:column-width="2.91cm" style:rel-column-width="50155*"/>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13" style:family="table">
      <style:table-properties style:width="5.756cm" fo:margin-left="2.498cm" fo:margin-right="8.745cm" table:align="margins"/>
    </style:style>
    <style:style style:name="Tabell13.A" style:family="table-column">
      <style:table-column-properties style:column-width="0.893cm" style:rel-column-width="10162*"/>
    </style:style>
    <style:style style:name="Tabell13.B" style:family="table-column">
      <style:table-column-properties style:column-width="4.863cm" style:rel-column-width="55373*"/>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table-cell-properties fo:padding="0.097cm" fo:border-left="0.002cm solid #000000" fo:border-right="0.002cm solid #000000" fo:border-top="none" fo:border-bottom="0.002cm solid #000000"/>
    </style:style>
    <style:style style:name="Tabell14" style:family="table">
      <style:table-properties style:width="10.783cm" fo:margin-left="2.498cm" fo:margin-right="3.718cm" table:align="margins"/>
    </style:style>
    <style:style style:name="Tabell14.A" style:family="table-column">
      <style:table-column-properties style:column-width="0.891cm" style:rel-column-width="5413*"/>
    </style:style>
    <style:style style:name="Tabell14.B" style:family="table-column">
      <style:table-column-properties style:column-width="9.892cm" style:rel-column-width="60122*"/>
    </style:style>
    <style:style style:name="Tabell14.A1" style:family="table-cell">
      <style:table-cell-properties fo:padding="0.097cm" fo:border-left="0.002cm solid #000000" fo:border-right="none" fo:border-top="0.002cm solid #000000" fo:border-bottom="0.002cm solid #000000"/>
    </style:style>
    <style:style style:name="Tabell14.B1" style:family="table-cell">
      <style:table-cell-properties fo:padding="0.097cm" fo:border="0.002cm solid #000000"/>
    </style:style>
    <style:style style:name="Tabell14.A2" style:family="table-cell">
      <style:table-cell-properties fo:padding="0.097cm" fo:border-left="0.002cm solid #000000" fo:border-right="none" fo:border-top="none" fo:border-bottom="0.002cm solid #000000"/>
    </style:style>
    <style:style style:name="Tabell14.B2" style:family="table-cell">
      <style:table-cell-properties fo:padding="0.097cm" fo:border-left="0.002cm solid #000000" fo:border-right="0.002cm solid #000000" fo:border-top="none" fo:border-bottom="0.002cm solid #000000"/>
    </style:style>
    <style:style style:name="Tabell15" style:family="table">
      <style:table-properties style:width="3.076cm" fo:margin-left="2.498cm" fo:margin-right="11.425cm" table:align="margins"/>
    </style:style>
    <style:style style:name="Tabell15.A" style:family="table-column">
      <style:table-column-properties style:column-width="0.889cm" style:rel-column-width="18939*"/>
    </style:style>
    <style:style style:name="Tabell15.B" style:family="table-column">
      <style:table-column-properties style:column-width="2.187cm" style:rel-column-width="46596*"/>
    </style:style>
    <style:style style:name="Tabell15.A1" style:family="table-cell">
      <style:table-cell-properties fo:padding="0.097cm" fo:border-left="0.002cm solid #000000" fo:border-right="none" fo:border-top="0.002cm solid #000000" fo:border-bottom="0.002cm solid #000000"/>
    </style:style>
    <style:style style:name="Tabell15.B1" style:family="table-cell">
      <style:table-cell-properties fo:padding="0.097cm" fo:border="0.002cm solid #000000"/>
    </style:style>
    <style:style style:name="Tabell15.A2" style:family="table-cell">
      <style:table-cell-properties fo:padding="0.097cm" fo:border-left="0.002cm solid #000000" fo:border-right="none" fo:border-top="none" fo:border-bottom="0.002cm solid #000000"/>
    </style:style>
    <style:style style:name="Tabell15.B2" style:family="table-cell">
      <style:table-cell-properties fo:padding="0.097cm" fo:border-left="0.002cm solid #000000" fo:border-right="0.002cm solid #000000" fo:border-top="none" fo:border-bottom="0.002cm solid #000000"/>
    </style:style>
    <style:style style:name="Tabell2" style:family="table">
      <style:table-properties style:width="6.085cm" fo:margin-left="2.498cm" fo:margin-right="8.416cm" table:align="margins"/>
    </style:style>
    <style:style style:name="Tabell2.A" style:family="table-column">
      <style:table-column-properties style:column-width="0.887cm" style:rel-column-width="9554*"/>
    </style:style>
    <style:style style:name="Tabell2.B" style:family="table-column">
      <style:table-column-properties style:column-width="5.198cm" style:rel-column-width="55981*"/>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1" style:family="table">
      <style:table-properties style:width="16.96cm" table:align="left"/>
    </style:style>
    <style:style style:name="Tabell1.A" style:family="table-column">
      <style:table-column-properties style:column-width="3.334cm"/>
    </style:style>
    <style:style style:name="Tabell1.B" style:family="table-column">
      <style:table-column-properties style:column-width="3.651cm"/>
    </style:style>
    <style:style style:name="Tabell1.C" style:family="table-column">
      <style:table-column-properties style:column-width="9.975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 style:family="table">
      <style:table-properties style:width="16.999cm" table:align="margins"/>
    </style:style>
    <style:style style:name="Tabell11.A" style:family="table-column">
      <style:table-column-properties style:column-width="4.464cm" style:rel-column-width="17211*"/>
    </style:style>
    <style:style style:name="Tabell11.B" style:family="table-column">
      <style:table-column-properties style:column-width="1.82cm" style:rel-column-width="7017*"/>
    </style:style>
    <style:style style:name="Tabell11.C" style:family="table-column">
      <style:table-column-properties style:column-width="1.09cm" style:rel-column-width="4202*"/>
    </style:style>
    <style:style style:name="Tabell11.D" style:family="table-column">
      <style:table-column-properties style:column-width="1.191cm" style:rel-column-width="4590*"/>
    </style:style>
    <style:style style:name="Tabell11.E" style:family="table-column">
      <style:table-column-properties style:column-width="8.433cm" style:rel-column-width="32515*"/>
    </style:style>
    <style:style style:name="Tabell11.A1" style:family="table-cell">
      <style:table-cell-properties fo:padding="0.097cm" fo:border-left="0.002cm solid #000000" fo:border-right="none" fo:border-top="0.002cm solid #000000" fo:border-bottom="0.002cm solid #000000"/>
    </style:style>
    <style:style style:name="Tabell11.E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E2" style:family="table-cell">
      <style:table-cell-properties fo:padding="0.097cm" fo:border-left="0.002cm solid #000000" fo:border-right="0.002cm solid #000000" fo:border-top="none" fo:border-bottom="0.002cm solid #000000"/>
    </style:style>
    <style:style style:name="Tabell12" style:family="table">
      <style:table-properties style:width="16.999cm" table:align="margins"/>
    </style:style>
    <style:style style:name="Tabell12.A" style:family="table-column">
      <style:table-column-properties style:column-width="4.498cm" style:rel-column-width="17340*"/>
    </style:style>
    <style:style style:name="Tabell12.B" style:family="table-column">
      <style:table-column-properties style:column-width="1.819cm" style:rel-column-width="7011*"/>
    </style:style>
    <style:style style:name="Tabell12.C" style:family="table-column">
      <style:table-column-properties style:column-width="1.092cm" style:rel-column-width="4209*"/>
    </style:style>
    <style:style style:name="Tabell12.D" style:family="table-column">
      <style:table-column-properties style:column-width="1.191cm" style:rel-column-width="4590*"/>
    </style:style>
    <style:style style:name="Tabell12.E" style:family="table-column">
      <style:table-column-properties style:column-width="8.4cm" style:rel-column-width="32385*"/>
    </style:style>
    <style:style style:name="Tabell12.A1" style:family="table-cell">
      <style:table-cell-properties fo:padding="0.097cm" fo:border-left="0.002cm solid #000000" fo:border-right="none" fo:border-top="0.002cm solid #000000" fo:border-bottom="0.002cm solid #000000"/>
    </style:style>
    <style:style style:name="Tabell12.E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1.245cm" fo:margin-right="0cm" fo:text-indent="0cm" style:auto-text-indent="false"/>
    </style:style>
    <style:style style:name="P2" style:family="paragraph" style:parent-style-name="Standard">
      <style:paragraph-properties fo:margin-left="1.245cm" fo:margin-right="0cm" fo:text-indent="0cm" style:auto-text-indent="false"/>
      <style:text-properties style:font-name="Courier New"/>
    </style:style>
    <style:style style:name="P3" style:family="paragraph" style:parent-style-name="Text_20_body">
      <style:paragraph-properties fo:margin-left="1.245cm" fo:margin-right="0cm" fo:text-indent="0cm" style:auto-text-indent="false"/>
    </style:style>
    <style:style style:name="P4" style:family="paragraph" style:parent-style-name="Text_20_body">
      <style:paragraph-properties fo:margin-left="1.245cm" fo:margin-right="0cm" fo:text-indent="0cm" style:auto-text-indent="false"/>
      <style:text-properties style:font-name="Courier New"/>
    </style:style>
    <style:style style:name="P5" style:family="paragraph" style:parent-style-name="Text_20_body">
      <style:paragraph-properties fo:margin-left="1.245cm" fo:margin-right="0cm" fo:text-indent="0cm" style:auto-text-indent="false">
        <style:tab-stops>
          <style:tab-stop style:position="5.59cm"/>
        </style:tab-stops>
      </style:paragraph-properties>
      <style:text-properties style:font-name="Courier New"/>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style:font-name="Courier New"/>
    </style:style>
    <style:style style:name="P8" style:family="paragraph" style:parent-style-name="Standard">
      <style:paragraph-properties fo:margin-left="0cm" fo:margin-right="0cm" fo:text-indent="0cm" style:auto-text-indent="false"/>
      <style:text-properties style:font-name="Courier New" fo:font-size="12pt" fo:font-weight="bold" style:font-size-asian="12pt" style:font-weight-asian="bold" style:font-size-complex="12pt" style:font-weight-complex="bold"/>
    </style:style>
    <style:style style:name="P9" style:family="paragraph" style:parent-style-name="Standard">
      <style:paragraph-properties fo:margin-left="0cm" fo:margin-right="0cm" fo:text-indent="0cm" style:auto-text-indent="false"/>
      <style:text-properties style:font-name="Courier New" fo:font-size="12pt" style:font-size-asian="12pt" style:font-size-complex="12pt"/>
    </style:style>
    <style:style style:name="P10" style:family="paragraph" style:parent-style-name="Standard">
      <style:paragraph-properties fo:margin-left="0cm" fo:margin-right="0cm" fo:text-indent="0cm" style:auto-text-indent="false"/>
      <style:text-properties style:font-name="Courier New" fo:font-size="10pt" style:font-size-asian="10pt" style:font-size-complex="10pt"/>
    </style:style>
    <style:style style:name="P11" style:family="paragraph" style:parent-style-name="Standard">
      <style:paragraph-properties fo:margin-left="0cm" fo:margin-right="0cm" fo:text-indent="0cm" style:auto-text-indent="false"/>
      <style:text-properties style:font-name="Times New Roman"/>
    </style:style>
    <style:style style:name="P12"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Courier New"/>
    </style:style>
    <style:style style:name="P16" style:family="paragraph" style:parent-style-name="Text_20_body">
      <style:text-properties style:font-name="Times New Roman"/>
    </style:style>
    <style:style style:name="P17" style:family="paragraph" style:parent-style-name="Text_20_body">
      <style:text-properties style:font-name="Times New Roman" fo:font-size="12pt" fo:language="zxx" fo:country="none" style:font-size-asian="12pt" style:language-asian="zxx" style:country-asian="none" style:font-size-complex="12pt" style:language-complex="zxx" style:country-complex="non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font-name="Courier New"/>
    </style:style>
    <style:style style:name="P21" style:family="paragraph" style:parent-style-name="Text_20_body">
      <style:paragraph-properties>
        <style:tab-stops>
          <style:tab-stop style:position="5.59cm"/>
        </style:tab-stops>
      </style:paragraph-properties>
    </style:style>
    <style:style style:name="P22" style:family="paragraph" style:parent-style-name="Table_20_Contents">
      <style:text-properties style:font-name="Courier New"/>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text-properties style:font-name="Times New Roman"/>
    </style:style>
    <style:style style:name="P25" style:family="paragraph" style:parent-style-name="Table_20_Contents">
      <style:text-properties style:font-name="Times New Roman" fo:font-weight="bold" style:font-weight-asian="bold" style:font-weight-complex="bold"/>
    </style:style>
    <style:style style:name="P26"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Standard">
      <style:text-properties style:font-name="Courier New"/>
    </style:style>
    <style:style style:name="P29" style:family="paragraph" style:parent-style-name="Heading_20_3">
      <style:paragraph-properties fo:margin-top="0.423cm" fo:margin-bottom="0.212cm" fo:keep-with-next="always"/>
    </style:style>
    <style:style style:name="P30" style:family="paragraph" style:parent-style-name="Heading_20_3">
      <style:paragraph-properties fo:margin-left="0cm" fo:margin-right="0cm" fo:text-indent="0cm" style:auto-text-indent="false"/>
    </style:style>
    <style:style style:name="P31" style:family="paragraph" style:parent-style-name="Heading_20_3">
      <style:paragraph-properties fo:margin-left="0cm" fo:margin-right="0cm" fo:text-indent="0cm" style:auto-text-indent="false"/>
      <style:text-properties style:font-name="Courier New"/>
    </style:style>
    <style:style style:name="P32" style:family="paragraph" style:parent-style-name="Heading_20_3">
      <style:paragraph-properties fo:margin-left="0cm" fo:margin-right="0cm" fo:text-indent="0cm" style:auto-text-indent="false"/>
      <style:text-properties style:font-name="Arial"/>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text-properties style:font-name="Courier New"/>
    </style:style>
    <style:style style:name="T1" style:family="text">
      <style:text-properties style:font-name="Courier New"/>
    </style:style>
    <style:style style:name="T2" style:family="text">
      <style:text-properties style:font-name="Courier New" fo:font-size="12pt" fo:font-weight="bold" style:font-size-asian="12pt" style:font-weight-asian="bold" style:font-size-complex="12pt" style:font-weight-complex="bold"/>
    </style:style>
    <style:style style:name="T3" style:family="text">
      <style:text-properties style:font-name="Courier New" fo:font-size="12pt" fo:font-weight="normal" style:font-size-asian="12pt" style:font-weight-asian="normal" style:font-size-complex="12pt" style:font-weight-complex="normal"/>
    </style:style>
    <style:style style:name="T4"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Courier New" fo:font-weight="normal" style:font-weight-asian="normal" style:font-weight-complex="normal"/>
    </style:style>
    <style:style style:name="T6" style:family="text">
      <style:text-properties style:font-name="Courier New" fo:font-style="normal" style:font-style-asian="normal" style:font-style-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rial" fo:font-size="14pt" fo:language="zxx" fo:country="none" fo:font-weight="bold"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variant="normal" fo:text-transform="none" fo:color="#050505" fo:letter-spacing="normal" fo:font-style="normal" fo:font-weight="normal"/>
    </style:style>
    <style:style style:name="T14" style:family="text">
      <style:text-properties fo:font-style="italic" style:font-style-asian="italic" style:font-style-complex="italic"/>
    </style:style>
    <style:style style:name="T15" style:family="text">
      <style:text-properties style:font-name="Times New Roman"/>
    </style:style>
    <style:style style:name="T16" style:family="text">
      <style:text-properties style:font-name="Times New Roman" fo:font-size="12pt" fo:font-weight="normal" style:font-size-asian="12pt" style:font-weight-asian="normal" style:font-size-complex="12pt" style:font-weight-complex="normal"/>
    </style:style>
    <style:style style:name="T1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tyle="normal" style:font-style-asian="normal" style:font-style-complex="normal"/>
    </style:style>
    <style:style style:name="T19" style:family="text">
      <style:text-properties style:font-name="Timecous New Roman"/>
    </style:style>
    <style:style style:name="T20" style:family="text">
      <style:text-properties style:font-name="Courier New"/>
    </style:style>
    <style:style style:name="T21"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IL Reference Guide</text:h>
      <text:h text:style-name="Heading_20_2" text:outline-level="2">Introduction</text:h>
      <text:p text:style-name="Text_20_body">There are two classe of commands. </text:p>
      <text:p text:style-name="Text_20_body">The first class is things that only work outside a "routine". These commands is processed during compilation and are a subset of MDL. The order is important and things needs to be declared before (higher up in the file) before they are used.</text:p>
      <text:p text:style-name="Text_20_body">The second class is things that only work inside "routines". These commands is processed by til Z-machine during runtime. The order these are organized does not matter. </text:p>
      <text:p text:style-name="Text_20_body">Sources:</text:p>
      <text:p text:style-name="P18"><text:tab/>Learning ZIL, Steve E. Meretzky</text:p>
      <text:p text:style-name="P18"><text:tab/> ZIL Course, Marc S. Blank</text:p>
      <text:h text:style-name="Heading_20_2" text:outline-level="2">Syntax</text:h>
      <table:table table:name="Tabell3" table:style-name="Tabell3">
        <table:table-column table:style-name="Tabell3.A" table:number-columns-repeated="3"/>
        <table:table-column table:style-name="Tabell3.D"/>
        <table:table-row>
          <table:table-cell table:style-name="Tabell3.A1" office:value-type="string">
            <text:p text:style-name="P19">Typename</text:p>
          </table:table-cell>
          <table:table-cell table:style-name="Tabell3.A1" office:value-type="string">
            <text:p text:style-name="P19">Size</text:p>
          </table:table-cell>
          <table:table-cell table:style-name="Tabell3.A1" office:value-type="string">
            <text:p text:style-name="P19">Min-Max</text:p>
          </table:table-cell>
          <table:table-cell table:style-name="Tabell3.D1" office:value-type="string">
            <text:p text:style-name="P19">Examples</text:p>
          </table:table-cell>
        </table:table-row>
        <table:table-row>
          <table:table-cell table:style-name="Tabell3.A2" office:value-type="string">
            <text:p text:style-name="Text_20_body">FIX</text:p>
          </table:table-cell>
          <table:table-cell table:style-name="Tabell3.A2" office:value-type="string">
            <text:p text:style-name="Text_20_body">32-bit signed integer</text:p>
          </table:table-cell>
          <table:table-cell table:style-name="Tabell3.A2" office:value-type="string">
            <text:p text:style-name="Text_20_body">-2147483648 to 2147483648</text:p>
          </table:table-cell>
          <table:table-cell table:style-name="Tabell3.D2" office:value-type="string">
            <text:p text:style-name="Text_20_body"><text:span text:style-name="T1">616<text:line-break/></text:span><text:span text:style-name="Source_20_Text"><text:span text:style-name="T5">*747*<text:line-break/>#2 10110111</text:span></text:span></text:p>
          </table:table-cell>
        </table:table-row>
        <table:table-row>
          <table:table-cell table:style-name="Tabell3.A2" office:value-type="string">
            <text:p text:style-name="Text_20_body">CHARACTER</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2" office:value-type="string">
            <text:p text:style-name="P20">!\A</text:p>
          </table:table-cell>
        </table:table-row>
        <table:table-row>
          <table:table-cell table:style-name="Tabell3.A2" office:value-type="string">
            <text:p text:style-name="Text_20_body">BYTE</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4" office:value-type="float" office:value="65">
            <text:p text:style-name="P20">65</text:p>
          </table:table-cell>
        </table:table-row>
      </table:table>
      <text:h text:style-name="Heading_20_2" text:outline-level="2">=== MDL SUBRs and FSUBRs ===</text:h>
      <text:p text:style-name="Text_20_body">(i.e. "things you can use outside a routine")</text:p>
      <text:p text:style-name="Text_20_body">The syntax for most of these commands are much like the syntax in MDL.</text:p>
      <text:p text:style-name="Text_20_body">All these commands is possible to run, test and debug during the interactive mode of ZILF (start ZILF without any options).</text:p>
      <text:p text:style-name="Text_20_body">Sources:</text:p>
      <text:p text:style-name="P18"><text:tab/>The MDL Programming Language, S. W. Galley and Greg Pfister</text:p>
      <text:p text:style-name="P18"><text:tab/>ZIL Language Guide, Jesse McGrew</text:p>
      <text:h text:style-name="Heading_20_3" text:outline-level="3">* (multiply)</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6">Multiply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24</text:span></text:span></text:p>
      <text:h text:style-name="P29" text:outline-level="3"><text:span text:style-name="Definition"><text:span text:style-name="T10">+ (</text:span></text:span><text:span text:style-name="Definition"><text:span text:style-name="T11">add) <text:s text:c="2"/></text:span></text:span></text:h>
      <text:p text:style-name="P1"><text:span text:style-name="Definition"><text:span text:style-name="T3">&lt;+ numbers ...&gt;</text:span></text:span></text:p>
      <text:p text:style-name="P1"><text:soft-page-break/><text:span text:style-name="Definition"><text:span text:style-name="T3"/></text:span></text:p>
      <text:p text:style-name="Text_20_body"><text:span text:style-name="Definition"><text:span text:style-name="T16">Add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7</text:span></text:span></text:p>
      <text:h text:style-name="Heading_20_3" text:outline-level="3"><text:span text:style-name="Definition"><text:span text:style-name="T11">- (subtract)</text:span></text:span></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6">Subtract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8 3 4&gt;<text:tab/>--&gt;<text:tab/>1</text:span></text:span></text:p>
      <text:h text:style-name="P30" text:outline-level="3"><text:span text:style-name="Definition"><text:span text:style-name="T11">/ (divide)</text:span></text:span></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6">Divide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0 5 2&gt;<text:tab/>--&gt;<text:tab/>2</text:span></text:span></text:p>
      <text:h text:style-name="P30" text:outline-level="3"><text:span text:style-name="Definition"><text:span text:style-name="T11">0?</text:span></text:span></text:h>
      <text:p text:style-name="P1"><text:span text:style-name="Definition"><text:span text:style-name="T3">&lt;0? value&gt;<text:line-break/></text:span></text:span></text:p>
      <text:p text:style-name="P6"><text:span text:style-name="Definition"><text:span text:style-name="T16">Predicate. True if </text:span></text:span><text:span text:style-name="Definition"><text:span text:style-name="T3">value</text:span></text:span><text:span text:style-name="Definition"><text:span text:style-name="T16"> is 0 otherwise false.</text:span></text:span></text:p>
      <text:h text:style-name="P30" text:outline-level="3"><text:span text:style-name="Definition"><text:span text:style-name="T11">1?</text:span></text:span></text:h>
      <text:p text:style-name="P1"><text:span text:style-name="Definition"><text:span text:style-name="T3">&lt;1? value&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text:span></text:span><text:span text:style-name="Definition"><text:span text:style-name="T16"> is 1 otherwise false.</text:span></text:span></text:p>
      <text:h text:style-name="P30" text:outline-level="3"><text:span text:style-name="Definition"><text:span text:style-name="T11">==?</text:span></text:span></text:h>
      <text:p text:style-name="P1"><text:span text:style-name="Definition"><text:span text:style-name="T3">&lt;==? value1 value2&gt;</text:span></text:span></text:p>
      <text:h text:style-name="P30" text:outline-level="3"><text:span text:style-name="Definition"><text:span text:style-name="T11">=?</text:span></text:span></text:h>
      <text:p text:style-name="P1"><text:span text:style-name="Definition"><text:span text:style-name="T3">&lt;=? value1 value2&gt;</text:span></text:span></text:p>
      <text:h text:style-name="P30" text:outline-level="3"><text:span text:style-name="Definition"><text:span text:style-name="T11">ADD-TELL-TOKENS</text:span></text:span></text:h>
      <text:p text:style-name="P1"><text:span text:style-name="Definition"><text:span text:style-name="T3">&lt;ADD-TELL-TOKENS {pattern form} ...&gt; **F</text:span></text:span></text:p>
      <text:h text:style-name="P30" text:outline-level="3"><text:span text:style-name="Definition"><text:span text:style-name="T11">ADD-WORD</text:span></text:span></text:h>
      <text:p text:style-name="P1"><text:span text:style-name="Definition"><text:span text:style-name="T3">&lt;ADD-WORD atom-or-string [part-of-speech] [value] [flags]&gt;</text:span></text:span></text:p>
      <text:h text:style-name="P30" text:outline-level="3"><text:span text:style-name="Definition"><text:span text:style-name="T11">ADJ-SYNONYM</text:span></text:span></text:h>
      <text:p text:style-name="P1"><text:span text:style-name="Definition"><text:span text:style-name="T3">&lt;ADJ-SYNONYM original synonyms ...&gt;</text:span></text:span></text:p>
      <text:h text:style-name="P30" text:outline-level="3"><text:soft-page-break/><text:span text:style-name="Definition"><text:span text:style-name="T11">AGAIN</text:span></text:span></text:h>
      <text:p text:style-name="P1"><text:span text:style-name="Definition"><text:span text:style-name="T3">&lt;AGAIN [activation]&gt;</text:span></text:span></text:p>
      <text:h text:style-name="P30" text:outline-level="3"><text:span text:style-name="Definition"><text:span text:style-name="T11">ALLTYPES</text:span></text:span></text:h>
      <text:p text:style-name="P1"><text:span text:style-name="Definition"><text:span text:style-name="T3">&lt;ALLTYPES&gt;</text:span></text:span></text:p>
      <text:p text:style-name="P1"><text:span text:style-name="Definition"><text:span text:style-name="T3"/></text:span></text:p>
      <text:p text:style-name="Text_20_body"><text:span text:style-name="Definition"><text:span text:style-name="T16">returns a </text:span></text:span><text:span text:style-name="Definition"><text:span text:style-name="T3">VECTOR</text:span></text:span><text:span text:style-name="Definition"><text:span text:style-name="T16"> containing just those </text:span></text:span><text:span text:style-name="Definition"><text:span text:style-name="T3">ATOM</text:span></text:span><text:span text:style-name="Definition"><text:span text:style-name="T16">s which can currently be returned by </text:span></text:span><text:span text:style-name="Definition"><text:span text:style-name="T3">TYPE</text:span></text:span><text:span text:style-name="Definition"><text:span text:style-name="T16"> or </text:span></text:span><text:span text:style-name="Definition"><text:span text:style-name="T3">PRIMTYPE</text:span></text:span><text:span text:style-name="Definition"><text:span text:style-name="T16">.</text:span></text:span></text:p>
      <text:h text:style-name="P30" text:outline-level="3"><text:span text:style-name="Definition"><text:span text:style-name="T11">AND</text:span></text:span></text:h>
      <text:p text:style-name="P1"><text:span text:style-name="Definition"><text:span text:style-name="T3">&lt;AND conditions ...&gt; **F</text:span></text:span></text:p>
      <text:h text:style-name="P30" text:outline-level="3"><text:span text:style-name="Definition"><text:span text:style-name="T11">AND?</text:span></text:span></text:h>
      <text:p text:style-name="P1"><text:span text:style-name="Definition"><text:span text:style-name="T3">&lt;AND? Values ...&gt;</text:span></text:span></text:p>
      <text:h text:style-name="P30" text:outline-level="3"><text:span text:style-name="Definition"><text:span text:style-name="T11">ANDB</text:span></text:span></text:h>
      <text:p text:style-name="P1"><text:span text:style-name="Definition"><text:span text:style-name="T3">&lt;ANDB numbers ...&gt;</text:span></text:span></text:p>
      <text:h text:style-name="P30" text:outline-level="3"><text:span text:style-name="Definition"><text:span text:style-name="T11">APPLICABLE?</text:span></text:span></text:h>
      <text:p text:style-name="P1"><text:span text:style-name="Definition"><text:span text:style-name="T3">&lt;APPLICABLE? Value&gt;</text:span></text:span></text:p>
      <text:h text:style-name="P30" text:outline-level="3"><text:span text:style-name="Definition"><text:span text:style-name="T11">APPLY</text:span></text:span></text:h>
      <text:p text:style-name="P1"><text:span text:style-name="Definition"><text:span text:style-name="T3">&lt;APPLY applicable args ...&gt;</text:span></text:span></text:p>
      <text:h text:style-name="P30" text:outline-level="3"><text:span text:style-name="Definition"><text:span text:style-name="T11">APPLYTYPE</text:span></text:span></text:h>
      <text:p text:style-name="P1"><text:span text:style-name="Definition"><text:span text:style-name="T3">&lt;APPLYTYPE atom [handler]&gt;</text:span></text:span></text:p>
      <text:h text:style-name="P30" text:outline-level="3"><text:span text:style-name="Definition"><text:span text:style-name="T11">ASCII</text:span></text:span></text:h>
      <text:p text:style-name="P1"><text:span text:style-name="Definition"><text:span text:style-name="T3">&lt;ASCII {number | character}&gt;</text:span></text:span></text:p>
      <text:h text:style-name="P30" text:outline-level="3"><text:span text:style-name="Definition"><text:span text:style-name="T11">ASSIGNED?</text:span></text:span></text:h>
      <text:p text:style-name="P1"><text:span text:style-name="Definition"><text:span text:style-name="T3">&lt;ASSIGNED? atom [environment]&gt;</text:span></text:span></text:p>
      <text:h text:style-name="P30" text:outline-level="3"><text:span text:style-name="Definition"><text:span text:style-name="T11">ASSOCIATIONS</text:span></text:span></text:h>
      <text:p text:style-name="P1"><text:span text:style-name="Definition"><text:span text:style-name="T3">&lt;ASSOCIATIONS&gt;</text:span></text:span></text:p>
      <text:h text:style-name="P30" text:outline-level="3"><text:span text:style-name="Definition"><text:span text:style-name="T11">ATOM</text:span></text:span></text:h>
      <text:p text:style-name="P1"><text:span text:style-name="Definition"><text:span text:style-name="T3">&lt;ATOM pname&gt;</text:span></text:span></text:p>
      <text:h text:style-name="P30" text:outline-level="3"><text:span text:style-name="Definition"><text:span text:style-name="T11">AVALUE</text:span></text:span></text:h>
      <text:p text:style-name="P1"><text:span text:style-name="Definition"><text:span text:style-name="T3">&lt;AVALUE asoc&gt;</text:span></text:span></text:p>
      <text:h text:style-name="P30" text:outline-level="3"><text:span text:style-name="Definition"><text:span text:style-name="T11">BACK</text:span></text:span></text:h>
      <text:p text:style-name="P1"><text:span text:style-name="Definition"><text:span text:style-name="T3">&lt;BACK structure [count]&gt;</text:span></text:span></text:p>
      <text:h text:style-name="P30" text:outline-level="3"><text:soft-page-break/><text:span text:style-name="Definition"><text:span text:style-name="T11">BIND</text:span></text:span></text:h>
      <text:p text:style-name="P1"><text:span text:style-name="Definition"><text:span text:style-name="T3">&lt;BIND [activation-atom] (bindings ...) </text:span></text:span></text:p>
      <text:p text:style-name="P1"><text:span text:style-name="Definition"><text:span text:style-name="T3"><text:tab/><text:tab/>[body-decl] body ...&gt; **F</text:span></text:span></text:p>
      <text:h text:style-name="P30" text:outline-level="3"><text:span text:style-name="Definition"><text:span text:style-name="T11">BIT-SYNONYM</text:span></text:span></text:h>
      <text:p text:style-name="P1"><text:span text:style-name="Definition"><text:span text:style-name="T3">&lt;BIT-SYNONYM first synonyms ...&gt;</text:span></text:span></text:p>
      <text:h text:style-name="P30" text:outline-level="3"><text:span text:style-name="Definition"><text:span text:style-name="T11">BLOCK</text:span></text:span></text:h>
      <text:p text:style-name="P1"><text:span text:style-name="Definition"><text:span text:style-name="T3">&lt;BLOCK (oblist ...)&gt;</text:span></text:span></text:p>
      <text:h text:style-name="P30" text:outline-level="3"><text:span text:style-name="Definition"><text:span text:style-name="T11">BOUND</text:span></text:span></text:h>
      <text:p text:style-name="P1"><text:span text:style-name="Definition"><text:span text:style-name="T3">&lt;BOUND? atom [environment]&gt;</text:span></text:span></text:p>
      <text:h text:style-name="P30" text:outline-level="3"><text:span text:style-name="Definition"><text:span text:style-name="T11">BUZZ</text:span></text:span></text:h>
      <text:p text:style-name="P1"><text:span text:style-name="Definition"><text:span text:style-name="T3">&lt;BUZZ atoms ...&gt;</text:span></text:span></text:p>
      <text:h text:style-name="P30" text:outline-level="3"><text:span text:style-name="Definition"><text:span text:style-name="T11">BYTE</text:span></text:span></text:h>
      <text:p text:style-name="P1"><text:span text:style-name="Definition"><text:span text:style-name="T3">&lt;BYTE number&gt;</text:span></text:span></text:p>
      <text:h text:style-name="P30" text:outline-level="3"><text:span text:style-name="Definition"><text:span text:style-name="T11">CHECK-VERSION?</text:span></text:span></text:h>
      <text:p text:style-name="P1"><text:span text:style-name="Definition"><text:span text:style-name="T3">&lt;CHECK-VERSION? Version-spec&gt;</text:span></text:span></text:p>
      <text:h text:style-name="P30" text:outline-level="3"><text:span text:style-name="Definition"><text:span text:style-name="T11">CHRSET</text:span></text:span></text:h>
      <text:p text:style-name="P1"><text:span text:style-name="Definition"><text:span text:style-name="T3">&lt;CHRSET alphabet-number {string | character | </text:span></text:span></text:p>
      <text:p text:style-name="P1"><text:span text:style-name="Definition"><text:span text:style-name="T3"><text:tab/><text:tab/><text:tab/><text:tab/><text:tab/>number | byte} ...&gt;</text:span></text:span></text:p>
      <text:h text:style-name="P30" text:outline-level="3"><text:span text:style-name="Definition"><text:span text:style-name="T11">CHTYPE</text:span></text:span></text:h>
      <text:p text:style-name="P1"><text:span text:style-name="Definition"><text:span text:style-name="T3">&lt;CHTYPE value type-atom&gt;</text:span></text:span></text:p>
      <text:p text:style-name="P1"><text:span text:style-name="Definition"><text:span text:style-name="T3"/></text:span></text:p>
      <text:p text:style-name="Text_20_body"><text:span text:style-name="Definition"><text:span text:style-name="T16">Change type - returns a new object that has </text:span></text:span><text:span text:style-name="Definition"><text:span text:style-name="T3">TYPE</text:span></text:span><text:span text:style-name="Definition"><text:span text:style-name="T16"> </text:span></text:span><text:span text:style-name="Definition"><text:span text:style-name="T3">type-atom</text:span></text:span><text:span text:style-name="Definition"><text:span text:style-name="T16"> and the same “data part” as </text:span></text:span><text:span text:style-name="Definition"><text:span text:style-name="T3">value</text:span></text:span><text:span text:style-name="Definition"><text:span text:style-name="T16">. The </text:span></text:span><text:span text:style-name="Definition"><text:span text:style-name="T3">PRIMTYPE</text:span></text:span><text:span text:style-name="Definition"><text:span text:style-name="T16"> of </text:span></text:span><text:span text:style-name="Definition"><text:span text:style-name="T3">value</text:span></text:span><text:span text:style-name="Definition"><text:span text:style-name="T16"> must be the same as the </text:span></text:span><text:span text:style-name="Definition"><text:span text:style-name="T3">TYPEPRIM</text:span></text:span><text:span text:style-name="Definition"><text:span text:style-name="T16"> of </text:span></text:span><text:span text:style-name="Definition"><text:span text:style-name="T3">type-atom</text:span></text:span><text:span text:style-name="Definition"><text:span text:style-name="T16"> otherwise an error will be generated. </text:span></text:span></text:p>
      <text:p text:style-name="Text_20_body"><text:span text:style-name="Definition"><text:span text:style-name="T16">There is a shortform to change type by typing </text:span></text:span><text:span text:style-name="Definition"><text:span text:style-name="T3">#type-atom value </text:span></text:span><text:span text:style-name="Definition"><text:span text:style-name="T16">instead.</text:span></text:span></text:p>
      <text:p text:style-name="Text_20_body">Examples:</text:p>
      <text:p text:style-name="P1"><text:span text:style-name="Definition"><text:span text:style-name="T3">&lt;CHTYPE !\A FIX&gt;</text:span></text:span></text:p>
      <text:p text:style-name="P1"><text:span text:style-name="Definition"><text:span text:style-name="T3">--&gt; 65</text:span></text:span></text:p>
      <text:p text:style-name="P1"><text:span text:style-name="Definition"><text:span text:style-name="T3">#FIX !\A</text:span></text:span></text:p>
      <text:p text:style-name="P1"><text:span text:style-name="Definition"><text:span text:style-name="T3">--&gt; 65</text:span></text:span></text:p>
      <text:p text:style-name="P1"><text:span text:style-name="Definition"><text:span text:style-name="T3">#LIST [1 2 3]</text:span></text:span></text:p>
      <text:p text:style-name="P1"><text:span text:style-name="Definition"><text:span text:style-name="T3">--&gt; ERROR</text:span></text:span></text:p>
      <text:h text:style-name="P30" text:outline-level="3"><text:span text:style-name="Definition"><text:span text:style-name="T11">CLOSE</text:span></text:span></text:h>
      <text:p text:style-name="P1"><text:span text:style-name="Definition"><text:span text:style-name="T3">&lt;CLOSE channel&gt;</text:span></text:span></text:p>
      <text:h text:style-name="Heading_20_3" text:outline-level="3"><text:span text:style-name="Definition"><text:span text:style-name="T11">COMPILATION-FLAG</text:span></text:span></text:h>
      <text:p text:style-name="P1"><text:span text:style-name="Definition"><text:span text:style-name="T3">&lt;COMPILATION-FLAG atom-or-string [value]&gt;</text:span></text:span></text:p>
      <text:h text:style-name="P30" text:outline-level="3"><text:soft-page-break/><text:span text:style-name="Definition"><text:span text:style-name="T11">COMPILATION-FLAG-DEFAULT</text:span></text:span></text:h>
      <text:p text:style-name="P1"><text:span text:style-name="Definition"><text:span text:style-name="T3">&lt;COMPILATION-FLAG-DEFAULT atom-or-string value&gt;</text:span></text:span></text:p>
      <text:h text:style-name="P30" text:outline-level="3"><text:span text:style-name="Definition"><text:span text:style-name="T11">COMPILATION-FLAG-VALUE</text:span></text:span></text:h>
      <text:p text:style-name="P1"><text:span text:style-name="Definition"><text:span text:style-name="T3">&lt;COMPILATION-FLAG-VALUE atom-or-string&gt;</text:span></text:span></text:p>
      <text:h text:style-name="P30" text:outline-level="3"><text:span text:style-name="Definition"><text:span text:style-name="T11">COND</text:span></text:span></text:h>
      <text:p text:style-name="P1"><text:span text:style-name="Definition"><text:span text:style-name="T3">&lt;COND (condition body ...) ...&gt; **F</text:span></text:span></text:p>
      <text:h text:style-name="P30" text:outline-level="3"><text:span text:style-name="Definition"><text:span text:style-name="T11">CONS</text:span></text:span></text:h>
      <text:p text:style-name="P1"><text:span text:style-name="Definition"><text:span text:style-name="T3">&lt;CONS first rest&gt;</text:span></text:span></text:p>
      <text:h text:style-name="P30" text:outline-level="3"><text:span text:style-name="Definition"><text:span text:style-name="T11">CONSTANT</text:span></text:span></text:h>
      <text:p text:style-name="P1"><text:span text:style-name="Definition"><text:span text:style-name="T3">&lt;CONSTANT atom-or-adecl value&gt; **F</text:span></text:span></text:p>
      <text:h text:style-name="P30" text:outline-level="3"><text:span text:style-name="Definition"><text:span text:style-name="T11">CRLF</text:span></text:span></text:h>
      <text:p text:style-name="P1"><text:span text:style-name="Definition"><text:span text:style-name="T3">&lt;CRLF [channel]&gt;</text:span></text:span></text:p>
      <text:h text:style-name="P30" text:outline-level="3"><text:span text:style-name="Definition"><text:span text:style-name="T11">DECL-CHECK</text:span></text:span></text:h>
      <text:p text:style-name="P1"><text:span text:style-name="Definition"><text:span text:style-name="T3">&lt;DECL-CHECK boolean&gt;</text:span></text:span></text:p>
      <text:h text:style-name="P30" text:outline-level="3"><text:span text:style-name="Definition"><text:span text:style-name="T11">DECL?</text:span></text:span></text:h>
      <text:p text:style-name="P1"><text:span text:style-name="Definition"><text:span text:style-name="T3">&lt;DECL? value pattern&gt;</text:span></text:span></text:p>
      <text:h text:style-name="P30" text:outline-level="3"><text:span text:style-name="Definition"><text:span text:style-name="T11">DEFAULT-DEFINITION</text:span></text:span></text:h>
      <text:p text:style-name="P1"><text:span text:style-name="Definition"><text:span text:style-name="T3">&lt;DEFAULT-DEFINITION name body ...&gt; **F</text:span></text:span></text:p>
      <text:h text:style-name="P30" text:outline-level="3"><text:span text:style-name="Definition"><text:span text:style-name="T11">DEFINE</text:span></text:span></text:h>
      <text:p text:style-name="P1"><text:span text:style-name="Definition"><text:span text:style-name="T3">&lt;DEFINE name [activation-atom] arg-list [decl] body ...&gt; **F</text:span></text:span></text:p>
      <text:h text:style-name="P30" text:outline-level="3"><text:span text:style-name="Definition"><text:span text:style-name="T11">DEFINE-GLOBALS</text:span></text:span></text:h>
      <text:p text:style-name="P1"><text:span text:style-name="Definition"><text:span text:style-name="T3">&lt;DEFINE-GLOBALS group-name</text:span></text:span></text:p>
      <text:p text:style-name="P1"><text:span text:style-name="Definition"><text:span text:style-name="T3"><text:s text:c="4"/>(atom-or-adecl [{BYTE | WORD}] [initializer]) ...&gt; **F</text:span></text:span></text:p>
      <text:h text:style-name="P30" text:outline-level="3"><text:span text:style-name="Definition"><text:span text:style-name="T11">DEFINE20</text:span></text:span></text:h>
      <text:p text:style-name="P1"><text:span text:style-name="Definition"><text:span text:style-name="T3">&lt;DEFINE20 name [activation-atom] arg-list [decl] body ...&gt; **F</text:span></text:span></text:p>
      <text:h text:style-name="P30" text:outline-level="3"><text:span text:style-name="Definition"><text:span text:style-name="T11">DEFINITIONS</text:span></text:span></text:h>
      <text:p text:style-name="P1"><text:span text:style-name="Definition"><text:span text:style-name="T3">&lt;DEFINITIONS package-name&gt;</text:span></text:span></text:p>
      <text:h text:style-name="P30" text:outline-level="3"><text:span text:style-name="Definition"><text:span text:style-name="T11">DEFMAC</text:span></text:span></text:h>
      <text:p text:style-name="P1"><text:span text:style-name="Definition"><text:span text:style-name="T3">&lt;DEFMAC name [activation-atom] arg-list [decl] body ...&gt; **F</text:span></text:span></text:p>
      <text:h text:style-name="P30" text:outline-level="3"><text:span text:style-name="Definition"><text:span text:style-name="T11">DEFSTRUCT</text:span></text:span></text:h>
      <text:p text:style-name="P1"><text:span text:style-name="Definition"><text:span text:style-name="T3">&lt;DEFSTRUCT</text:span></text:span></text:p>
      <text:p text:style-name="P1"><text:soft-page-break/><text:span text:style-name="Definition"><text:span text:style-name="T3"><text:s text:c="4"/>type-name {base-type | (base-type struct-options ...)}</text:span></text:span></text:p>
      <text:p text:style-name="P1"><text:span text:style-name="Definition"><text:span text:style-name="T3"><text:s text:c="4"/>(field-name decl field-options ...) ...&gt; **F</text:span></text:span></text:p>
      <text:h text:style-name="P30" text:outline-level="3"><text:span text:style-name="Definition"><text:span text:style-name="T11">DELAY-DEFINITION</text:span></text:span></text:h>
      <text:p text:style-name="P1"><text:span text:style-name="Definition"><text:span text:style-name="T3">&lt;DELAY-DEFINITION name&gt;</text:span></text:span></text:p>
      <text:h text:style-name="P30" text:outline-level="3"><text:span text:style-name="Definition"><text:span text:style-name="T11">DIR-SYNONYM</text:span></text:span></text:h>
      <text:p text:style-name="P1"><text:span text:style-name="Definition"><text:span text:style-name="T3">&lt;DIR-SYNONYM original synonyms ...&gt;</text:span></text:span></text:p>
      <text:h text:style-name="P30" text:outline-level="3"><text:span text:style-name="Definition"><text:span text:style-name="T11">DIRECTIONS</text:span></text:span></text:h>
      <text:p text:style-name="P1"><text:span text:style-name="Definition"><text:span text:style-name="T3">&lt;DIRECTIONS atoms ...&gt;</text:span></text:span></text:p>
      <text:h text:style-name="P30" text:outline-level="3"><text:span text:style-name="Definition"><text:span text:style-name="T11">EMPTY?</text:span></text:span></text:h>
      <text:p text:style-name="P1"><text:span text:style-name="Definition"><text:span text:style-name="T3">&lt;EMPTY? Structure&gt;</text:span></text:span></text:p>
      <text:h text:style-name="P30" text:outline-level="3"><text:span text:style-name="Definition"><text:span text:style-name="T11">END-DEFINITIONS</text:span></text:span></text:h>
      <text:p text:style-name="P1"><text:span text:style-name="Definition"><text:span text:style-name="T3">&lt;END-DEFINITIONS&gt;</text:span></text:span></text:p>
      <text:h text:style-name="P30" text:outline-level="3"><text:span text:style-name="Definition"><text:span text:style-name="T11">ENDBLOCK</text:span></text:span></text:h>
      <text:p text:style-name="P1"><text:span text:style-name="Definition"><text:span text:style-name="T3">&lt;ENDBLOCK&gt;</text:span></text:span></text:p>
      <text:h text:style-name="P30" text:outline-level="3"><text:span text:style-name="Definition"><text:span text:style-name="T11">ENDPACKAGE</text:span></text:span></text:h>
      <text:p text:style-name="P1"><text:span text:style-name="Definition"><text:span text:style-name="T3">&lt;ENDPACKAGE&gt;</text:span></text:span></text:p>
      <text:h text:style-name="P30" text:outline-level="3"><text:span text:style-name="Definition"><text:span text:style-name="T11">ENDSECTION</text:span></text:span></text:h>
      <text:p text:style-name="P1"><text:span text:style-name="Definition"><text:span text:style-name="T3">&lt;ENDSECTION&gt;</text:span></text:span></text:p>
      <text:h text:style-name="P30" text:outline-level="3"><text:span text:style-name="Definition"><text:span text:style-name="T11">ENTRY</text:span></text:span></text:h>
      <text:p text:style-name="P1"><text:span text:style-name="Definition"><text:span text:style-name="T3">&lt;ENTRY atoms ...&gt;</text:span></text:span></text:p>
      <text:h text:style-name="P30" text:outline-level="3"><text:span text:style-name="Definition"><text:span text:style-name="T11">EQVB</text:span></text:span></text:h>
      <text:p text:style-name="P1"><text:span text:style-name="Definition"><text:span text:style-name="T3">&lt;EQVB numbers ...&gt;</text:span></text:span></text:p>
      <text:h text:style-name="P30" text:outline-level="3"><text:span text:style-name="Definition"><text:span text:style-name="T11">ERROR</text:span></text:span></text:h>
      <text:p text:style-name="P1"><text:span text:style-name="Definition"><text:span text:style-name="T3">&lt;ERROR values ...&gt;</text:span></text:span></text:p>
      <text:h text:style-name="P30" text:outline-level="3"><text:span text:style-name="Definition"><text:span text:style-name="T11">EVAL</text:span></text:span></text:h>
      <text:p text:style-name="P1"><text:span text:style-name="Definition"><text:span text:style-name="T3">&lt;EVAL value [environment]&gt;</text:span></text:span></text:p>
      <text:h text:style-name="P30" text:outline-level="3"><text:span text:style-name="Definition"><text:span text:style-name="T11">EVALTYPE</text:span></text:span></text:h>
      <text:p text:style-name="P1"><text:span text:style-name="Definition"><text:span text:style-name="T3">&lt;EVALTYPE atom [handler]&gt;</text:span></text:span></text:p>
      <text:h text:style-name="P30" text:outline-level="3"><text:span text:style-name="Definition"><text:span text:style-name="T11">EXPAND</text:span></text:span></text:h>
      <text:p text:style-name="P1"><text:span text:style-name="Definition"><text:span text:style-name="T3">&lt;EXPAND value&gt;</text:span></text:span></text:p>
      <text:h text:style-name="P30" text:outline-level="3"><text:soft-page-break/><text:span text:style-name="Definition"><text:span text:style-name="T11">FILE-FLAGS</text:span></text:span></text:h>
      <text:p text:style-name="P1"><text:span text:style-name="Definition"><text:span text:style-name="T3">&lt;FILE-FLAGS {CLEAN-STACK? | MDL-ZIL?} ...&gt;</text:span></text:span></text:p>
      <text:h text:style-name="P30" text:outline-level="3"><text:span text:style-name="Definition"><text:span text:style-name="T11">FILE-LENGTH</text:span></text:span></text:h>
      <text:p text:style-name="P1"><text:span text:style-name="Definition"><text:span text:style-name="T3">&lt;FILE-LENGTH channel&gt;</text:span></text:span></text:p>
      <text:h text:style-name="P30" text:outline-level="3"><text:span text:style-name="Definition"><text:span text:style-name="T11">FLOAD</text:span></text:span></text:h>
      <text:p text:style-name="P1"><text:span text:style-name="Definition"><text:span text:style-name="T3">&lt;FLOAD filename&gt;</text:span></text:span></text:p>
      <text:h text:style-name="P30" text:outline-level="3"><text:span text:style-name="Definition"><text:span text:style-name="T11">FORM</text:span></text:span></text:h>
      <text:p text:style-name="P1"><text:span text:style-name="Definition"><text:span text:style-name="T3">&lt;FORM values ...&gt;</text:span></text:span></text:p>
      <text:h text:style-name="P30" text:outline-level="3"><text:span text:style-name="Definition"><text:span text:style-name="T11">FUNCTION</text:span></text:span></text:h>
      <text:p text:style-name="P1"><text:span text:style-name="Definition"><text:span text:style-name="T3">&lt;FUNCTION [activation-atom] arg-list [decl] body ...&gt; **F</text:span></text:span></text:p>
      <text:h text:style-name="P30" text:outline-level="3"><text:span text:style-name="Definition"><text:span text:style-name="T11">FUNNY-GLOBALS?</text:span></text:span></text:h>
      <text:p text:style-name="P1"><text:span text:style-name="Definition"><text:span text:style-name="T3">&lt;FUNNY-GLOBALS? [boolean]&gt;</text:span></text:span></text:p>
      <text:h text:style-name="P30" text:outline-level="3"><text:span text:style-name="Definition"><text:span text:style-name="T11">G=?</text:span></text:span></text:h>
      <text:p text:style-name="P1"><text:span text:style-name="Definition"><text:span text:style-name="T3">&lt;G=? value1 value2&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greater or equal than </text:span></text:span><text:span text:style-name="Definition"><text:span text:style-name="T3">value2</text:span></text:span><text:span text:style-name="Definition"><text:span text:style-name="T16"> otherwise false.</text:span></text:span></text:p>
      <text:h text:style-name="P30" text:outline-level="3"><text:span text:style-name="Definition"><text:span text:style-name="T11">G?</text:span></text:span></text:h>
      <text:p text:style-name="P1"><text:span text:style-name="Definition"><text:span text:style-name="T3">&lt;G? value1 value2&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greater than </text:span></text:span><text:span text:style-name="Definition"><text:span text:style-name="T3">value2</text:span></text:span><text:span text:style-name="Definition"><text:span text:style-name="T16"> otherwise false.</text:span></text:span></text:p>
      <text:h text:style-name="P30" text:outline-level="3"><text:span text:style-name="Definition"><text:span text:style-name="T11">GASSIGNED?</text:span></text:span></text:h>
      <text:p text:style-name="P1"><text:span text:style-name="Definition"><text:span text:style-name="T3">&lt;GASSIGNED? Atom&gt;</text:span></text:span></text:p>
      <text:h text:style-name="P30" text:outline-level="3"><text:span text:style-name="Definition"><text:span text:style-name="T11">GBOUND?</text:span></text:span></text:h>
      <text:p text:style-name="P1"><text:span text:style-name="Definition"><text:span text:style-name="T3">&lt;GBOUND? Atom&gt;</text:span></text:span></text:p>
      <text:h text:style-name="P30" text:outline-level="3"><text:span text:style-name="Definition"><text:span text:style-name="T11">GC</text:span></text:span></text:h>
      <text:p text:style-name="P1"><text:span text:style-name="Definition"><text:span text:style-name="T3">&lt;GC&gt;</text:span></text:span></text:p>
      <text:h text:style-name="P30" text:outline-level="3"><text:span text:style-name="Definition"><text:span text:style-name="T11">GDECL</text:span></text:span></text:h>
      <text:p text:style-name="P1"><text:span text:style-name="Definition"><text:span text:style-name="T3">&lt;GDECL (atoms ...) decl ...&gt; **F</text:span></text:span></text:p>
      <text:h text:style-name="P30" text:outline-level="3"><text:span text:style-name="Definition"><text:span text:style-name="T11">GET-DECL</text:span></text:span></text:h>
      <text:p text:style-name="P1"><text:span text:style-name="Definition"><text:span text:style-name="T3">&lt;GET-DECL item&gt;</text:span></text:span></text:p>
      <text:h text:style-name="P30" text:outline-level="3"><text:span text:style-name="Definition"><text:span text:style-name="T11">GETB</text:span></text:span></text:h>
      <text:p text:style-name="P1"><text:span text:style-name="Definition"><text:span text:style-name="T3">&lt;GETB table index&gt;</text:span></text:span></text:p>
      <text:h text:style-name="P30" text:outline-level="3"><text:soft-page-break/><text:span text:style-name="Definition"><text:span text:style-name="T11">GETPROP</text:span></text:span></text:h>
      <text:p text:style-name="P1"><text:span text:style-name="Definition"><text:span text:style-name="T3">&lt;GETPROP item indicator [default-value]&gt;</text:span></text:span></text:p>
      <text:h text:style-name="P30" text:outline-level="3"><text:span text:style-name="Definition"><text:span text:style-name="T11">GLOBAL</text:span></text:span></text:h>
      <text:p text:style-name="P1"><text:span text:style-name="Definition"><text:span text:style-name="T3">&lt;GLOBAL atom-or-adecl default-value [decl] [size]&gt; **F</text:span></text:span></text:p>
      <text:h text:style-name="P30" text:outline-level="3"><text:span text:style-name="Definition"><text:span text:style-name="T11">GROW</text:span></text:span></text:h>
      <text:p text:style-name="P1"><text:span text:style-name="Definition"><text:span text:style-name="T3">&lt;GROW structure end beginning&gt;</text:span></text:span></text:p>
      <text:h text:style-name="P30" text:outline-level="3"><text:span text:style-name="Definition"><text:span text:style-name="T11">GUNASSIGN</text:span></text:span></text:h>
      <text:p text:style-name="P1"><text:span text:style-name="Definition"><text:span text:style-name="T3">&lt;GUNASSIGN atom&gt;</text:span></text:span></text:p>
      <text:h text:style-name="P30" text:outline-level="3"><text:span text:style-name="Definition"><text:span text:style-name="T11">GVAL</text:span></text:span></text:h>
      <text:p text:style-name="P1"><text:span text:style-name="Definition"><text:span text:style-name="T3">&lt;GVAL atom&gt;</text:span></text:span></text:p>
      <text:h text:style-name="P30" text:outline-level="3"><text:span text:style-name="Definition"><text:span text:style-name="T11">IFFLAG</text:span></text:span></text:h>
      <text:p text:style-name="P1"><text:span text:style-name="Definition"><text:span text:style-name="T3">&lt;IFFLAG (condition body ...) ...&gt; **F</text:span></text:span></text:p>
      <text:h text:style-name="P30" text:outline-level="3"><text:span text:style-name="Definition"><text:span text:style-name="T11">ILIST</text:span></text:span></text:h>
      <text:p text:style-name="P1"><text:span text:style-name="Definition"><text:span text:style-name="T3">&lt;ILIST count [init]&gt;</text:span></text:span></text:p>
      <text:h text:style-name="P30" text:outline-level="3"><text:span text:style-name="Definition"><text:span text:style-name="T11">IMAGE</text:span></text:span></text:h>
      <text:p text:style-name="P1"><text:span text:style-name="Definition"><text:span text:style-name="T3">&lt;IMAGE ch [channel]&gt;</text:span></text:span></text:p>
      <text:h text:style-name="P30" text:outline-level="3"><text:span text:style-name="Definition"><text:span text:style-name="T11">INCLUDE</text:span></text:span></text:h>
      <text:p text:style-name="P1"><text:span text:style-name="Definition"><text:span text:style-name="T3">&lt;INCLUDE package-name ...&gt;</text:span></text:span></text:p>
      <text:h text:style-name="P30" text:outline-level="3"><text:span text:style-name="Definition"><text:span text:style-name="T11">INCLUDE-WHEN</text:span></text:span></text:h>
      <text:p text:style-name="P1"><text:span text:style-name="Definition"><text:span text:style-name="T3">&lt;INCLUDE-WHEN condition package-name ...&gt;</text:span></text:span></text:p>
      <text:h text:style-name="P30" text:outline-level="3"><text:span text:style-name="Definition"><text:span text:style-name="T11">INDENT-TO</text:span></text:span></text:h>
      <text:p text:style-name="P1"><text:span text:style-name="Definition"><text:span text:style-name="T3">&lt;INDENT-TO position [channel]&gt;</text:span></text:span></text:p>
      <text:h text:style-name="P30" text:outline-level="3"><text:span text:style-name="Definition"><text:span text:style-name="T11">INDEX</text:span></text:span></text:h>
      <text:p text:style-name="P1"><text:span text:style-name="Definition"><text:span text:style-name="T3">&lt;INDEX offset&gt;</text:span></text:span></text:p>
      <text:h text:style-name="P30" text:outline-level="3"><text:span text:style-name="Definition"><text:span text:style-name="T11">INDICATOR</text:span></text:span></text:h>
      <text:p text:style-name="P1"><text:span text:style-name="Definition"><text:span text:style-name="T3">&lt;INDICATOR asoc&gt;</text:span></text:span></text:p>
      <text:h text:style-name="P30" text:outline-level="3"><text:span text:style-name="Definition"><text:span text:style-name="T11">INSERT</text:span></text:span></text:h>
      <text:p text:style-name="P1"><text:span text:style-name="Definition"><text:span text:style-name="T3">&lt;INSERT string-or-atom oblist&gt;</text:span></text:span></text:p>
      <text:h text:style-name="P30" text:outline-level="3"><text:span text:style-name="Definition"><text:span text:style-name="T11">INSERT-FILE</text:span></text:span></text:h>
      <text:p text:style-name="P1"><text:span text:style-name="Definition"><text:span text:style-name="T3">&lt;INSERT-FILE filename&gt;</text:span></text:span></text:p>
      <text:h text:style-name="P30" text:outline-level="3"><text:soft-page-break/><text:span text:style-name="Definition"><text:span text:style-name="T11">ISTRING</text:span></text:span></text:h>
      <text:p text:style-name="P1"><text:span text:style-name="Definition"><text:span text:style-name="T3">&lt;ISTRING count [init]&gt;</text:span></text:span></text:p>
      <text:h text:style-name="P30" text:outline-level="3"><text:span text:style-name="Definition"><text:span text:style-name="T11">ITABLE</text:span></text:span></text:h>
      <text:p text:style-name="P1"><text:span text:style-name="Definition"><text:span text:style-name="T3">&lt;ITABLE [specifier] count [(flags...)] defaults ...&gt;</text:span></text:span></text:p>
      <text:p text:style-name="P6"><text:span text:style-name="Definition"><text:span text:style-name="T3"/></text:span></text:p>
      <text:p text:style-name="P13"><text:span text:style-name="Definition"><text:span text:style-name="T16">Defines a table of </text:span></text:span><text:span text:style-name="Definition"><text:span text:style-name="T4">count</text:span></text:span><text:span text:style-name="Definition"><text:span text:style-name="T16"> elements </text:span></text:span><text:span text:style-name="Definition"><text:span text:style-name="T17">filled</text:span></text:span><text:span text:style-name="Definition"><text:span text:style-name="T16"> with default values: either zeros or, if the </text:span></text:span><text:span text:style-name="Definition"><text:span text:style-name="T4">default</text:span></text:span><text:span text:style-name="Definition"><text:span text:style-name="T17"> list is specified, the specified list of values repeated until the table is full.</text:span></text:span></text:p>
      <text:p text:style-name="P13"><text:span text:style-name="Definition"><text:span text:style-name="T17">The optional </text:span></text:span><text:span text:style-name="Definition"><text:span text:style-name="T4">specifier</text:span></text:span><text:span text:style-name="Definition"><text:span text:style-name="T17"> may be the atoms </text:span></text:span><text:span text:style-name="Definition"><text:span text:style-name="T4">NONE</text:span></text:span><text:span text:style-name="Definition"><text:span text:style-name="T17">, </text:span></text:span><text:span text:style-name="Definition"><text:span text:style-name="T4">BYTE</text:span></text:span><text:span text:style-name="Definition"><text:span text:style-name="T17">, or </text:span></text:span><text:span text:style-name="Definition"><text:span text:style-name="T4">WORD</text:span></text:span><text:span text:style-name="Definition"><text:span text:style-name="T17">. </text:span></text:span><text:span text:style-name="Definition"><text:span text:style-name="T4">BYTE</text:span></text:span><text:span text:style-name="Definition"><text:span text:style-name="T17"> and </text:span></text:span><text:span text:style-name="Definition"><text:span text:style-name="T4">WORD</text:span></text:span><text:span text:style-name="Definition"><text:span text:style-name="T17">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7"> about flags).</text:span></text:span></text:p>
      <text:p text:style-name="Text_20_body"><text:span text:style-name="Definition"><text:span text:style-name="T17">Examples:</text:span></text:span></text:p>
      <text:p text:style-name="Standard"><text:span text:style-name="Definition"><text:span text:style-name="T4"><text:tab/>&lt;ITABLE 4 0&gt; <text:s/>--&gt;</text:span></text:span></text:p>
      <table:table table:name="Tabell6" table:style-name="Tabell6">
        <table:table-column table:style-name="Tabell6.A"/>
        <table:table-column table:style-name="Tabell6.B"/>
        <table:table-column table:style-name="Tabell6.C"/>
        <table:table-column table:style-name="Tabell6.D"/>
        <table:table-row>
          <table:table-cell table:style-name="Tabell6.A1" office:value-type="string">
            <text:p text:style-name="P23">Element 0<text:line-break/>WORD</text:p>
          </table:table-cell>
          <table:table-cell table:style-name="Tabell6.A1" office:value-type="string">
            <text:p text:style-name="P23">Element 1<text:line-break/>WORD</text:p>
          </table:table-cell>
          <table:table-cell table:style-name="Tabell6.A1" office:value-type="string">
            <text:p text:style-name="P23">Element 2<text:line-break/>WORD</text:p>
          </table:table-cell>
          <table:table-cell table:style-name="Tabell6.D1" office:value-type="string">
            <text:p text:style-name="P23">Element 3<text:line-break/>WORD</text:p>
          </table:table-cell>
        </table:table-row>
        <table:table-row>
          <table:table-cell table:style-name="Tabell6.A2" office:value-type="float" office:value="0">
            <text:p text:style-name="P23">0</text:p>
          </table:table-cell>
          <table:table-cell table:style-name="Tabell6.A2" office:value-type="float" office:value="0">
            <text:p text:style-name="P23">0</text:p>
          </table:table-cell>
          <table:table-cell table:style-name="Tabell6.A2" office:value-type="float" office:value="0">
            <text:p text:style-name="P23">0</text:p>
          </table:table-cell>
          <table:table-cell table:style-name="Tabell6.D2" office:value-type="float" office:value="0">
            <text:p text:style-name="P23">0</text:p>
          </table:table-cell>
        </table:table-row>
      </table:table>
      <text:p text:style-name="Standard"><text:span text:style-name="Definition"><text:span text:style-name="T4"><text:tab/></text:span></text:span></text:p>
      <text:p text:style-name="Standard"><text:span text:style-name="Definition"><text:span text:style-name="T4"><text:tab/>&lt;ITABLE (BYTE LENGTH) 4 0&gt; <text:s/>--&gt;</text:span></text:span></text:p>
      <table:table table:name="Tabell7" table:style-name="Tabell7">
        <table:table-column table:style-name="Tabell7.A" table:number-columns-repeated="2"/>
        <table:table-column table:style-name="Tabell7.C"/>
        <table:table-column table:style-name="Tabell7.D"/>
        <table:table-column table:style-name="Tabell7.E"/>
        <table:table-row>
          <table:table-cell table:style-name="Tabell7.A1" office:value-type="string">
            <text:p text:style-name="P23">Element 0<text:line-break/>BYTE</text:p>
          </table:table-cell>
          <table:table-cell table:style-name="Tabell7.A1" office:value-type="string">
            <text:p text:style-name="P23">Element 1<text:line-break/>BYTE</text:p>
          </table:table-cell>
          <table:table-cell table:style-name="Tabell7.A1" office:value-type="string">
            <text:p text:style-name="P23">Element 2<text:line-break/>BYTE</text:p>
          </table:table-cell>
          <table:table-cell table:style-name="Tabell7.A1" office:value-type="string">
            <text:p text:style-name="P23">Element 3<text:line-break/>BYTE</text:p>
          </table:table-cell>
          <table:table-cell table:style-name="Tabell7.E1" office:value-type="string">
            <text:p text:style-name="P23">Element 4<text:line-break/>BYTE</text:p>
          </table:table-cell>
        </table:table-row>
        <table:table-row>
          <table:table-cell table:style-name="Tabell7.A2" office:value-type="float" office:value="4">
            <text:p text:style-name="P23">4</text:p>
          </table:table-cell>
          <table:table-cell table:style-name="Tabell7.A2" office:value-type="float" office:value="0">
            <text:p text:style-name="P23">0</text:p>
          </table:table-cell>
          <table:table-cell table:style-name="Tabell7.A2" office:value-type="float" office:value="0">
            <text:p text:style-name="P23">0</text:p>
          </table:table-cell>
          <table:table-cell table:style-name="Tabell7.A2" office:value-type="float" office:value="0">
            <text:p text:style-name="P23">0</text:p>
          </table:table-cell>
          <table:table-cell table:style-name="Tabell7.E2" office:value-type="float" office:value="0">
            <text:p text:style-name="P23">0</text:p>
          </table:table-cell>
        </table:table-row>
      </table:table>
      <text:p text:style-name="P13"><text:span text:style-name="Definition"><text:span text:style-name="T17"/></text:span></text:p>
      <text:p text:style-name="Standard"><text:span text:style-name="Definition"><text:span text:style-name="T4"><text:tab/>&lt;ITABLE BYTE 4 0&gt; <text:s/>--&gt;</text:span></text:span></text:p>
      <table:table table:name="Tabell8" table:style-name="Tabell8">
        <table:table-column table:style-name="Tabell8.A" table:number-columns-repeated="2"/>
        <table:table-column table:style-name="Tabell8.C"/>
        <table:table-column table:style-name="Tabell8.D"/>
        <table:table-column table:style-name="Tabell8.E"/>
        <table:table-row>
          <table:table-cell table:style-name="Tabell8.A1" office:value-type="string">
            <text:p text:style-name="P23">Element 0<text:line-break/>BYTE</text:p>
          </table:table-cell>
          <table:table-cell table:style-name="Tabell8.A1" office:value-type="string">
            <text:p text:style-name="P23">Element 1<text:line-break/>BYTE</text:p>
          </table:table-cell>
          <table:table-cell table:style-name="Tabell8.A1" office:value-type="string">
            <text:p text:style-name="P23">Element 2<text:line-break/>BYTE</text:p>
          </table:table-cell>
          <table:table-cell table:style-name="Tabell8.A1" office:value-type="string">
            <text:p text:style-name="P23">Element 3<text:line-break/>BYTE</text:p>
          </table:table-cell>
          <table:table-cell table:style-name="Tabell8.E1" office:value-type="string">
            <text:p text:style-name="P23">Element 4<text:line-break/>BYTE</text:p>
          </table:table-cell>
        </table:table-row>
        <table:table-row>
          <table:table-cell table:style-name="Tabell8.A2" office:value-type="float" office:value="4">
            <text:p text:style-name="P23">4</text:p>
          </table:table-cell>
          <table:table-cell table:style-name="Tabell8.A2" office:value-type="float" office:value="0">
            <text:p text:style-name="P23">0</text:p>
          </table:table-cell>
          <table:table-cell table:style-name="Tabell8.A2" office:value-type="float" office:value="0">
            <text:p text:style-name="P23">0</text:p>
          </table:table-cell>
          <table:table-cell table:style-name="Tabell8.A2" office:value-type="float" office:value="0">
            <text:p text:style-name="P23">0</text:p>
          </table:table-cell>
          <table:table-cell table:style-name="Tabell8.E2" office:value-type="float" office:value="0">
            <text:p text:style-name="P23">0</text:p>
          </table:table-cell>
        </table:table-row>
      </table:table>
      <text:p text:style-name="P13"><text:span text:style-name="Definition"><text:span text:style-name="T17"><text:tab/></text:span></text:span></text:p>
      <text:h text:style-name="P30" text:outline-level="3"><text:span text:style-name="Definition"><text:span text:style-name="T11">ITEM</text:span></text:span></text:h>
      <text:p text:style-name="P1"><text:span text:style-name="Definition"><text:span text:style-name="T3">&lt;ITEM asoc&gt;</text:span></text:span></text:p>
      <text:h text:style-name="P30" text:outline-level="3"><text:span text:style-name="Definition"><text:span text:style-name="T11">IVECTOR</text:span></text:span></text:h>
      <text:p text:style-name="P1"><text:span text:style-name="Definition"><text:span text:style-name="T3">&lt;IVECTOR count [init]&gt;</text:span></text:span></text:p>
      <text:h text:style-name="P30" text:outline-level="3"><text:span text:style-name="Definition"><text:span text:style-name="T11">L=?</text:span></text:span></text:h>
      <text:p text:style-name="P1"><text:span text:style-name="Definition"><text:span text:style-name="T3">&lt;L=? value1 value2&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lower or equal than </text:span></text:span><text:span text:style-name="Definition"><text:span text:style-name="T3">value2</text:span></text:span><text:span text:style-name="Definition"><text:span text:style-name="T16"> otherwise false.</text:span></text:span></text:p>
      <text:h text:style-name="P30" text:outline-level="3"><text:span text:style-name="Definition"><text:span text:style-name="T11">L?</text:span></text:span></text:h>
      <text:p text:style-name="P1"><text:span text:style-name="Definition"><text:span text:style-name="T3">&lt;L? value1 value2&gt;</text:span></text:span></text:p>
      <text:p text:style-name="P1"><text:span text:style-name="Definition"><text:span text:style-name="T3"/></text:span></text:p>
      <text:p text:style-name="P6"><text:span text:style-name="Definition"><text:span text:style-name="T16">Predicate. True if </text:span></text:span><text:span text:style-name="Definition"><text:span text:style-name="T3">value1</text:span></text:span><text:span text:style-name="Definition"><text:span text:style-name="T16"> is lower than </text:span></text:span><text:span text:style-name="Definition"><text:span text:style-name="T3">value2</text:span></text:span><text:span text:style-name="Definition"><text:span text:style-name="T16"> otherwise false.</text:span></text:span></text:p>
      <text:h text:style-name="P30" text:outline-level="3"><text:soft-page-break/><text:span text:style-name="Definition"><text:span text:style-name="T11">LANGUAGE</text:span></text:span></text:h>
      <text:p text:style-name="P1"><text:span text:style-name="Definition"><text:span text:style-name="T3">&lt;LANGUAGE name [escape-char] [change-chrset]&gt;</text:span></text:span></text:p>
      <text:h text:style-name="P30" text:outline-level="3"><text:span text:style-name="Definition"><text:span text:style-name="T11">LEGAL?</text:span></text:span></text:h>
      <text:p text:style-name="P1"><text:span text:style-name="Definition"><text:span text:style-name="T3">&lt;LEGAL? Value&gt;</text:span></text:span></text:p>
      <text:h text:style-name="P30" text:outline-level="3"><text:span text:style-name="Definition"><text:span text:style-name="T11">LENGTH</text:span></text:span></text:h>
      <text:p text:style-name="P1"><text:span text:style-name="Definition"><text:span text:style-name="T3">&lt;LENGTH structure&gt;</text:span></text:span></text:p>
      <text:h text:style-name="P30" text:outline-level="3"><text:span text:style-name="Definition"><text:span text:style-name="T11">LENGTH?</text:span></text:span></text:h>
      <text:p text:style-name="P1"><text:span text:style-name="Definition"><text:span text:style-name="T3">&lt;LENGTH? structure limit&gt;</text:span></text:span></text:p>
      <text:h text:style-name="P30" text:outline-level="3"><text:span text:style-name="Definition"><text:span text:style-name="T11">LINK</text:span></text:span></text:h>
      <text:p text:style-name="P1"><text:span text:style-name="Definition"><text:span text:style-name="T3">&lt;LINK value str oblist&gt;</text:span></text:span></text:p>
      <text:h text:style-name="P30" text:outline-level="3"><text:span text:style-name="Definition"><text:span text:style-name="T11">LIST</text:span></text:span></text:h>
      <text:p text:style-name="P1"><text:span text:style-name="Definition"><text:span text:style-name="T3">&lt;LIST values ...&gt;</text:span></text:span></text:p>
      <text:h text:style-name="P30" text:outline-level="3"><text:span text:style-name="Definition"><text:span text:style-name="T11">LONG-WORDS?</text:span></text:span></text:h>
      <text:p text:style-name="P1"><text:span text:style-name="Definition"><text:span text:style-name="T3">&lt;LONG-WORDS? [boolean]&gt;</text:span></text:span></text:p>
      <text:h text:style-name="P30" text:outline-level="3"><text:span text:style-name="Definition"><text:span text:style-name="T11">LOOKUP</text:span></text:span></text:h>
      <text:p text:style-name="P1"><text:span text:style-name="Definition"><text:span text:style-name="T3">&lt;LOOKUP str oblist&gt;</text:span></text:span></text:p>
      <text:h text:style-name="P30" text:outline-level="3"><text:span text:style-name="Definition"><text:span text:style-name="T11">LPARSE</text:span></text:span></text:h>
      <text:p text:style-name="P1"><text:span text:style-name="Definition"><text:span text:style-name="T3">&lt;LPARSE text [10] [lookup-oblist]&gt;</text:span></text:span></text:p>
      <text:h text:style-name="P30" text:outline-level="3"><text:span text:style-name="Definition"><text:span text:style-name="T11">LSH</text:span></text:span></text:h>
      <text:p text:style-name="P1"><text:span text:style-name="Definition"><text:span text:style-name="T3">&lt;LSH number1 number2&gt;</text:span></text:span></text:p>
      <text:h text:style-name="P30" text:outline-level="3"><text:span text:style-name="Definition"><text:span text:style-name="T11">LTABLE</text:span></text:span></text:h>
      <text:p text:style-name="P1"><text:span text:style-name="Definition"><text:span text:style-name="T3">&lt;LTABLE [flag-list]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6"> and with the </text:span></text:span><text:span text:style-name="Definition"><text:span text:style-name="T3">LENGTH</text:span></text:span><text:span text:style-name="Definition"><text:span text:style-name="T16"> </text:span></text:span><text:span text:style-name="Definition"><text:span text:style-name="T16">flag</text:span></text:span><text:span text:style-name="Definition"><text:span text:style-name="T17"> (see </text:span></text:span><text:span text:style-name="Definition"><text:span text:style-name="T4">TABLE</text:span></text:span><text:span text:style-name="Definition"><text:span text:style-name="T17">).</text:span></text:span></text:p>
      <text:h text:style-name="P30" text:outline-level="3"><text:span text:style-name="Definition"><text:span text:style-name="T11">LVAL</text:span></text:span></text:h>
      <text:p text:style-name="P1"><text:span text:style-name="Definition"><text:span text:style-name="T3">&lt;LVAL atom [environment]&gt;</text:span></text:span></text:p>
      <text:h text:style-name="P30" text:outline-level="3"><text:span text:style-name="Definition"><text:span text:style-name="T11">M-HPOS</text:span></text:span></text:h>
      <text:p text:style-name="P1"><text:span text:style-name="Definition"><text:span text:style-name="T3">&lt;M-HPOS channel&gt;</text:span></text:span></text:p>
      <text:h text:style-name="P30" text:outline-level="3"><text:span text:style-name="Definition"><text:span text:style-name="T11">MAPF</text:span></text:span></text:h>
      <text:p text:style-name="P1"><text:span text:style-name="Definition"><text:span text:style-name="T3">&lt;MAPF finalf applicable structs ...&gt;</text:span></text:span></text:p>
      <text:h text:style-name="P30" text:outline-level="3"><text:soft-page-break/><text:span text:style-name="Definition"><text:span text:style-name="T11">MAPLEAVE</text:span></text:span></text:h>
      <text:p text:style-name="P1"><text:span text:style-name="Definition"><text:span text:style-name="T3">&lt;MAPLEAVE [value]&gt;</text:span></text:span></text:p>
      <text:h text:style-name="P30" text:outline-level="3"><text:span text:style-name="Definition"><text:span text:style-name="T11">MAPR</text:span></text:span></text:h>
      <text:p text:style-name="P1"><text:span text:style-name="Definition"><text:span text:style-name="T3">&lt;MAPR finalf applicable structs ...&gt;</text:span></text:span></text:p>
      <text:h text:style-name="P30" text:outline-level="3"><text:span text:style-name="Definition"><text:span text:style-name="T11">MAPRET</text:span></text:span></text:h>
      <text:p text:style-name="P1"><text:span text:style-name="Definition"><text:span text:style-name="T3">&lt;MAPRET [value] ...&gt;</text:span></text:span></text:p>
      <text:h text:style-name="P30" text:outline-level="3"><text:span text:style-name="Definition"><text:span text:style-name="T11">MAPSTOP</text:span></text:span></text:h>
      <text:p text:style-name="P1"><text:span text:style-name="Definition"><text:span text:style-name="T3">&lt;MAPSTOP [value] ...&gt;</text:span></text:span></text:p>
      <text:h text:style-name="P30" text:outline-level="3"><text:span text:style-name="Definition"><text:span text:style-name="T11">MAX</text:span></text:span></text:h>
      <text:p text:style-name="P1"><text:span text:style-name="Definition"><text:span text:style-name="T3">&lt;MAX numbers ...&gt;</text:span></text:span></text:p>
      <text:h text:style-name="P30" text:outline-level="3"><text:span text:style-name="Definition"><text:span text:style-name="T11">MEMBER</text:span></text:span></text:h>
      <text:p text:style-name="P1"><text:span text:style-name="Definition"><text:span text:style-name="T3">&lt;MEMBER item structure&gt;</text:span></text:span></text:p>
      <text:h text:style-name="P30" text:outline-level="3"><text:span text:style-name="Definition"><text:span text:style-name="T11">MEMQ</text:span></text:span></text:h>
      <text:p text:style-name="P1"><text:span text:style-name="Definition"><text:span text:style-name="T3">&lt;MEMQ item structure&gt;</text:span></text:span></text:p>
      <text:h text:style-name="P30" text:outline-level="3"><text:span text:style-name="Definition"><text:span text:style-name="T11">MIN</text:span></text:span></text:h>
      <text:p text:style-name="P1"><text:span text:style-name="Definition"><text:span text:style-name="T3">&lt;MIN numbers ...&gt;</text:span></text:span></text:p>
      <text:h text:style-name="P30" text:outline-level="3"><text:span text:style-name="Definition"><text:span text:style-name="T11">MOBLIST</text:span></text:span></text:h>
      <text:p text:style-name="P1"><text:span text:style-name="Definition"><text:span text:style-name="T3">&lt;MOBLIST name&gt;</text:span></text:span></text:p>
      <text:h text:style-name="P30" text:outline-level="3"><text:span text:style-name="Definition"><text:span text:style-name="T11">MOD</text:span></text:span></text:h>
      <text:p text:style-name="P1"><text:span text:style-name="Definition"><text:span text:style-name="T3">&lt;MOD number1 number2&gt;</text:span></text:span></text:p>
      <text:h text:style-name="P30" text:outline-level="3"><text:span text:style-name="Definition"><text:span text:style-name="T11">MSETG</text:span></text:span></text:h>
      <text:p text:style-name="P1"><text:span text:style-name="Definition"><text:span text:style-name="T3">&lt;MSETG atom-or-adecl value&gt; **F</text:span></text:span></text:p>
      <text:h text:style-name="P30" text:outline-level="3"><text:span text:style-name="Definition"><text:span text:style-name="T11">N==?</text:span></text:span></text:h>
      <text:p text:style-name="P1"><text:span text:style-name="Definition"><text:span text:style-name="T3">&lt;N==? value1 value2&gt;</text:span></text:span></text:p>
      <text:h text:style-name="P30" text:outline-level="3"><text:span text:style-name="Definition"><text:span text:style-name="T11">N=?</text:span></text:span></text:h>
      <text:p text:style-name="P1"><text:span text:style-name="Definition"><text:span text:style-name="T3">&lt;N=? value1 value2&gt;</text:span></text:span></text:p>
      <text:h text:style-name="P30" text:outline-level="3"><text:span text:style-name="Definition"><text:span text:style-name="T11">NEW-ADD-WORD</text:span></text:span></text:h>
      <text:p text:style-name="P1"><text:span text:style-name="Definition"><text:span text:style-name="T3">&lt;NEW-ADD-WORD atom-or-string [type] [value] [flags]&gt;</text:span></text:span></text:p>
      <text:h text:style-name="P30" text:outline-level="3"><text:span text:style-name="Definition"><text:span text:style-name="T11">NEWTYPE</text:span></text:span></text:h>
      <text:p text:style-name="P1"><text:span text:style-name="Definition"><text:span text:style-name="T3">&lt;NEWTYPE name primtype-atom [decl]&gt;</text:span></text:span></text:p>
      <text:h text:style-name="P30" text:outline-level="3"><text:soft-page-break/><text:span text:style-name="Definition"><text:span text:style-name="T11">NEXT</text:span></text:span></text:h>
      <text:p text:style-name="P1"><text:span text:style-name="Definition"><text:span text:style-name="T3">&lt;NEXT asoc&gt;</text:span></text:span></text:p>
      <text:h text:style-name="P30" text:outline-level="3"><text:span text:style-name="Definition"><text:span text:style-name="T11">NOT</text:span></text:span></text:h>
      <text:p text:style-name="P1"><text:span text:style-name="Definition"><text:span text:style-name="T3">&lt;NOT value&gt;</text:span></text:span></text:p>
      <text:h text:style-name="P30" text:outline-level="3"><text:span text:style-name="Definition"><text:span text:style-name="T11">NTH</text:span></text:span></text:h>
      <text:p text:style-name="P1"><text:span text:style-name="Definition"><text:span text:style-name="T3">&lt;NTH structure index&gt;</text:span></text:span></text:p>
      <text:h text:style-name="P30" text:outline-level="3"><text:span text:style-name="Definition"><text:span text:style-name="T11">OBJECT</text:span></text:span></text:h>
      <text:p text:style-name="P1"><text:span text:style-name="Definition"><text:span text:style-name="T3">&lt;OBJECT name (property values ...) ...&gt;</text:span></text:span></text:p>
      <text:h text:style-name="P30" text:outline-level="3"><text:span text:style-name="Definition"><text:span text:style-name="T11">OBLIST?</text:span></text:span></text:h>
      <text:p text:style-name="P1"><text:span text:style-name="Definition"><text:span text:style-name="T3">&lt;OBLIST? Atom&gt;</text:span></text:span></text:p>
      <text:h text:style-name="P30" text:outline-level="3"><text:span text:style-name="Definition"><text:span text:style-name="T11">OFFSET</text:span></text:span></text:h>
      <text:p text:style-name="P1"><text:span text:style-name="Definition"><text:span text:style-name="T3">&lt;OFFSET offset structure-decl [value-decl]&gt;</text:span></text:span></text:p>
      <text:h text:style-name="P30" text:outline-level="3"><text:span text:style-name="Definition"><text:span text:style-name="T11">OPEN</text:span></text:span></text:h>
      <text:p text:style-name="P1"><text:span text:style-name="Definition"><text:span text:style-name="T3">&lt;OPEN "READ" path&gt;</text:span></text:span></text:p>
      <text:h text:style-name="P30" text:outline-level="3"><text:span text:style-name="Definition"><text:span text:style-name="T11">OR</text:span></text:span></text:h>
      <text:p text:style-name="P1"><text:span text:style-name="Definition"><text:span text:style-name="T3">&lt;OR conditions ...&gt; **F</text:span></text:span></text:p>
      <text:h text:style-name="P30" text:outline-level="3"><text:span text:style-name="Definition"><text:span text:style-name="T11">OR?</text:span></text:span></text:h>
      <text:p text:style-name="P1"><text:span text:style-name="Definition"><text:span text:style-name="T3">&lt;OR? Values ...&gt;</text:span></text:span></text:p>
      <text:h text:style-name="P30" text:outline-level="3"><text:span text:style-name="Definition"><text:span text:style-name="T11">ORB</text:span></text:span></text:h>
      <text:p text:style-name="P1"><text:span text:style-name="Definition"><text:span text:style-name="T3">&lt;ORB numbers ...&gt;</text:span></text:span></text:p>
      <text:h text:style-name="P30" text:outline-level="3"><text:span text:style-name="Definition"><text:span text:style-name="T11">ORDER-FLAGS?</text:span></text:span></text:h>
      <text:p text:style-name="P1"><text:span text:style-name="Definition"><text:span text:style-name="T3">&lt;ORDER-FLAGS? LAST objects ...&gt;</text:span></text:span></text:p>
      <text:h text:style-name="P30" text:outline-level="3"><text:span text:style-name="Definition"><text:span text:style-name="T11">ORDER-OBJECTS?</text:span></text:span></text:h>
      <text:p text:style-name="P1"><text:span text:style-name="Definition"><text:span text:style-name="T3">&lt;ORDER-OBJECTS? Atom&gt;</text:span></text:span></text:p>
      <text:h text:style-name="P30" text:outline-level="3"><text:span text:style-name="Definition"><text:span text:style-name="T11">ORDER-TREE?</text:span></text:span></text:h>
      <text:p text:style-name="P1"><text:span text:style-name="Definition"><text:span text:style-name="T3">&lt;ORDER-TREE? Atom&gt;</text:span></text:span></text:p>
      <text:h text:style-name="P30" text:outline-level="3"><text:span text:style-name="Definition"><text:span text:style-name="T11">PACKAGE</text:span></text:span></text:h>
      <text:p text:style-name="P1"><text:span text:style-name="Definition"><text:span text:style-name="T3">&lt;PACKAGE package-name&gt;</text:span></text:span></text:p>
      <text:h text:style-name="P30" text:outline-level="3"><text:span text:style-name="Definition"><text:span text:style-name="T11">PARSE</text:span></text:span></text:h>
      <text:p text:style-name="P1"><text:span text:style-name="Definition"><text:span text:style-name="T3">&lt;PARSE text [10] [lookup-oblist]&gt;</text:span></text:span></text:p>
      <text:h text:style-name="P30" text:outline-level="3"><text:soft-page-break/><text:span text:style-name="Definition"><text:span text:style-name="T11">PLTABLE</text:span></text:span></text:h>
      <text:p text:style-name="P1"><text:span text:style-name="Definition"><text:span text:style-name="T3">&lt;PLTABLE [flags ...]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6"> and with the </text:span></text:span><text:span text:style-name="Definition"><text:span text:style-name="T3">LENGTH</text:span></text:span><text:span text:style-name="Definition"><text:span text:style-name="T16"> and </text:span></text:span><text:span text:style-name="Definition"><text:span text:style-name="T3">PURE </text:span></text:span><text:span text:style-name="Definition"><text:span text:style-name="T16">flag</text:span></text:span><text:span text:style-name="Definition"><text:span text:style-name="T17"> (see </text:span></text:span><text:span text:style-name="Definition"><text:span text:style-name="T4">TABLE</text:span></text:span><text:span text:style-name="Definition"><text:span text:style-name="T17">).</text:span></text:span></text:p>
      <text:h text:style-name="P30" text:outline-level="3"><text:span text:style-name="Definition"><text:span text:style-name="T11">PNAME</text:span></text:span></text:h>
      <text:p text:style-name="P1"><text:span text:style-name="Definition"><text:span text:style-name="T3">&lt;PNAME atom&gt;</text:span></text:span></text:p>
      <text:h text:style-name="P30" text:outline-level="3"><text:span text:style-name="Definition"><text:span text:style-name="T11">PREP-SYNONYM</text:span></text:span></text:h>
      <text:p text:style-name="P1"><text:span text:style-name="Definition"><text:span text:style-name="T3">&lt;PREP-SYNONYM original synonyms ...&gt;</text:span></text:span></text:p>
      <text:h text:style-name="Heading_20_3" text:outline-level="3"><text:span text:style-name="Definition"><text:span text:style-name="T11">PRIMTYPE</text:span></text:span></text:h>
      <text:p text:style-name="P1"><text:span text:style-name="Definition"><text:span text:style-name="T3">&lt;PRIMTYPE value&gt;</text:span></text:span></text:p>
      <text:p text:style-name="P1"/>
      <text:p text:style-name="Text_20_body"><text:span text:style-name="Definition"><text:span text:style-name="T16">evaluates to the primitive type of </text:span></text:span><text:span text:style-name="Definition"><text:span text:style-name="T3">value</text:span></text:span><text:span text:style-name="Definition"><text:span text:style-name="T16">. The primitive types are <text:s/></text:span></text:span><text:span text:style-name="Definition"><text:span text:style-name="T3">ATOM</text:span></text:span><text:span text:style-name="Definition"><text:span text:style-name="T16">, </text:span></text:span><text:span text:style-name="Definition"><text:span text:style-name="T3">FIX</text:span></text:span><text:span text:style-name="Definition"><text:span text:style-name="T16">, </text:span></text:span><text:span text:style-name="Definition"><text:span text:style-name="T3">LIST</text:span></text:span><text:span text:style-name="Definition"><text:span text:style-name="T16">, </text:span></text:span><text:span text:style-name="Definition"><text:span text:style-name="T3">STRING</text:span></text:span><text:span text:style-name="Definition"><text:span text:style-name="T16">, </text:span></text:span><text:span text:style-name="Definition"><text:span text:style-name="T3">TABLE</text:span></text:span><text:span text:style-name="Definition"><text:span text:style-name="T16"> and </text:span></text:span><text:span text:style-name="Definition"><text:span text:style-name="T3">VECTOR</text:span></text:span><text:span text:style-name="Definition"><text:span text:style-name="T16">.</text:span></text:span></text:p>
      <text:p text:style-name="Text_20_body">Examples:</text:p>
      <text:p text:style-name="P1"><text:span text:style-name="Definition"><text:span text:style-name="T3">&lt;PRIMTYPE !\A&gt;</text:span></text:span></text:p>
      <text:p text:style-name="P1"><text:span text:style-name="Definition"><text:span text:style-name="T3">--&gt; FIX</text:span></text:span></text:p>
      <text:p text:style-name="P1"><text:span text:style-name="Definition"><text:span text:style-name="T3">&lt;PRIMTYPE &lt;+1 2&gt;&gt;</text:span></text:span></text:p>
      <text:p text:style-name="P1"><text:span text:style-name="Definition"><text:span text:style-name="T3">--&gt; FIX</text:span></text:span></text:p>
      <text:p text:style-name="P1"><text:span text:style-name="Definition"><text:span text:style-name="T3">&lt;PRIMTYPE "ABC"&gt;</text:span></text:span></text:p>
      <text:p text:style-name="P1"><text:span text:style-name="Definition"><text:span text:style-name="T3">--&gt; STRING</text:span></text:span></text:p>
      <text:h text:style-name="P31" text:outline-level="3"><text:span text:style-name="Definition"><text:span text:style-name="T11">PRIN1</text:span></text:span></text:h>
      <text:p text:style-name="P1"><text:span text:style-name="Definition"><text:span text:style-name="T3">&lt;PRIN1 value [channel]&gt;</text:span></text:span></text:p>
      <text:h text:style-name="P31" text:outline-level="3"><text:span text:style-name="Definition"><text:span text:style-name="T11">PRINC</text:span></text:span></text:h>
      <text:p text:style-name="P1"><text:span text:style-name="Definition"><text:span text:style-name="T3">&lt;PRINC value [channel]&gt;</text:span></text:span></text:p>
      <text:h text:style-name="P31" text:outline-level="3"><text:span text:style-name="Definition"><text:span text:style-name="T11">PRINT</text:span></text:span></text:h>
      <text:p text:style-name="P1"><text:span text:style-name="Definition"><text:span text:style-name="T3">&lt;PRINT value [channel]&gt;</text:span></text:span></text:p>
      <text:h text:style-name="P31" text:outline-level="3"><text:span text:style-name="Definition"><text:span text:style-name="T11">PRINT-MANY</text:span></text:span></text:h>
      <text:p text:style-name="P1"><text:span text:style-name="Definition"><text:span text:style-name="T3">&lt;PRINT-MANY channel printer items ...&gt;</text:span></text:span></text:p>
      <text:h text:style-name="P31" text:outline-level="3"><text:span text:style-name="Definition"><text:span text:style-name="T11">PRINTTYPE</text:span></text:span></text:h>
      <text:p text:style-name="P1"><text:span text:style-name="Definition"><text:span text:style-name="T3">&lt;PRINTTYPE atom [handler]&gt;</text:span></text:span></text:p>
      <text:h text:style-name="P31" text:outline-level="3"><text:span text:style-name="Definition"><text:span text:style-name="T11">PROG</text:span></text:span></text:h>
      <text:p text:style-name="P1"><text:span text:style-name="Definition"><text:span text:style-name="T3">&lt;PROG [activation-atom] (bindings ...) </text:span></text:span></text:p>
      <text:p text:style-name="P1"><text:span text:style-name="Definition"><text:span text:style-name="T3"><text:tab/><text:tab/>[body-decl] body ...&gt; **F</text:span></text:span></text:p>
      <text:h text:style-name="P31" text:outline-level="3"><text:span text:style-name="Definition"><text:span text:style-name="T11">PROPDEF</text:span></text:span></text:h>
      <text:p text:style-name="P1"><text:span text:style-name="Definition"><text:span text:style-name="T3">&lt;PROPDEF atom default-value spec ...&gt; **F</text:span></text:span></text:p>
      <text:h text:style-name="P30" text:outline-level="3"><text:soft-page-break/><text:span text:style-name="Definition"><text:span text:style-name="T11">PTABLE</text:span></text:span></text:h>
      <text:p text:style-name="P1"><text:span text:style-name="Definition"><text:span text:style-name="T3">&lt;PTABLE [(flags ...)]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6"> and with the </text:span></text:span><text:span text:style-name="Definition"><text:span text:style-name="T3">PURE</text:span></text:span><text:span text:style-name="Definition"><text:span text:style-name="T16"> flag</text:span></text:span><text:span text:style-name="Definition"><text:span text:style-name="T17"> (see </text:span></text:span><text:span text:style-name="Definition"><text:span text:style-name="T4">TABLE</text:span></text:span><text:span text:style-name="Definition"><text:span text:style-name="T17">).</text:span></text:span></text:p>
      <text:h text:style-name="P31" text:outline-level="3"><text:span text:style-name="Definition"><text:span text:style-name="T11">PUT</text:span></text:span></text:h>
      <text:p text:style-name="P1"><text:span text:style-name="Definition"><text:span text:style-name="T3">&lt;PUT structure index new-value&gt;</text:span></text:span></text:p>
      <text:h text:style-name="P31" text:outline-level="3"><text:span text:style-name="Definition"><text:span text:style-name="T11">PUT-DECL</text:span></text:span></text:h>
      <text:p text:style-name="P1"><text:span text:style-name="Definition"><text:span text:style-name="T3">&lt;PUT-DECL item pattern&gt;</text:span></text:span></text:p>
      <text:h text:style-name="P31" text:outline-level="3"><text:span text:style-name="Definition"><text:span text:style-name="T11">PUTB</text:span></text:span></text:h>
      <text:p text:style-name="P1"><text:span text:style-name="Definition"><text:span text:style-name="T3">&lt;PUTB table index new-value&gt;</text:span></text:span></text:p>
      <text:h text:style-name="P31" text:outline-level="3"><text:span text:style-name="Definition"><text:span text:style-name="T11">PUTPROP</text:span></text:span></text:h>
      <text:p text:style-name="P1"><text:span text:style-name="Definition"><text:span text:style-name="T3">&lt;PUTPROP item indicator [value]&gt;</text:span></text:span></text:p>
      <text:h text:style-name="P31" text:outline-level="3"><text:span text:style-name="Definition"><text:span text:style-name="T11">PUTREST</text:span></text:span></text:h>
      <text:p text:style-name="P1"><text:span text:style-name="Definition"><text:span text:style-name="T3">&lt;PUTREST list new-rest&gt;</text:span></text:span></text:p>
      <text:h text:style-name="P31" text:outline-level="3"><text:span text:style-name="Definition"><text:span text:style-name="T11">QUIT</text:span></text:span></text:h>
      <text:p text:style-name="P1"><text:span text:style-name="Definition"><text:span text:style-name="T3">&lt;QUIT [exit-code]&gt;</text:span></text:span></text:p>
      <text:h text:style-name="P31" text:outline-level="3"><text:span text:style-name="Definition"><text:span text:style-name="T11">QUOTE</text:span></text:span></text:h>
      <text:p text:style-name="P1"><text:span text:style-name="Definition"><text:span text:style-name="T3">&lt;QUOTE value&gt; **F</text:span></text:span></text:p>
      <text:h text:style-name="P31" text:outline-level="3"><text:span text:style-name="Definition"><text:span text:style-name="T11">READSTRING</text:span></text:span></text:h>
      <text:p text:style-name="P1"><text:span text:style-name="Definition"><text:span text:style-name="T3">&lt;READSTRING dest channel [max-length-or-stop-chars]&gt;</text:span></text:span></text:p>
      <text:h text:style-name="P31" text:outline-level="3"><text:span text:style-name="Definition"><text:span text:style-name="T11">REMOVE</text:span></text:span></text:h>
      <text:p text:style-name="P1"><text:span text:style-name="Definition"><text:span text:style-name="T3">&lt;REMOVE {atom | pname oblist}&gt;</text:span></text:span></text:p>
      <text:h text:style-name="P31" text:outline-level="3"><text:span text:style-name="Definition"><text:span text:style-name="T11">RENTRY</text:span></text:span></text:h>
      <text:p text:style-name="P1"><text:span text:style-name="Definition"><text:span text:style-name="T3">&lt;RENTRY atoms ...&gt;</text:span></text:span></text:p>
      <text:h text:style-name="P31" text:outline-level="3"><text:span text:style-name="Definition"><text:span text:style-name="T11">REPEAT</text:span></text:span></text:h>
      <text:p text:style-name="P1"><text:span text:style-name="Definition"><text:span text:style-name="T3">&lt;REPEAT [activation-atom] (bindings ...) </text:span></text:span></text:p>
      <text:p text:style-name="P1"><text:span text:style-name="Definition"><text:span text:style-name="T3"><text:tab/><text:tab/>[body-decl] body ...&gt; **F</text:span></text:span></text:p>
      <text:h text:style-name="P31" text:outline-level="3"><text:span text:style-name="Definition"><text:span text:style-name="T11">REPLACE-DEFINITION</text:span></text:span></text:h>
      <text:p text:style-name="P1"><text:span text:style-name="Definition"><text:span text:style-name="T3">&lt;REPLACE-DEFINITION name body ...&gt; **F</text:span></text:span></text:p>
      <text:h text:style-name="P31" text:outline-level="3"><text:span text:style-name="Definition"><text:span text:style-name="T11">REST</text:span></text:span></text:h>
      <text:p text:style-name="P1"><text:span text:style-name="Definition"><text:span text:style-name="T3">&lt;REST structure [count]&gt;</text:span></text:span></text:p>
      <text:h text:style-name="P31" text:outline-level="3"><text:soft-page-break/><text:span text:style-name="Definition"><text:span text:style-name="T11">RETURN</text:span></text:span></text:h>
      <text:p text:style-name="P1"><text:span text:style-name="Definition"><text:span text:style-name="T3">&lt;RETURN [value] [activation]&gt;</text:span></text:span></text:p>
      <text:h text:style-name="P31" text:outline-level="3"><text:span text:style-name="Definition"><text:span text:style-name="T11">ROOM</text:span></text:span></text:h>
      <text:p text:style-name="P1"><text:span text:style-name="Definition"><text:span text:style-name="T3">&lt;ROOM name (property value ...) ...&gt;</text:span></text:span></text:p>
      <text:h text:style-name="P31" text:outline-level="3"><text:span text:style-name="Definition"><text:span text:style-name="T11">ROOT</text:span></text:span></text:h>
      <text:p text:style-name="P1"><text:span text:style-name="Definition"><text:span text:style-name="T3">&lt;ROOT&gt;</text:span></text:span></text:p>
      <text:h text:style-name="P31" text:outline-level="3"><text:span text:style-name="Definition"><text:span text:style-name="T11">ROUTINE</text:span></text:span></text:h>
      <text:p text:style-name="P1"><text:span text:style-name="Definition"><text:span text:style-name="T3">&lt;ROUTINE name [activation-atom] arg-list body ...&gt; **F</text:span></text:span></text:p>
      <text:h text:style-name="P31" text:outline-level="3"><text:span text:style-name="Definition"><text:span text:style-name="T11">ROUTINE-FLAGS</text:span></text:span></text:h>
      <text:p text:style-name="P1"><text:span text:style-name="Definition"><text:span text:style-name="T3">&lt;ROUTINE-FLAGS flags ...&gt;</text:span></text:span></text:p>
      <text:h text:style-name="P31" text:outline-level="3"><text:span text:style-name="Definition"><text:span text:style-name="T11">SET</text:span></text:span></text:h>
      <text:p text:style-name="P1"><text:span text:style-name="Definition"><text:span text:style-name="T3">&lt;SET atom value [environment]&gt;</text:span></text:span></text:p>
      <text:h text:style-name="P31" text:outline-level="3"><text:span text:style-name="Definition"><text:span text:style-name="T11">SET-DEFSTRUCT-FILE-DEFAULTS</text:span></text:span></text:h>
      <text:p text:style-name="P1"><text:span text:style-name="Definition"><text:span text:style-name="T3">&lt;SET-DEFSTRUCT-FILE-DEFAULTS args ...&gt; **F</text:span></text:span></text:p>
      <text:h text:style-name="P31" text:outline-level="3"><text:span text:style-name="Definition"><text:span text:style-name="T11">SETG</text:span></text:span></text:h>
      <text:p text:style-name="P1"><text:span text:style-name="Definition"><text:span text:style-name="T3">&lt;SETG atom value&gt;</text:span></text:span></text:p>
      <text:h text:style-name="P31" text:outline-level="3"><text:span text:style-name="Definition"><text:span text:style-name="T11">SETG20</text:span></text:span></text:h>
      <text:p text:style-name="P1"><text:span text:style-name="Definition"><text:span text:style-name="T3">&lt;SETG20 atom value&gt;</text:span></text:span></text:p>
      <text:h text:style-name="P31" text:outline-level="3"><text:span text:style-name="Definition"><text:span text:style-name="T11">SORT</text:span></text:span></text:h>
      <text:p text:style-name="P1"><text:span text:style-name="Definition"><text:span text:style-name="T3">&lt;SORT predicate vector [record-size] [key-offset] </text:span></text:span></text:p>
      <text:p text:style-name="P1"><text:span text:style-name="Definition"><text:span text:style-name="T3"><text:tab/><text:tab/>[vector [record-size] ...]&gt;</text:span></text:span></text:p>
      <text:h text:style-name="P31" text:outline-level="3"><text:span text:style-name="Definition"><text:span text:style-name="T11">SPNAME</text:span></text:span></text:h>
      <text:p text:style-name="P1"><text:span text:style-name="Definition"><text:span text:style-name="T3">&lt;SPNAME atom&gt;</text:span></text:span></text:p>
      <text:h text:style-name="P31" text:outline-level="3"><text:span text:style-name="Definition"><text:span text:style-name="T11">STRING</text:span></text:span></text:h>
      <text:p text:style-name="P1"><text:span text:style-name="Definition"><text:span text:style-name="T3">&lt;STRING values ...&gt;</text:span></text:span></text:p>
      <text:h text:style-name="P31" text:outline-level="3"><text:span text:style-name="Definition"><text:span text:style-name="T11">STRUCTURED?</text:span></text:span></text:h>
      <text:p text:style-name="P1"><text:span text:style-name="Definition"><text:span text:style-name="T3">&lt;STRUCTURED? Value&gt;</text:span></text:span></text:p>
      <text:h text:style-name="P31" text:outline-level="3"><text:span text:style-name="Definition"><text:span text:style-name="T11">SUBSTRUC</text:span></text:span></text:h>
      <text:p text:style-name="P1"><text:span text:style-name="Definition"><text:span text:style-name="T3">&lt;SUBSTRUC structure [rest] [amount] [structure]&gt;</text:span></text:span></text:p>
      <text:h text:style-name="P31" text:outline-level="3"><text:span text:style-name="Definition"><text:span text:style-name="T11">SYNONYM</text:span></text:span></text:h>
      <text:p text:style-name="P1"><text:span text:style-name="Definition"><text:span text:style-name="T3">&lt;SYNONYM original synonyms ...&gt;</text:span></text:span></text:p>
      <text:h text:style-name="P31" text:outline-level="3"><text:soft-page-break/><text:span text:style-name="Definition"><text:span text:style-name="T11">SYNTAX</text:span></text:span></text:h>
      <text:p text:style-name="P1"><text:span text:style-name="Definition"><text:span text:style-name="T3">&lt;SYNTAX verb [prep1] [OBJECT] [(FIND flag-name)] </text:span></text:span></text:p>
      <text:p text:style-name="P1"><text:span text:style-name="Definition"><text:span text:style-name="T3"><text:tab/><text:tab/>[(search-flags ...)] [prep2] [OBJECT] </text:span></text:span></text:p>
      <text:p text:style-name="P1"><text:span text:style-name="Definition"><text:span text:style-name="T3"><text:tab/><text:tab/>[(FIND flag-name)] [(search-flags ...)]</text:span></text:span></text:p>
      <text:p text:style-name="P1"><text:span text:style-name="Definition"><text:span text:style-name="T3"><text:s text:c="8"/><text:tab/>= action-routine-name [preaction-routine-name]</text:span></text:span></text:p>
      <text:p text:style-name="P1"><text:span text:style-name="Definition"><text:span text:style-name="T3"><text:s/><text:tab/><text:tab/>[action-name]&gt;</text:span></text:span></text:p>
      <text:h text:style-name="Heading_20_3" text:outline-level="3"><text:span text:style-name="Definition"><text:span text:style-name="T11">TABLE</text:span></text:span></text:h>
      <text:p text:style-name="P1"><text:span text:style-name="Definition"><text:span text:style-name="T3">&lt;TABLE [(flags ...)] values ...&gt;</text:span></text:span></text:p>
      <text:p text:style-name="P1"><text:span text:style-name="Definition"><text:span text:style-name="T3"/></text:span></text:p>
      <text:p text:style-name="P13"><text:span text:style-name="Definition"><text:span text:style-name="T16">Defines a table containing the specified </text:span></text:span><text:span text:style-name="Definition"><text:span text:style-name="T3">values</text:span></text:span><text:span text:style-name="Definition"><text:span text:style-name="T17">.</text:span></text:span></text:p>
      <text:p text:style-name="P13"><text:span text:style-name="Definition"><text:span text:style-name="T17">The optional </text:span></text:span><text:span text:style-name="Definition"><text:span text:style-name="T4">specifier</text:span></text:span><text:span text:style-name="Definition"><text:span text:style-name="T17"> may be the atoms </text:span></text:span><text:span text:style-name="Definition"><text:span text:style-name="T4">NONE</text:span></text:span><text:span text:style-name="Definition"><text:span text:style-name="T17">, </text:span></text:span><text:span text:style-name="Definition"><text:span text:style-name="T4">BYTE</text:span></text:span><text:span text:style-name="Definition"><text:span text:style-name="T17">, or </text:span></text:span><text:span text:style-name="Definition"><text:span text:style-name="T4">WORD</text:span></text:span><text:span text:style-name="Definition"><text:span text:style-name="T17">. </text:span></text:span><text:span text:style-name="Definition"><text:span text:style-name="T4">BYTE</text:span></text:span><text:span text:style-name="Definition"><text:span text:style-name="T17"> and </text:span></text:span><text:span text:style-name="Definition"><text:span text:style-name="T4">WORD</text:span></text:span><text:span text:style-name="Definition"><text:span text:style-name="T17">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7"> about flags).</text:span></text:span></text:p>
      <text:p text:style-name="P13"><text:span text:style-name="Definition"><text:span text:style-name="T17">These </text:span></text:span><text:span text:style-name="Definition"><text:span text:style-name="T4">flags</text:span></text:span><text:span text:style-name="Definition"><text:span text:style-name="T17"> control the format of the table:</text:span></text:span></text:p>
      <text:list xml:id="list6288666879436972110" text:style-name="L1">
        <text:list-item>
          <text:p text:style-name="P33"><text:span text:style-name="Definition"><text:span text:style-name="T4">WORD</text:span></text:span><text:span text:style-name="Definition"><text:span text:style-name="T17"> causes the elements to be 2-byte words. This is the default.</text:span></text:span></text:p>
        </text:list-item>
        <text:list-item>
          <text:p text:style-name="P33"><text:span text:style-name="Definition"><text:span text:style-name="T4">BYTE</text:span></text:span><text:span text:style-name="Definition"><text:span text:style-name="T17"> causes the elements to be single bytes.</text:span></text:span></text:p>
        </text:list-item>
        <text:list-item>
          <text:p text:style-name="P33"><text:span text:style-name="Definition"><text:span text:style-name="T4">LEXV</text:span></text:span><text:span text:style-name="Definition"><text:span text:style-name="T17"> <text:s/>causes the elements to be 4-byte records. If </text:span></text:span><text:span text:style-name="Definition"><text:span text:style-name="T4">default</text:span></text:span><text:span text:style-name="Definition"><text:span text:style-name="T17"> values are given to </text:span></text:span><text:span text:style-name="Source_20_Text"><text:span text:style-name="T9">ITABLE</text:span></text:span><text:span text:style-name="Definition"><text:span text:style-name="T17"> with this flag, they will be split into groups of three: the first compiled as a word, the next two compiled as bytes. The table is also prefixed with a byte indicating the number of records, followed by a zero byte</text:span></text:span></text:p>
        </text:list-item>
        <text:list-item>
          <text:p text:style-name="P33"><text:span text:style-name="Definition"><text:span text:style-name="T4">STRING</text:span></text:span><text:span text:style-name="Definition"><text:span text:style-name="T17"> causes the elements to be single bytes and also changes the initializer format. This flag may not be used with </text:span></text:span><text:span text:style-name="Source_20_Text"><text:span text:style-name="T9">ITABLE</text:span></text:span><text:span text:style-name="Definition"><text:span text:style-name="T17">. When this flag is given, any </text:span></text:span><text:span text:style-name="Definition"><text:span text:style-name="T4">values</text:span></text:span><text:span text:style-name="Definition"><text:span text:style-name="T17"> given as strings will be compiled as a series of individual ASCII characters, rather than as string addresses.</text:span></text:span></text:p>
        </text:list-item>
      </text:list>
      <text:p text:style-name="P13"><text:span text:style-name="Definition"><text:span text:style-name="T17">These </text:span></text:span><text:span text:style-name="Definition"><text:span text:style-name="T4">flags</text:span></text:span><text:span text:style-name="Definition"><text:span text:style-name="T17"> alter the table without changing its basic format:</text:span></text:span></text:p>
      <text:list xml:id="list5225031630584694145" text:style-name="L2">
        <text:list-item>
          <text:p text:style-name="P34"><text:span text:style-name="Definition"><text:span text:style-name="T4">LENGTH</text:span></text:span><text:span text:style-name="Definition"><text:span text:style-name="T17"> <text:s/>causes a length marker to be written at the beginning of the table, indicating the </text:span></text:span><text:span text:style-name="Definition"><text:span text:style-name="T17">number of elements that follow. The length marker is a byte if </text:span></text:span><text:span text:style-name="Definition"><text:span text:style-name="T4">BYTE</text:span></text:span><text:span text:style-name="Definition"><text:span text:style-name="T17"> or </text:span></text:span><text:span text:style-name="Definition"><text:span text:style-name="T4">STRING</text:span></text:span><text:span text:style-name="Definition"><text:span text:style-name="T17"> are also given; otherwise the length marker is a </text:span></text:span><text:span text:style-name="Definition"><text:span text:style-name="T4">WORD</text:span></text:span><text:span text:style-name="Definition"><text:span text:style-name="T17">. This flag is ignored if </text:span></text:span><text:span text:style-name="Definition"><text:span text:style-name="T4">LEXV</text:span></text:span><text:span text:style-name="Definition"><text:span text:style-name="T17"> is given</text:span></text:span></text:p>
        </text:list-item>
        <text:list-item>
          <text:p text:style-name="P34"><text:span text:style-name="Definition"><text:span text:style-name="T4">PURE</text:span></text:span><text:span text:style-name="Definition"><text:span text:style-name="T17"> causes the table to be compiled into static memory (ROM).</text:span></text:span></text:p>
        </text:list-item>
      </text:list>
      <text:p text:style-name="Text_20_body"><text:span text:style-name="Definition"><text:span text:style-name="T17">The flags </text:span></text:span><text:span text:style-name="Definition"><text:span text:style-name="T4">LENGTH</text:span></text:span><text:span text:style-name="Definition"><text:span text:style-name="T17"> and </text:span></text:span><text:span text:style-name="Definition"><text:span text:style-name="T4">PURE</text:span></text:span><text:span text:style-name="Definition"><text:span text:style-name="T17"> are implied in </text:span></text:span><text:span text:style-name="Definition"><text:span text:style-name="T4">LTABLE</text:span></text:span><text:span text:style-name="Definition"><text:span text:style-name="T17">, </text:span></text:span><text:span text:style-name="Definition"><text:span text:style-name="T4">PTABLE</text:span></text:span><text:span text:style-name="Definition"><text:span text:style-name="T17"> or </text:span></text:span><text:span text:style-name="Definition"><text:span text:style-name="T4">PLTABLE</text:span></text:span><text:span text:style-name="Definition"><text:span text:style-name="T17">.</text:span></text:span></text:p>
      <text:p text:style-name="Text_20_body"><text:span text:style-name="Definition"><text:span text:style-name="T17">Examples:</text:span></text:span></text:p>
      <text:p text:style-name="Standard"><text:span text:style-name="Definition"><text:span text:style-name="T4"><text:tab/>&lt;TABLE 1 2 3 4&gt; <text:s/>--&gt;</text:span></text:span></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23">Element 0<text:line-break/>WORD</text:p>
          </table:table-cell>
          <table:table-cell table:style-name="Tabell4.A1" office:value-type="string">
            <text:p text:style-name="P23">Element 1<text:line-break/>WORD</text:p>
          </table:table-cell>
          <table:table-cell table:style-name="Tabell4.A1" office:value-type="string">
            <text:p text:style-name="P23">Element 2<text:line-break/>WORD</text:p>
          </table:table-cell>
          <table:table-cell table:style-name="Tabell4.D1" office:value-type="string">
            <text:p text:style-name="P23">Element 3<text:line-break/>WORD</text:p>
          </table:table-cell>
        </table:table-row>
        <table:table-row>
          <table:table-cell table:style-name="Tabell4.A2" office:value-type="float" office:value="1">
            <text:p text:style-name="P23">1</text:p>
          </table:table-cell>
          <table:table-cell table:style-name="Tabell4.A2" office:value-type="float" office:value="2">
            <text:p text:style-name="P23">2</text:p>
          </table:table-cell>
          <table:table-cell table:style-name="Tabell4.A2" office:value-type="float" office:value="3">
            <text:p text:style-name="P23">3</text:p>
          </table:table-cell>
          <table:table-cell table:style-name="Tabell4.D2" office:value-type="float" office:value="4">
            <text:p text:style-name="P23">4</text:p>
          </table:table-cell>
        </table:table-row>
      </table:table>
      <text:p text:style-name="Standard"><text:span text:style-name="Definition"><text:span text:style-name="T4"><text:tab/></text:span></text:span></text:p>
      <text:p text:style-name="Standard"><text:span text:style-name="Definition"><text:span text:style-name="T4"><text:tab/>&lt;TABLE (BYTE LENGTH) 1 2 3 4&gt; <text:s/>--&gt;</text:span></text:span></text:p>
      <table:table table:name="Tabell5" table:style-name="Tabell5">
        <table:table-column table:style-name="Tabell5.A" table:number-columns-repeated="2"/>
        <table:table-column table:style-name="Tabell5.C"/>
        <table:table-column table:style-name="Tabell5.D"/>
        <table:table-column table:style-name="Tabell5.E"/>
        <table:table-row>
          <table:table-cell table:style-name="Tabell5.A1" office:value-type="string">
            <text:p text:style-name="P23">Element 0<text:line-break/>BYTE</text:p>
          </table:table-cell>
          <table:table-cell table:style-name="Tabell5.A1" office:value-type="string">
            <text:p text:style-name="P23">Element 1<text:line-break/>BYTE</text:p>
          </table:table-cell>
          <table:table-cell table:style-name="Tabell5.A1" office:value-type="string">
            <text:p text:style-name="P23">Element 2<text:line-break/>BYTE</text:p>
          </table:table-cell>
          <table:table-cell table:style-name="Tabell5.A1" office:value-type="string">
            <text:p text:style-name="P23">Element 3<text:line-break/>BYTE</text:p>
          </table:table-cell>
          <table:table-cell table:style-name="Tabell5.E1" office:value-type="string">
            <text:p text:style-name="P23">Element 4<text:line-break/>BYTE</text:p>
          </table:table-cell>
        </table:table-row>
        <table:table-row>
          <table:table-cell table:style-name="Tabell5.A2" office:value-type="float" office:value="4">
            <text:p text:style-name="P23">4</text:p>
          </table:table-cell>
          <table:table-cell table:style-name="Tabell5.A2" office:value-type="float" office:value="1">
            <text:p text:style-name="P23">1</text:p>
          </table:table-cell>
          <table:table-cell table:style-name="Tabell5.A2" office:value-type="float" office:value="2">
            <text:p text:style-name="P23">2</text:p>
          </table:table-cell>
          <table:table-cell table:style-name="Tabell5.A2" office:value-type="float" office:value="3">
            <text:p text:style-name="P23">3</text:p>
          </table:table-cell>
          <table:table-cell table:style-name="Tabell5.E2" office:value-type="float" office:value="4">
            <text:p text:style-name="P23">4</text:p>
          </table:table-cell>
        </table:table-row>
      </table:table>
      <text:p text:style-name="Text_20_body"><text:span text:style-name="Definition"><text:span text:style-name="T17"/></text:span></text:p>
      <text:p text:style-name="P1"><text:span text:style-name="Definition"><text:span text:style-name="T3">&lt;TELL-TOKENS {pattern form} ...&gt; **F</text:span></text:span></text:p>
      <text:p text:style-name="P1"><text:span text:style-name="Definition"><text:span text:style-name="T3">&lt;TOP structure&gt;</text:span></text:span></text:p>
      <text:p text:style-name="P1"><text:soft-page-break/><text:span text:style-name="Definition"><text:span text:style-name="T3">&lt;TUPLE values ...&gt;</text:span></text:span></text:p>
      <text:h text:style-name="Heading_20_3" text:outline-level="3"><text:span text:style-name="Definition"><text:span text:style-name="T11">TYPE</text:span></text:span></text:h>
      <text:p text:style-name="P1"><text:span text:style-name="Definition"><text:span text:style-name="T3">&lt;TYPE value&gt;</text:span></text:span></text:p>
      <text:p text:style-name="P1"/>
      <text:p text:style-name="Text_20_body"><text:span text:style-name="Definition"><text:span text:style-name="T16">evaluates to the type of </text:span></text:span><text:span text:style-name="Definition"><text:span text:style-name="T3">value</text:span></text:span><text:span text:style-name="Definition"><text:span text:style-name="T16">. Also see </text:span></text:span><text:span text:style-name="Definition"><text:span text:style-name="T3">ALLTYPES</text:span></text:span><text:span text:style-name="Definition"><text:span text:style-name="T16">.</text:span></text:span></text:p>
      <text:p text:style-name="Text_20_body">Examples:</text:p>
      <text:p text:style-name="P1"><text:span text:style-name="Definition"><text:span text:style-name="T3">&lt;TYPE !\A&gt;</text:span></text:span></text:p>
      <text:p text:style-name="P1"><text:span text:style-name="Definition"><text:span text:style-name="T3">--&gt; CHARACTER</text:span></text:span></text:p>
      <text:p text:style-name="P1"><text:span text:style-name="Definition"><text:span text:style-name="T3">&lt;TYPE &lt;+1 2&gt;&gt;</text:span></text:span></text:p>
      <text:p text:style-name="P1"><text:span text:style-name="Definition"><text:span text:style-name="T3">--&gt; FIX</text:span></text:span></text:p>
      <text:p text:style-name="P1"><text:span text:style-name="Definition"><text:span text:style-name="T3">&lt;TYPE #BYTE 42&gt;</text:span></text:span></text:p>
      <text:p text:style-name="P1"><text:span text:style-name="Definition"><text:span text:style-name="T3">--&gt; BYTE</text:span></text:span></text:p>
      <text:h text:style-name="P30" text:outline-level="3"><text:span text:style-name="Definition"><text:span text:style-name="T11">TYPE?</text:span></text:span></text:h>
      <text:p text:style-name="P1"><text:span text:style-name="Definition"><text:span text:style-name="T3">&lt;TYPE? value type-1 ... type-N&gt;</text:span></text:span></text:p>
      <text:p text:style-name="P1"><text:span text:style-name="Definition"><text:span text:style-name="T3"/></text:span></text:p>
      <text:p text:style-name="Text_20_body"><text:span text:style-name="Definition"><text:span text:style-name="T16">Evaluates to type-i only if </text:span></text:span><text:span text:style-name="Definition"><text:span text:style-name="T3">&lt;==? type-i &gt;</text:span></text:span><text:span text:style-name="Definition"><text:span text:style-name="T16"> is true. It is faster and gives more information than </text:span></text:span><text:span text:style-name="Definition"><text:span text:style-name="T3">OR</text:span></text:span><text:span text:style-name="Definition"><text:span text:style-name="T16">ing tests for each </text:span></text:span><text:span text:style-name="Definition"><text:span text:style-name="T3">TYPE</text:span></text:span><text:span text:style-name="Definition"><text:span text:style-name="T16">. If the test fails for all type-i’s, </text:span></text:span><text:span text:style-name="Definition"><text:span text:style-name="T3">TYPE?</text:span></text:span><text:span text:style-name="Definition"><text:span text:style-name="T16"> returns </text:span></text:span><text:span text:style-name="Definition"><text:span text:style-name="T3">#FALSE ()</text:span></text:span><text:span text:style-name="Definition"><text:span text:style-name="T16">.</text:span></text:span></text:p>
      <text:p text:style-name="Text_20_body">Examples:</text:p>
      <text:p text:style-name="P1"><text:span text:style-name="Definition"><text:span text:style-name="T3">&lt;TYPE? !\A CHARACTER FIX&gt;</text:span></text:span></text:p>
      <text:p text:style-name="P1"><text:span text:style-name="Definition"><text:span text:style-name="T3">--&gt; CHARACTER</text:span></text:span></text:p>
      <text:p text:style-name="P1"><text:span text:style-name="Definition"><text:span text:style-name="T3">&lt;TYPE? &lt;+1 2&gt; CHARACTER FIX&gt;</text:span></text:span></text:p>
      <text:p text:style-name="P1"><text:span text:style-name="Definition"><text:span text:style-name="T3">--&gt; FIX</text:span></text:span></text:p>
      <text:p text:style-name="P1"><text:span text:style-name="Definition"><text:span text:style-name="T3">&lt;TYPE? #BYTE 42 CHARACTER FIX&gt;</text:span></text:span></text:p>
      <text:p text:style-name="P1"><text:span text:style-name="Definition"><text:span text:style-name="T3">--&gt; #FALSE ()</text:span></text:span></text:p>
      <text:h text:style-name="P29" text:outline-level="3"><text:span text:style-name="Definition"><text:span text:style-name="T10">TYPEPRIM</text:span></text:span></text:h>
      <text:p text:style-name="P1"><text:span text:style-name="Definition"><text:span text:style-name="T3">&lt;TYPEPRIM type&gt;</text:span></text:span></text:p>
      <text:p text:style-name="Text_20_body"/>
      <text:p text:style-name="P13"><text:span text:style-name="Definition"><text:span text:style-name="T16">evaluates to the primitive type of </text:span></text:span><text:span text:style-name="Definition"><text:span text:style-name="T3">type</text:span></text:span><text:span text:style-name="Definition"><text:span text:style-name="T16">. The primitive types are <text:s/></text:span></text:span><text:span text:style-name="Definition"><text:span text:style-name="T3">ATOM</text:span></text:span><text:span text:style-name="Definition"><text:span text:style-name="T16">, </text:span></text:span><text:span text:style-name="Definition"><text:span text:style-name="T3">FIX</text:span></text:span><text:span text:style-name="Definition"><text:span text:style-name="T16">, </text:span></text:span><text:span text:style-name="Definition"><text:span text:style-name="T3">LIST</text:span></text:span><text:span text:style-name="Definition"><text:span text:style-name="T16">, </text:span></text:span><text:span text:style-name="Definition"><text:span text:style-name="T3">STRING</text:span></text:span><text:span text:style-name="Definition"><text:span text:style-name="T16">, </text:span></text:span><text:span text:style-name="Definition"><text:span text:style-name="T3">TABLE</text:span></text:span><text:span text:style-name="Definition"><text:span text:style-name="T16"> and </text:span></text:span><text:span text:style-name="Definition"><text:span text:style-name="T3">VECTOR</text:span></text:span><text:span text:style-name="Definition"><text:span text:style-name="T16">.</text:span></text:span></text:p>
      <text:p text:style-name="Text_20_body">Examples:</text:p>
      <text:p text:style-name="P1"><text:span text:style-name="Definition"><text:span text:style-name="T3">&lt;TYPEPRIM CHARACTER&gt;</text:span></text:span></text:p>
      <text:p text:style-name="P1"><text:span text:style-name="Definition"><text:span text:style-name="T3">--&gt; FIX</text:span></text:span></text:p>
      <text:p text:style-name="P1"><text:span text:style-name="Definition"><text:span text:style-name="T3">&lt;TYPEPRIM FORM&gt;</text:span></text:span></text:p>
      <text:p text:style-name="P1"><text:span text:style-name="Definition"><text:span text:style-name="T3">--&gt; LIST</text:span></text:span></text:p>
      <text:p text:style-name="P1"><text:span text:style-name="Definition"><text:span text:style-name="T3">&lt;PRIMTYPE BYTE&gt;</text:span></text:span></text:p>
      <text:p text:style-name="P1"><text:span text:style-name="Definition"><text:span text:style-name="T3">--&gt; FIX</text:span></text:span></text:p>
      <text:h text:style-name="P31" text:outline-level="3"><text:span text:style-name="Definition"><text:span text:style-name="T11">UNASSIGN</text:span></text:span></text:h>
      <text:p text:style-name="P1"><text:span text:style-name="Definition"><text:span text:style-name="T3">&lt;UNASSIGN atom [environment]&gt;</text:span></text:span></text:p>
      <text:h text:style-name="P31" text:outline-level="3"><text:span text:style-name="Definition"><text:span text:style-name="T11">UNPARSE</text:span></text:span></text:h>
      <text:p text:style-name="P1"><text:span text:style-name="Definition"><text:span text:style-name="T3">&lt;UNPARSE value&gt;</text:span></text:span></text:p>
      <text:h text:style-name="P31" text:outline-level="3"><text:soft-page-break/><text:span text:style-name="Definition"><text:span text:style-name="T11">USE</text:span></text:span></text:h>
      <text:p text:style-name="P1"><text:span text:style-name="Definition"><text:span text:style-name="T3">&lt;USE package-name ...&gt;</text:span></text:span></text:p>
      <text:h text:style-name="P31" text:outline-level="3"><text:span text:style-name="Definition"><text:span text:style-name="T11">USE-WHEN</text:span></text:span></text:h>
      <text:p text:style-name="P1"><text:span text:style-name="Definition"><text:span text:style-name="T3">&lt;USE-WHEN condition package-name ...&gt;</text:span></text:span></text:p>
      <text:h text:style-name="P31" text:outline-level="3"><text:span text:style-name="Definition"><text:span text:style-name="T11">VALID-TYPE?</text:span></text:span></text:h>
      <text:p text:style-name="P1"><text:span text:style-name="Definition"><text:span text:style-name="T3">&lt;VALID-TYPE? Atom&gt;</text:span></text:span></text:p>
      <text:h text:style-name="P31" text:outline-level="3"><text:span text:style-name="Definition"><text:span text:style-name="T11">VALUE</text:span></text:span></text:h>
      <text:p text:style-name="P1"><text:span text:style-name="Definition"><text:span text:style-name="T3">&lt;VALUE atom [environment]&gt;</text:span></text:span></text:p>
      <text:h text:style-name="P31" text:outline-level="3"><text:span text:style-name="Definition"><text:span text:style-name="T11">VECTOR</text:span></text:span></text:h>
      <text:p text:style-name="P1"><text:span text:style-name="Definition"><text:span text:style-name="T3">&lt;VECTOR values ...&gt;</text:span></text:span></text:p>
      <text:h text:style-name="P31" text:outline-level="3"><text:span text:style-name="Definition"><text:span text:style-name="T11">VERB-SYNONYM</text:span></text:span></text:h>
      <text:p text:style-name="P1"><text:span text:style-name="Definition"><text:span text:style-name="T3">&lt;VERB-SYNONYM original synonyms ...&gt;</text:span></text:span></text:p>
      <text:h text:style-name="P31" text:outline-level="3"><text:span text:style-name="Definition"><text:span text:style-name="T11">VERSION</text:span></text:span></text:h>
      <text:p text:style-name="P1"><text:span text:style-name="Definition"><text:span text:style-name="T3">&lt;VERSION {ZIP | EZIP | XZIP | YZIP | number} [TIME]&gt;</text:span></text:span></text:p>
      <text:h text:style-name="P31" text:outline-level="3"><text:span text:style-name="Definition"><text:span text:style-name="T11">VERSION?</text:span></text:span></text:h>
      <text:p text:style-name="P1"><text:span text:style-name="Definition"><text:span text:style-name="T3">&lt;VERSION? (version-spec body ...) ...&gt; **F</text:span></text:span></text:p>
      <text:h text:style-name="P31" text:outline-level="3"><text:span text:style-name="Definition"><text:span text:style-name="T11">VOC</text:span></text:span></text:h>
      <text:p text:style-name="P1"><text:span text:style-name="Definition"><text:span text:style-name="T3">&lt;VOC string [part-of-speech]&gt;</text:span></text:span></text:p>
      <text:h text:style-name="P31" text:outline-level="3"><text:span text:style-name="Definition"><text:span text:style-name="T11">XORB</text:span></text:span></text:h>
      <text:p text:style-name="P1"><text:span text:style-name="Definition"><text:span text:style-name="T3">&lt;XORB numbers ...&gt;</text:span></text:span></text:p>
      <text:h text:style-name="P31" text:outline-level="3"><text:span text:style-name="Definition"><text:span text:style-name="T11">ZGET</text:span></text:span></text:h>
      <text:p text:style-name="P1"><text:span text:style-name="Definition"><text:span text:style-name="T3">&lt;ZGET table index&gt;</text:span></text:span></text:p>
      <text:h text:style-name="P31" text:outline-level="3"><text:span text:style-name="Definition"><text:span text:style-name="T11">ZIP-OPTIONS</text:span></text:span></text:h>
      <text:p text:style-name="P1"><text:span text:style-name="Definition"><text:span text:style-name="T3">&lt;ZIP-OPTIONS {COLOR | MOUSE | UNDO | DISPLAY | SOUND </text:span></text:span></text:p>
      <text:p text:style-name="P1"><text:span text:style-name="Definition"><text:span text:style-name="T3"><text:tab/><text:tab/><text:tab/>| MENU} ...&gt;</text:span></text:span></text:p>
      <text:h text:style-name="P31" text:outline-level="3"><text:span text:style-name="Definition"><text:span text:style-name="T11">ZPUT</text:span></text:span></text:h>
      <text:p text:style-name="P1"><text:span text:style-name="Definition"><text:span text:style-name="T3">&lt;ZPUT table index new-value&gt;</text:span></text:span></text:p>
      <text:h text:style-name="P31" text:outline-level="3"><text:span text:style-name="Definition"><text:span text:style-name="T11">ZREST</text:span></text:span></text:h>
      <text:p text:style-name="P1"><text:span text:style-name="Definition"><text:span text:style-name="T3">&lt;ZREST table bytes&gt;</text:span></text:span></text:p>
      <text:h text:style-name="P31" text:outline-level="3"><text:span text:style-name="Definition"><text:span text:style-name="T11">ZSTART</text:span></text:span></text:h>
      <text:p text:style-name="P1"><text:span text:style-name="Definition"><text:span text:style-name="T3">&lt;ZSTART atom&gt;</text:span></text:span></text:p>
      <text:h text:style-name="Heading_20_2" text:outline-level="2"><text:soft-page-break/>=== Z-code builtins ===</text:h>
      <text:p text:style-name="Text_20_body">(i.e. "things you can use inside a routine")</text:p>
      <text:p text:style-name="Text_20_body">Sources:</text:p>
      <text:p text:style-name="P18"><text:tab/>The Z-Machine Standards Document, Graham Nelson</text:p>
      <text:p text:style-name="P18"><text:tab/> The Inform Designer’s Manual, Graham Nelson</text:p>
      <text:p text:style-name="P18"><text:tab/>ZIL Language Guide, Jesse McGrew</text:p>
      <text:h text:style-name="Heading_20_3" text:outline-level="3">*, MUL</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MUL<text:tab/><text:tab/><text:tab/><text:tab/>mul</text:span></text:span></text:p>
      <text:p text:style-name="P1"><text:span text:style-name="Definition"><text:span text:style-name="T3"/></text:span></text:p>
      <text:p text:style-name="Text_20_body"><text:span text:style-name="Definition"><text:span text:style-name="T16">Multiply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Standard"><text:span text:style-name="Definition"><text:span text:style-name="T16"><text:tab/></text:span></text:span><text:span text:style-name="Definition"><text:span text:style-name="T3">&lt;* 2 3 4&gt;<text:tab/>--&gt;<text:tab/>24</text:span></text:span></text:p>
      <text:h text:style-name="P29" text:outline-level="3"><text:span text:style-name="Definition"><text:span text:style-name="T10">+, ADD</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ADD<text:tab/><text:tab/><text:tab/><text:tab/>add</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Add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 3 4&gt;<text:tab/>--&gt;<text:tab/>7</text:span></text:span></text:p>
      <text:h text:style-name="Heading_20_3" text:outline-level="3"><text:span text:style-name="Definition"><text:span text:style-name="T11">-, SUB</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SUB<text:tab/><text:tab/><text:tab/><text:tab/>sub</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Subtract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Note that it is possible to use BACK as synonym for </text:span></text:span><text:span text:style-name="Definition"><text:span text:style-name="T3">SUB</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8 3 4&gt;<text:tab/><text:tab/>--&gt;<text:tab/>1<text:line-break/><text:tab/>&lt;BACK 2&gt;<text:tab/><text:tab/>--&gt;<text:tab/>1<text:tab/>(Defaults to 1)<text:line-break/><text:tab/>&lt;BACK 1 2&gt;<text:tab/>--&gt;<text:tab/>-1</text:span></text:span></text:p>
      <text:h text:style-name="P30" text:outline-level="3"><text:soft-page-break/><text:span text:style-name="Definition"><text:span text:style-name="T11">/, DIV</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DIV<text:tab/><text:tab/><text:tab/><text:tab/>div</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Divide first </text:span></text:span><text:span text:style-name="Definition"><text:span text:style-name="T3">number</text:span></text:span><text:span text:style-name="Definition"><text:span text:style-name="T16"> by subsequent </text:span></text:span><text:span text:style-name="Definition"><text:span text:style-name="T3">numbers</text:span></text:span><text:span text:style-name="Definition"><text:span text:style-name="T16">.</text:span></text:span></text:p>
      <text:p text:style-name="Text_20_body"><text:span text:style-name="Definition"><text:span text:style-name="T16">Example:</text:span></text:span></text:p>
      <text:p text:style-name="P6"><text:span text:style-name="Definition"><text:span text:style-name="T16"><text:tab/></text:span></text:span><text:span text:style-name="Definition"><text:span text:style-name="T3">&lt;* 20 5 2&gt;<text:tab/>--&gt;<text:tab/>2</text:span></text:span></text:p>
      <text:h text:style-name="P30" text:outline-level="3"><text:span text:style-name="Definition"><text:span text:style-name="T11">0?, ZERO?</text:span></text:span></text:h>
      <text:p text:style-name="P1"><text:span text:style-name="Definition"><text:span text:style-name="T3">&lt;0? value&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ZERO?<text:tab/><text:tab/><text:tab/>Jz</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text:span></text:span><text:span text:style-name="Definition"><text:span text:style-name="T16"> is 0 otherwise false.</text:span></text:span></text:p>
      <text:p text:style-name="Text_20_body"><text:span text:style-name="Definition"><text:span text:style-name="T16">Example:</text:span></text:span></text:p>
      <text:p text:style-name="Text_20_body"><text:span text:style-name="Definition"><text:span text:style-name="T3"><text:tab/>&lt;0? &lt;- 1 1&gt;&gt;<text:tab/>--&gt; <text:tab/>TRUE</text:span></text:span></text:p>
      <text:h text:style-name="P30" text:outline-level="3"><text:span text:style-name="Definition"><text:span text:style-name="T11">1?</text:span></text:span></text:h>
      <text:p text:style-name="P1"><text:span text:style-name="Definition"><text:span text:style-name="T3">&lt;1? value&gt;</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text:span></text:span><text:span text:style-name="Definition"><text:span text:style-name="T16"> is 1 otherwise false.</text:span></text:span></text:p>
      <text:p text:style-name="Text_20_body"><text:span text:style-name="Definition"><text:span text:style-name="T16">Example:</text:span></text:span></text:p>
      <text:p text:style-name="Text_20_body"><text:span text:style-name="Definition"><text:span text:style-name="T16"><text:tab/></text:span></text:span><text:span text:style-name="Definition"><text:span text:style-name="T3">&lt;1? &lt;- 2 1&gt;&gt;<text:tab/>--&gt; <text:tab/>TRUE</text:span></text:span></text:p>
      <text:h text:style-name="P30" text:outline-level="3"><text:span text:style-name="Definition"><text:span text:style-name="T11">=?, ==?, EQUAL?</text:span></text:span></text:h>
      <text:p text:style-name="P1"><text:span text:style-name="Definition"><text:span text:style-name="T3">&lt;=? value1 value2...valueN&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EQUAL?<text:tab/><text:tab/><text:tab/>Je</text:span></text:span></text:p>
      <text:p text:style-name="P1"><text:span text:style-name="Definition"><text:span text:style-name="T3"/></text:span></text:p>
      <text:p text:style-name="P1"><text:span text:style-name="Definition"><text:span text:style-name="T3">All versions</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1</text:span></text:span><text:span text:style-name="Definition"><text:span text:style-name="T16"> is equal to any of the values </text:span></text:span><text:span text:style-name="Definition"><text:span text:style-name="T3">value2</text:span></text:span><text:span text:style-name="Definition"><text:span text:style-name="T16"> to </text:span></text:span><text:span text:style-name="Definition"><text:span text:style-name="T3">valueN</text:span></text:span><text:span text:style-name="Definition"><text:span text:style-name="T16">.</text:span></text:span></text:p>
      <text:p text:style-name="Text_20_body"><text:span text:style-name="Definition"><text:span text:style-name="T16">Examples:</text:span></text:span></text:p>
      <text:p text:style-name="Text_20_body"><text:span text:style-name="Definition"><text:span text:style-name="T16"><text:tab/></text:span></text:span><text:span text:style-name="Definition"><text:span text:style-name="T3">&lt;=? 1 1&gt;<text:tab/><text:tab/>--&gt;<text:tab/>TRUE<text:line-break/><text:tab/>&lt;=? 1 2&gt;<text:tab/><text:tab/>--&gt;<text:tab/>FALSE<text:line-break/><text:tab/>&lt;=? 1 2 1&gt;<text:tab/>--&gt;<text:tab/>TRUE</text:span></text:span></text:p>
      <text:h text:style-name="P31" text:outline-level="3"><text:soft-page-break/><text:span text:style-name="Definition"><text:span text:style-name="T11">AGAIN</text:span></text:span></text:h>
      <text:p text:style-name="P2">&lt;AGAIN [activation]&gt;</text:p>
      <text:p text:style-name="P2"/>
      <text:p text:style-name="Text_20_body"><text:span text:style-name="T1">AGAIN</text:span> means "start doing this again", where "this" is <text:span text:style-name="T1">activation</text:span>. If no <text:span text:style-name="T1">activation</text:span> is supplied the most recent is used. In practice <text:span text:style-name="T1">AGAIN</text:span> is used to retstart a program block (<text:span text:style-name="T1">BIND</text:span>, <text:span text:style-name="T1">DO</text:span>, <text:span text:style-name="T1">PROG</text:span>, <text:span text:style-name="T1">REPEAT</text:span> or <text:span text:style-name="T1">ROUTINE</text:span>) again from the top. Note that arguments and variables for a <text:span text:style-name="T1">ROUTINE</text:span> are reinitialized (to stating value, if supplied) otherwise they keep values between iterations. <text:s/><text:span text:style-name="T1">BIND</text:span>, <text:span text:style-name="T1">DO</text:span>, <text:span text:style-name="T1">PROG</text:span><text:span text:style-name="T15"> and </text:span><text:span text:style-name="T1">REPEAT</text:span><text:span text:style-name="T15"> don't reinitialize variables.</text:span></text:p>
      <text:p text:style-name="Text_20_body">Also see <text:span text:style-name="T1">BIND</text:span>, <text:span text:style-name="T1">DO</text:span>, <text:span text:style-name="T1">PROG</text:span><text:span text:style-name="T15">, </text:span><text:span text:style-name="T1">REPEAT</text:span><text:span text:style-name="T15"> and </text:span><text:span text:style-name="T1">RETURN</text:span> for more details how to control program flow.</text:p>
      <text:p text:style-name="Text_20_body">Examples:</text:p>
      <text:p text:style-name="P20"><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p>
      <text:p text:style-name="P20"><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p>
      <text:p text:style-name="P20"><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p>
      <text:p text:style-name="P20"><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p>
      <text:h text:style-name="P31" text:outline-level="3"><text:span text:style-name="Definition"><text:span text:style-name="T11">AND</text:span></text:span></text:h>
      <text:p text:style-name="P2">&lt;AND expressions...&gt;</text:p>
      <text:p text:style-name="P2"/>
      <text:p text:style-name="Text_20_body">Boolean <text:span text:style-name="T1">AND</text:span>. Requires that all <text:span text:style-name="T1">expressions</text:span> evaluates to true to return true. Exits on first <text:span text:style-name="T1">expression</text:span> that evaluates to false (rest of <text:span text:style-name="T1">expressions</text:span> are not evaluated).</text:p>
      <text:p text:style-name="Text_20_body">Example:</text:p>
      <text:p text:style-name="Text_20_body"><text:soft-page-break/><text:tab/><text:span text:style-name="T1">&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span></text:p>
      <text:h text:style-name="P31" text:outline-level="3"><text:span text:style-name="Definition"><text:span text:style-name="T11">APPLY</text:span></text:span></text:h>
      <text:p text:style-name="P2">&lt;APPLY routine values...&gt;</text:p>
      <text:h text:style-name="P31" text:outline-level="3"><text:span text:style-name="Definition"><text:span text:style-name="T11">ASH, ASHIFT</text:span></text:span></text:h>
      <text:p text:style-name="P2">&lt;ASH number places&gt;</text:p>
      <text:p text:style-name="P2"/>
      <text:p text:style-name="P2"><text:span text:style-name="Definition"><text:span text:style-name="T8">Zapf syntax<text:tab/><text:tab/>Inform syntax</text:span></text:span></text:p>
      <text:p text:style-name="P2">ASHIFT<text:tab/><text:tab/><text:tab/>art_shift</text:p>
      <text:p text:style-name="P7"/>
      <text:p text:style-name="P7"><text:tab/>Versions: 5-</text:p>
      <text:p text:style-name="P7"/>
      <text:p text:style-name="Text_20_body"><text:span text:style-name="T15">Arithmetic shift. Shifts </text:span><text:span text:style-name="T1">number</text:span><text:span text:style-name="T15"> left when </text:span><text:span text:style-name="T1">places</text:span><text:span text:style-name="T15"> is positive and right if it is negative. When right shift the sign is preserved (if bit 15 is 1 a 1 is shifted in, otherwise a 0 is shifted in).</text:span></text:p>
      <text:p text:style-name="Text_20_body"><text:span text:style-name="T15"><text:tab/></text:span><text:span text:style-name="T1">1000 0000 0000 1010<text:tab/><text:tab/>--&gt; <text:tab/>1100 0000 0000 0101</text:span></text:p>
      <text:p text:style-name="Text_20_body"><text:span text:style-name="T15">Also see </text:span><text:span text:style-name="T1">LSH</text:span><text:span text:style-name="T15">. </text:span></text:p>
      <text:p text:style-name="P16">Examples:</text:p>
      <text:p text:style-name="P20"><text:tab/>&lt;ASH 4 1&gt;<text:tab/><text:tab/>--&gt;<text:tab/>8<text:line-break/><text:tab/>&lt;ASH 4 -2&gt;<text:tab/>--&gt;<text:tab/>1</text:p>
      <text:h text:style-name="P31" text:outline-level="3"><text:span text:style-name="Definition"><text:span text:style-name="T11">ASSIGNED?</text:span></text:span></text:h>
      <text:p text:style-name="P2">&lt;ASSIGNED? Name&gt;</text:p>
      <text:p text:style-name="P2"/>
      <text:p text:style-name="P2"><text:span text:style-name="Definition"><text:span text:style-name="T8">Zapf syntax<text:tab/><text:tab/>Inform syntax</text:span></text:span></text:p>
      <text:p text:style-name="P2">ASSIGNED?<text:tab/><text:tab/><text:tab/>check_arg_count</text:p>
      <text:p text:style-name="P2"/>
      <text:p text:style-name="P2">Versions: 5-</text:p>
      <text:p text:style-name="P2"/>
      <text:p text:style-name="Text_20_body">Predicate. Can test if optional argument <text:span text:style-name="T1">name</text:span> in call to routine is supplied.</text:p>
      <text:p text:style-name="Text_20_body">Example:</text:p>
      <text:p text:style-name="P2">&lt;ROUTINE TEST("OPT" X)</text:p>
      <text:p text:style-name="P2"><text:tab/>&lt;COND (&lt;ASSIGNED? X&gt; </text:p>
      <text:p text:style-name="P2"><text:tab/><text:tab/>&lt;TELL "X is assigned." CR&gt;</text:p>
      <text:p text:style-name="P2"><text:tab/>)</text:p>
      <text:p text:style-name="P2"><text:tab/>(ELSE</text:p>
      <text:p text:style-name="P2"><text:tab/><text:tab/>&lt;TELL "X is not assigned." CR&gt;</text:p>
      <text:p text:style-name="P2"><text:tab/>)&gt;</text:p>
      <text:p text:style-name="P2">&gt;</text:p>
      <text:p text:style-name="P2"/>
      <text:p text:style-name="P2">&lt;TEST&gt;<text:tab/><text:tab/>--&gt; X is not assigned.</text:p>
      <text:p text:style-name="P2">&lt;TEST 1&gt;<text:tab/><text:tab/>--&gt; X is assigned.</text:p>
      <text:h text:style-name="P31" text:outline-level="3"><text:soft-page-break/><text:span text:style-name="Definition"><text:span text:style-name="T11">BACK</text:span></text:span></text:h>
      <text:p text:style-name="P2">&lt;BACK table [bytes]&gt;</text:p>
      <text:h text:style-name="P31" text:outline-level="3"><text:span text:style-name="Definition"><text:span text:style-name="T11">BAND, ANDB</text:span></text:span></text:h>
      <text:p text:style-name="P2">&lt;BAND numbers...&gt;</text:p>
      <text:p text:style-name="P2"/>
      <text:p text:style-name="P2"><text:span text:style-name="Definition"><text:span text:style-name="T8">Zapf syntax<text:tab/><text:tab/>Inform syntax</text:span></text:span></text:p>
      <text:p text:style-name="P2">BAND<text:tab/><text:tab/><text:tab/><text:tab/>and</text:p>
      <text:p text:style-name="P2"/>
      <text:p text:style-name="P2">All versions</text:p>
      <text:p text:style-name="P2"/>
      <text:p text:style-name="P14">Bitwise AND. </text:p>
      <text:p text:style-name="P14">Examples: </text:p>
      <text:p text:style-name="P14"><text:tab/><text:span text:style-name="T1">&lt;BAND 33 96&gt;<text:tab/><text:tab/>--&gt;<text:tab/>32<text:line-break/><text:tab/>&lt;BAND 33 96 64&gt;<text:tab/>--&gt;<text:tab/>0</text:span></text:p>
      <text:h text:style-name="P31" text:outline-level="3"><text:span text:style-name="Definition"><text:span text:style-name="T11">BCOM</text:span></text:span></text:h>
      <text:p text:style-name="P2">&lt;BCOM value&gt;</text:p>
      <text:p text:style-name="P2"/>
      <text:p text:style-name="P2"><text:span text:style-name="Definition"><text:span text:style-name="T8">Zapf syntax<text:tab/><text:tab/>Inform syntax</text:span></text:span></text:p>
      <text:p text:style-name="P2">BCOM<text:tab/><text:tab/><text:tab/><text:tab/>not</text:p>
      <text:p text:style-name="P2"/>
      <text:p text:style-name="P2">All versions</text:p>
      <text:p text:style-name="P2"/>
      <text:p text:style-name="Text_20_body">Bitwise NOT. Reverse all bits in the WORD <text:span text:style-name="T1">value</text:span> (16 bits).</text:p>
      <text:p text:style-name="Text_20_body">Examples:</text:p>
      <text:p text:style-name="Text_20_body"><text:tab/><text:span text:style-name="T1">&lt;BCOM #2 000011110001111&gt;<text:tab/>--&gt; #2 1111000011110000</text:span></text:p>
      <text:h text:style-name="P31" text:outline-level="3"><text:span text:style-name="Definition"><text:span text:style-name="T11">BIND</text:span></text:span></text:h>
      <text:p text:style-name="P2">&lt;BIND [activation] (bindings...) expressions...&gt;</text:p>
      <text:p text:style-name="P2"/>
      <text:p text:style-name="Text_20_body"><text:span text:style-name="T1">BIND</text:span> defines a program block with it own set of <text:span text:style-name="T1">bindings</text:span>. <text:span text:style-name="T1">BIND</text:span> is similiar to <text:span text:style-name="T1">PROG</text:span> but <text:span text:style-name="T1">BIND</text:span> don't create a default <text:span text:style-name="T1">activation</text:span> at the start of the block. If <text:s/>an <text:span text:style-name="T1">activation</text:span> is needed it must be specified. <text:span text:style-name="T1">AGAIN</text:span> and <text:span text:style-name="T1">RETURN</text:span> without specified <text:span text:style-name="T1">activation</text:span> inside a BIND-block will start over or return from the previous <text:span text:style-name="T1">activation</text:span> (most probably the <text:span text:style-name="T1">ROUTINE</text:span>). </text:p>
      <text:p text:style-name="Text_20_body">Also see <text:span text:style-name="T1">AGAIN</text:span>, <text:span text:style-name="T1">DO</text:span>, <text:span text:style-name="T1">PROG</text:span><text:span text:style-name="T15">, </text:span><text:span text:style-name="T1">REPEAT</text:span><text:span text:style-name="T15"> and </text:span><text:span text:style-name="T1">RETURN</text:span> for more details how to control program flow.</text:p>
      <text:p text:style-name="Text_20_body">Example:</text:p>
      <text:p text:style-name="Text_20_body"><text:tab/><text:span text:style-name="T1">&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span><text:soft-page-break/><text:span text:style-name="T1"><text:tab/>&gt;<text:line-break/><text:tab/>--&gt; "START 2 1 END"</text:span></text:p>
      <text:p text:style-name="P20"><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p>
      <text:h text:style-name="P31" text:outline-level="3"><text:span text:style-name="Definition"><text:span text:style-name="T11">BOR, ORB</text:span></text:span></text:h>
      <text:p text:style-name="P2">&lt;BOR numbers...&gt;</text:p>
      <text:p text:style-name="P2"/>
      <text:p text:style-name="P2"><text:span text:style-name="Definition"><text:span text:style-name="T8">Zapf syntax<text:tab/><text:tab/>Inform syntax</text:span></text:span></text:p>
      <text:p text:style-name="P2">BOR<text:tab/><text:tab/><text:tab/><text:tab/>or</text:p>
      <text:p text:style-name="P2"/>
      <text:p text:style-name="P2">All versions</text:p>
      <text:p text:style-name="P2"/>
      <text:p text:style-name="Text_20_body">Bitwise OR.</text:p>
      <text:p text:style-name="Text_20_body">Examples:</text:p>
      <text:p text:style-name="Text_20_body"><text:tab/><text:span text:style-name="T1">&lt;BOR 33 96&gt;<text:tab/>--&gt;<text:tab/>97<text:line-break/><text:tab/>&lt;BOR 33 96 64&gt;<text:tab/>--&gt;<text:tab/>97</text:span></text:p>
      <text:h text:style-name="P31" text:outline-level="3"><text:span text:style-name="Definition"><text:span text:style-name="T11">BTST</text:span></text:span></text:h>
      <text:p text:style-name="P2">&lt;BTST value1 value2&gt;</text:p>
      <text:p text:style-name="P2"/>
      <text:p text:style-name="P2"><text:span text:style-name="Definition"><text:span text:style-name="T8">Zapf syntax<text:tab/><text:tab/>Inform syntax</text:span></text:span></text:p>
      <text:p text:style-name="P2">BTST<text:tab/><text:tab/><text:tab/><text:tab/>test</text:p>
      <text:p text:style-name="P2"/>
      <text:p text:style-name="P2">All versions</text:p>
      <text:p text:style-name="P2"/>
      <text:p text:style-name="Text_20_body">Predicate. Binary test. Evaluates to true if <text:s/>all <text:span text:style-name="T1">value2</text:span> bits are set in <text:span text:style-name="T1">value1</text:span>. Could be expressed as <text:span text:style-name="T1">&lt;=? &lt;BAND value1 value2&gt; value2&gt;</text:span>.</text:p>
      <text:p text:style-name="Text_20_body">Examples:</text:p>
      <text:p text:style-name="P20"><text:tab/>&lt;BTST 64 64&gt; <text:tab/>--&gt; TRUE<text:line-break/><text:tab/>&lt;BTST 64 63&gt;<text:tab/>--&gt; FALSE<text:line-break/><text:tab/>&lt;BTST 97 33&gt;<text:tab/>--&gt; TRUE</text:p>
      <text:h text:style-name="P31" text:outline-level="3"><text:span text:style-name="Definition"><text:span text:style-name="T11">BUFOUT</text:span></text:span></text:h>
      <text:p text:style-name="P2">&lt;BUFOUT value&gt;</text:p>
      <text:p text:style-name="P2"/>
      <text:p text:style-name="P2"><text:span text:style-name="Definition"><text:span text:style-name="T8">Zapf syntax<text:tab/><text:tab/>Inform syntax</text:span></text:span></text:p>
      <text:p text:style-name="P2">BUFOUT<text:tab/><text:tab/><text:tab/>buffer_mode</text:p>
      <text:p text:style-name="P2"/>
      <text:p text:style-name="P2"><text:soft-page-break/>Versions: 4-</text:p>
      <text:p text:style-name="P2"/>
      <text:p text:style-name="Text_20_body">Flag that controls if output is buffered (to enable proper word-wrap). <text:span text:style-name="T1">Value</text:span> can be true or false.</text:p>
      <text:p text:style-name="Text_20_body">Examples:</text:p>
      <text:p text:style-name="Text_20_body"><text:tab/><text:span text:style-name="T1">&lt;BUFOUT &lt;&gt;&gt;<text:tab/>--&gt; Turns off buffering(disables word-wrap)<text:line-break/><text:tab/>&lt;BUFOUT T&gt;<text:tab/>--&gt; Turns on buffering </text:span></text:p>
      <text:h text:style-name="P31" text:outline-level="3"><text:span text:style-name="Definition"><text:span text:style-name="T11">CATCH</text:span></text:span></text:h>
      <text:p text:style-name="P2">&lt;CATCH&gt;</text:p>
      <text:p text:style-name="P2"/>
      <text:p text:style-name="P2"><text:span text:style-name="Definition"><text:span text:style-name="T8">Zapf syntax<text:tab/><text:tab/>Inform syntax</text:span></text:span></text:p>
      <text:p text:style-name="P2">CATCH<text:tab/><text:tab/><text:tab/>catch</text:p>
      <text:p text:style-name="P2"/>
      <text:p text:style-name="P2">Versions: 5-</text:p>
      <text:p text:style-name="P2"/>
      <text:p text:style-name="Text_20_body">Used in conjunction with <text:span text:style-name="T1">THROW</text:span>. <text:span text:style-name="T1">CATCH</text:span> returns the current state of the stack (the "stack frame"). Also see <text:span text:style-name="T1">THROW</text:span>.</text:p>
      <text:p text:style-name="Text_20_body">Example:</text:p>
      <text:p text:style-name="Text_20_body"><text:tab/><text:span text:style-name="T1">&lt;SETG CATCH-POINT &lt;CATCH&gt;&gt;<text:tab/>--&gt; <text:tab/>Saves the current stack<text:line-break/></text:span><text:span text:style-name="T1"><text:tab/><text:tab/><text:tab/><text:tab/><text:tab/><text:tab/><text:tab/><text:tab/>frame in global variable <text:s/></text:span></text:p>
      <text:h text:style-name="P31" text:outline-level="3"><text:span text:style-name="Definition"><text:span text:style-name="T11">CHECKU</text:span></text:span></text:h>
      <text:p text:style-name="P2">&lt;CHECKU character&gt;</text:p>
      <text:p text:style-name="P2"/>
      <text:p text:style-name="P2"><text:span text:style-name="Definition"><text:span text:style-name="T8">Zapf syntax<text:tab/><text:tab/>Inform syntax</text:span></text:span></text:p>
      <text:p text:style-name="P2">CHECKU<text:tab/><text:tab/><text:tab/>check_unicode</text:p>
      <text:p text:style-name="P2"/>
      <text:p text:style-name="P2">Versions: 5-</text:p>
      <text:p text:style-name="P7"/>
      <text:p text:style-name="Text_20_body">Checks if given unicode <text:span text:style-name="T1">character</text:span> can be printed and/or receieved from keyboard. Return is in bit 0 and 1 so the return result is <text:s/>either 0, 1, 2 or 3. <text:line-break/><text:tab/>0 = character can not be printed and not recieved from keyboard<text:line-break/><text:tab/>1 = character can be printed but not recieved from keyboard <text:line-break/><text:tab/>2 = character can not be printed but recieved from keyboard<text:line-break/><text:tab/>3 = character can both be printed and recieved from keyboard</text:p>
      <text:p text:style-name="Text_20_body">Example:</text:p>
      <text:p text:style-name="Text_20_body"><text:tab/><text:span text:style-name="T1">&lt;CHECKU 65&gt;<text:tab/>--&gt;<text:tab/>3</text:span></text:p>
      <text:h text:style-name="P31" text:outline-level="3"><text:span text:style-name="Definition"><text:span text:style-name="T11">CLEAR</text:span></text:span></text:h>
      <text:p text:style-name="P2">&lt;CLEAR window-number&gt;</text:p>
      <text:p text:style-name="P2"/>
      <text:p text:style-name="Standard"><text:span text:style-name="Definition"><text:span text:style-name="T2"><text:tab/>Zapf syntax<text:tab/><text:tab/>Inform syntax</text:span></text:span></text:p>
      <text:p text:style-name="Standard"><text:tab/><text:span text:style-name="T1">CLEAR<text:tab/><text:tab/><text:tab/>erase_window</text:span></text:p>
      <text:p text:style-name="P28"/>
      <text:p text:style-name="P28"><text:tab/>Versions: 4-</text:p>
      <text:p text:style-name="P28"/>
      <text:p text:style-name="P16">Clears window with given <text:span text:style-name="T1">window-number</text:span>. If <text:span text:style-name="T1">window-number</text:span> is -1 it unsplit all windows <text:soft-page-break/>and then clears the resulting window. If <text:span text:style-name="T1">window-number</text:span> is -2 it clears all windows without unsplitting.</text:p>
      <text:p text:style-name="P16">Example:</text:p>
      <text:p text:style-name="P20"><text:tab/>&lt;CLEAR 0&gt;<text:tab/><text:tab/>--&gt; Clears window 0 (the "main"-window)</text:p>
      <text:h text:style-name="P31" text:outline-level="3"><text:span text:style-name="Definition"><text:span text:style-name="T11">COLOR</text:span></text:span></text:h>
      <text:p text:style-name="P2">&lt;COLOR fg-color bg-color&gt;<text:tab/><text:tab/><text:tab/><text:tab/>;"Version 5"<text:line-break/>&lt;COLOR fg-color bg-color [window-number]&gt;<text:tab/>;"Versions: 6-"</text:p>
      <text:p text:style-name="P2"/>
      <text:p text:style-name="P2"><text:span text:style-name="Definition"><text:span text:style-name="T8">Zapf syntax<text:tab/><text:tab/>Inform syntax</text:span></text:span></text:p>
      <text:p text:style-name="P2">COLOR<text:tab/><text:tab/><text:tab/>set_colour</text:p>
      <text:p text:style-name="P2"/>
      <text:p text:style-name="P2">Versions: 5-</text:p>
      <text:p text:style-name="P2"/>
      <text:p text:style-name="Text_20_body">Print text in given f<text:span text:style-name="T1">g-color</text:span> and <text:span text:style-name="T1">bg-color</text:span> from this point on (flushing out text in buffer in old colors first). Version 6 supports a third argument, <text:span text:style-name="T1">window-number</text:span>. The colors available (if interpreter supports it) are:</text:p>
      <table:table table:name="Tabell9" table:style-name="Tabell9">
        <table:table-column table:style-name="Tabell9.A"/>
        <table:table-column table:style-name="Tabell9.B"/>
        <table:table-row>
          <table:table-cell table:style-name="Tabell9.A1" office:value-type="string">
            <text:p text:style-name="P27">0</text:p>
          </table:table-cell>
          <table:table-cell table:style-name="Tabell9.B1" office:value-type="string">
            <text:p text:style-name="Table_20_Contents">Current color</text:p>
          </table:table-cell>
        </table:table-row>
        <table:table-row>
          <table:table-cell table:style-name="Tabell9.A2" office:value-type="string">
            <text:p text:style-name="P27">1</text:p>
          </table:table-cell>
          <table:table-cell table:style-name="Tabell9.B2" office:value-type="string">
            <text:p text:style-name="Table_20_Contents">Default color</text:p>
          </table:table-cell>
        </table:table-row>
        <table:table-row>
          <table:table-cell table:style-name="Tabell9.A2" office:value-type="string">
            <text:p text:style-name="P27">2</text:p>
          </table:table-cell>
          <table:table-cell table:style-name="Tabell9.B2" office:value-type="string">
            <text:p text:style-name="Table_20_Contents">Black</text:p>
          </table:table-cell>
        </table:table-row>
        <table:table-row>
          <table:table-cell table:style-name="Tabell9.A2" office:value-type="string">
            <text:p text:style-name="P27">3</text:p>
          </table:table-cell>
          <table:table-cell table:style-name="Tabell9.B2" office:value-type="string">
            <text:p text:style-name="Table_20_Contents">Red</text:p>
          </table:table-cell>
        </table:table-row>
        <table:table-row>
          <table:table-cell table:style-name="Tabell9.A2" office:value-type="string">
            <text:p text:style-name="P27">4</text:p>
          </table:table-cell>
          <table:table-cell table:style-name="Tabell9.B2" office:value-type="string">
            <text:p text:style-name="Table_20_Contents">Green</text:p>
          </table:table-cell>
        </table:table-row>
        <table:table-row>
          <table:table-cell table:style-name="Tabell9.A2" office:value-type="string">
            <text:p text:style-name="P27">5</text:p>
          </table:table-cell>
          <table:table-cell table:style-name="Tabell9.B2" office:value-type="string">
            <text:p text:style-name="Table_20_Contents">Yellow</text:p>
          </table:table-cell>
        </table:table-row>
        <table:table-row>
          <table:table-cell table:style-name="Tabell9.A2" office:value-type="string">
            <text:p text:style-name="P27">6</text:p>
          </table:table-cell>
          <table:table-cell table:style-name="Tabell9.B2" office:value-type="string">
            <text:p text:style-name="Table_20_Contents">Blue</text:p>
          </table:table-cell>
        </table:table-row>
        <table:table-row>
          <table:table-cell table:style-name="Tabell9.A2" office:value-type="string">
            <text:p text:style-name="P27">7</text:p>
          </table:table-cell>
          <table:table-cell table:style-name="Tabell9.B2" office:value-type="string">
            <text:p text:style-name="Table_20_Contents">Magenta</text:p>
          </table:table-cell>
        </table:table-row>
        <table:table-row>
          <table:table-cell table:style-name="Tabell9.A2" office:value-type="string">
            <text:p text:style-name="P27">8</text:p>
          </table:table-cell>
          <table:table-cell table:style-name="Tabell9.B2" office:value-type="string">
            <text:p text:style-name="Table_20_Contents">Cyan</text:p>
          </table:table-cell>
        </table:table-row>
        <table:table-row>
          <table:table-cell table:style-name="Tabell9.A2" office:value-type="string">
            <text:p text:style-name="P27">9</text:p>
          </table:table-cell>
          <table:table-cell table:style-name="Tabell9.B2" office:value-type="string">
            <text:p text:style-name="Table_20_Contents">White</text:p>
          </table:table-cell>
        </table:table-row>
      </table:table>
      <text:p text:style-name="Text_20_body"/>
      <text:p text:style-name="Text_20_body">Example:</text:p>
      <text:p text:style-name="Text_20_body"><text:tab/><text:span text:style-name="T1">&lt;COLOR 2 9&gt;<text:tab/>--&gt; <text:s/>Set black text against white background</text:span></text:p>
      <text:h text:style-name="P31" text:outline-level="3"><text:span text:style-name="Definition"><text:span text:style-name="T11">COND</text:span></text:span></text:h>
      <text:p text:style-name="P2">&lt;COND (condition expressions...)...&gt;</text:p>
      <text:p text:style-name="P2"/>
      <text:p text:style-name="Text_20_body">Test <text:span text:style-name="T1">condition</text:span> (predicate) and if <text:span text:style-name="T1">condition</text:span> evaluates to true <text:span text:style-name="T1">expressions</text:span> are executed.</text:p>
      <text:p text:style-name="Text_20_body">IF-THEN style:</text:p>
      <text:p text:style-name="Text_20_body"><text:tab/><text:span text:style-name="T1">&lt;COND (&lt;AND &lt;=? 1 1&gt; &lt;=? 2 2&gt;&gt; &lt;TELL "IF-THEN &lt;...&gt;)&gt;</text:span></text:p>
      <text:p text:style-name="Text_20_body">IF-THEN-ELSE style:</text:p>
      <text:p text:style-name="Text_20_body"><text:tab/><text:span text:style-name="T1">&lt;COND (&lt;AND &lt;=? 1 1&gt; &lt;=? 2 2&gt;&gt;<text:line-break/><text:tab/><text:tab/>&lt;TELL "THEN &lt;...&gt;" CR&gt;<text:line-break/><text:tab/>)<text:line-break/><text:tab/>(ELSE<text:tab/><text:tab/><text:tab/><text:tab/><text:tab/><text:tab/>;"Or T"<text:line-break/></text:span><text:soft-page-break/><text:span text:style-name="T1"><text:tab/><text:tab/>&lt;TELL "ELSE &lt;...&gt;" CR&gt;<text:line-break/><text:tab/>)&gt;</text:span></text:p>
      <text:p text:style-name="Text_20_body"><text:span text:style-name="T1">COND</text:span><text:span text:style-name="T15"> evaluates each </text:span><text:span text:style-name="T1">condition</text:span><text:span text:style-name="T15"> in turn and executes the </text:span><text:span text:style-name="T1">expressions</text:span><text:span text:style-name="T15"> directly after the first </text:span><text:span text:style-name="T1">condition</text:span><text:span text:style-name="T15"> that evaluates to true. </text:span><text:span text:style-name="T1">ELSE</text:span><text:span text:style-name="T15"> is a synonym to </text:span><text:span text:style-name="T1">T</text:span><text:span text:style-name="T15"> so if first </text:span><text:span text:style-name="T1">condition</text:span><text:span text:style-name="T15"> is false the second is always true and is executed.</text:span></text:p>
      <text:p text:style-name="P16">SWITCH style:</text:p>
      <text:p text:style-name="Text_20_body"><text:span text:style-name="T15"><text:tab/></text:span><text:span text:style-name="T1">&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Text_20_body"><text:span text:style-name="T15">Note that only one </text:span><text:span text:style-name="T1">conditions</text:span><text:span text:style-name="T15"> expressions is executed, </text:span><text:span text:style-name="T1">conditions</text:span><text:span text:style-name="T15"> after a </text:span><text:span text:style-name="T1">condition</text:span><text:span text:style-name="T15"> that evaluated to true is skipped.</text:span></text:p>
      <text:p text:style-name="Text_20_body"><text:span text:style-name="T15"><text:tab/></text:span><text:span text:style-name="T1">&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Text_20_body"><text:span text:style-name="T15">In this case </text:span><text:span text:style-name="T1">conditions</text:span><text:span text:style-name="T15"> for 1, 2 &amp; 3 is never executed and should result in an compiler warning.</text:span><text:span text:style-name="T15"><text:tab/></text:span></text:p>
      <text:p text:style-name="Text_20_body"><text:span text:style-name="Definition"><text:span text:style-name="T11">COPYT</text:span></text:span></text:p>
      <text:p text:style-name="P2">&lt;COPYT src-table dest-table length&gt;</text:p>
      <text:p text:style-name="P2"/>
      <text:p text:style-name="P2"><text:span text:style-name="Definition"><text:span text:style-name="T8">Zapf syntax<text:tab/><text:tab/>Inform syntax</text:span></text:span></text:p>
      <text:p text:style-name="P2">COPYT<text:tab/><text:tab/><text:tab/>copy_table </text:p>
      <text:p text:style-name="P2"/>
      <text:p text:style-name="P2">Versions: 5-</text:p>
      <text:p text:style-name="P2"/>
      <text:p text:style-name="Text_20_body">Copies <text:span text:style-name="T1">length</text:span> number of bytes from <text:span text:style-name="T1">src-table</text:span> to <text:span text:style-name="T1">dest-table</text:span>. The tables are allowed to overlap. If <text:span text:style-name="T1">length</text:span> is positive then the copy is done without corrupting the <text:span text:style-name="T1">src-table</text:span>. If <text:span text:style-name="T1">length</text:span> is negative the copy is always forward from <text:span text:style-name="T1">src-table</text:span> to <text:span text:style-name="T1">dest-table</text:span> (the absolute <text:span text:style-name="T1">length</text:span> number of bytes) even if this corrupts <text:span text:style-name="T1">src-table</text:span>.</text:p>
      <text:p text:style-name="Text_20_body">Example:</text:p>
      <text:p text:style-name="P20"><text:tab/>&lt;GLOBAL TABLE1 &lt;TABLE 1 2 3&gt;&gt;<text:line-break/><text:tab/>&lt;GLOBAL TABLE2 &lt;TABLE 0 0 0&gt;&gt;<text:line-break/><text:tab/>&lt;ROUTINE TEST-COPYT()<text:line-break/><text:tab/><text:tab/>&lt;COPYT ,TABLE1 ,TABLE2 6&gt;<text:line-break/><text:tab/><text:tab/>&lt;GET ,TABLE2 2&gt;<text:line-break/><text:tab/>&gt;<text:line-break/><text:soft-page-break/><text:line-break/><text:tab/>&lt;TEST-COPYT&gt;<text:tab/>--&gt;<text:tab/>3</text:p>
      <text:h text:style-name="P31" text:outline-level="3"><text:span text:style-name="Definition"><text:span text:style-name="T11">CRLF</text:span></text:span></text:h>
      <text:p text:style-name="P2">&lt;CRLF&gt;</text:p>
      <text:p text:style-name="P2"/>
      <text:p text:style-name="P2"><text:span text:style-name="Definition"><text:span text:style-name="T8">Zapf syntax<text:tab/><text:tab/>Inform syntax</text:span></text:span></text:p>
      <text:p text:style-name="P2">CRLF<text:tab/><text:tab/><text:tab/><text:tab/>new_line</text:p>
      <text:p text:style-name="P2"/>
      <text:p text:style-name="P2">All versions</text:p>
      <text:p text:style-name="P2"/>
      <text:p text:style-name="Text_20_body">Prints carriage return and line feed.</text:p>
      <text:p text:style-name="Text_20_body">Example:</text:p>
      <text:p text:style-name="P20"><text:tab/>&lt;CRLF&gt;<text:tab/>--&gt;<text:tab/>Moves curser to position 1 on new line</text:p>
      <text:h text:style-name="P31" text:outline-level="3"><text:span text:style-name="Definition"><text:span text:style-name="T11">CURGET</text:span></text:span></text:h>
      <text:p text:style-name="P2">&lt;CURGET table&gt;</text:p>
      <text:p text:style-name="P2"/>
      <text:p text:style-name="P2"><text:span text:style-name="Definition"><text:span text:style-name="T8">Zapf syntax<text:tab/><text:tab/>Inform syntax</text:span></text:span></text:p>
      <text:p text:style-name="P2">CURGET<text:tab/><text:tab/><text:tab/>get_cursor</text:p>
      <text:p text:style-name="P2"/>
      <text:p text:style-name="P2">Versions: 4-</text:p>
      <text:p text:style-name="P2"/>
      <text:p text:style-name="Text_20_body"><text:span text:style-name="T1">CURGET</text:span> puts current cursor row in record 0 and current cursor column in record 1 of <text:s/>supplied table.Both row and column are WORD (16-bit).</text:p>
      <text:p text:style-name="Text_20_body">Example:</text:p>
      <text:p text:style-name="Text_20_body"><text:tab/><text:span text:style-name="T1">&lt;GLOBAL CURTABLE &lt;TABLE 0 0&gt;&gt;<text:line-break/><text:tab/>&lt;ROUTINE TEST-CURGET ()<text:line-break/><text:tab/><text:tab/>&lt;CURGET ,CURTABLE&gt;<text:line-break/><text:tab/>&gt;<text:line-break/><text:line-break/><text:tab/>&lt;TEST-CURGET&gt;<text:tab/>--&gt;<text:tab/>Puts current row and column in CURTABLE</text:span></text:p>
      <text:h text:style-name="P31" text:outline-level="3"><text:span text:style-name="Definition"><text:span text:style-name="T11">CURSET</text:span></text:span></text:h>
      <text:p text:style-name="P2">&lt;CURSET row column&gt;<text:tab/><text:tab/><text:tab/><text:tab/><text:tab/>;"Versions: 4-5"<text:line-break/>&lt;CURSET row column [window-number]&gt;<text:tab/>;"Versions: 6-"</text:p>
      <text:p text:style-name="P2"/>
      <text:p text:style-name="P2">Versions: 4-</text:p>
      <text:p text:style-name="P7"/>
      <text:p text:style-name="P14"><text:span text:style-name="T1">CURSET</text:span> moves cursor to <text:span text:style-name="T1">row</text:span> and <text:span text:style-name="T1">column</text:span> in current window (or supplied <text:span text:style-name="T1">window-number</text:span>).</text:p>
      <text:p text:style-name="P14">In versions 4-5 it is only possible to move the cursor in the upper window (<text:span text:style-name="T1">window-number</text:span> = 1).</text:p>
      <text:p text:style-name="P14">In versions 6-, if <text:span text:style-name="T1">row</text:span> is -1 then the cursor is turned off (-2 turns it back on).</text:p>
      <text:p text:style-name="P14">Example:</text:p>
      <text:p text:style-name="P14"><text:tab/><text:span text:style-name="T1">&lt;CURSET 1 1&gt;<text:tab/>--&gt;<text:tab/>Move cursor to upper left corner in <text:tab/><text:tab/><text:tab/><text:tab/><text:tab/><text:tab/>current window</text:span></text:p>
      <text:h text:style-name="P31" text:outline-level="3"><text:soft-page-break/><text:span text:style-name="Definition"><text:span text:style-name="T11">DCLEAR</text:span></text:span></text:h>
      <text:p text:style-name="P2">&lt;DCLEAR picture-number [row] [column]&gt;</text:p>
      <text:p text:style-name="P2"/>
      <text:p text:style-name="P2"><text:span text:style-name="Definition"><text:span text:style-name="T8">Zapf syntax<text:tab/><text:tab/>Inform syntax</text:span></text:span></text:p>
      <text:p text:style-name="P2">DCLEAR<text:tab/><text:tab/><text:tab/>erase_picture</text:p>
      <text:p text:style-name="P2"/>
      <text:p text:style-name="P2">Versions: 6-</text:p>
      <text:p text:style-name="P2"/>
      <text:p text:style-name="Text_20_body">Clears (draw background color) area covered by <text:span text:style-name="T1">picture-number</text:span>, starting at <text:span text:style-name="T1">row</text:span> and <text:span text:style-name="T1">column</text:span>. Also see <text:span text:style-name="T1">DISPLAY</text:span>.</text:p>
      <text:p text:style-name="Text_20_body">Example:</text:p>
      <text:p text:style-name="P20"><text:tab/>&lt;DCLEAR 1 1 1&gt;<text:tab/><text:tab/>--&gt; Clears picture 1</text:p>
      <text:h text:style-name="P31" text:outline-level="3"><text:span text:style-name="Definition"><text:span text:style-name="T11">DEC</text:span></text:span></text:h>
      <text:p text:style-name="P2">&lt;DEC name&gt;</text:p>
      <text:p text:style-name="P2"/>
      <text:p text:style-name="P2"><text:span text:style-name="Definition"><text:span text:style-name="T8">Zapf syntax<text:tab/><text:tab/>Inform syntax</text:span></text:span></text:p>
      <text:p text:style-name="P2">DEC<text:tab/><text:tab/><text:tab/><text:tab/>dec</text:p>
      <text:p text:style-name="P2"/>
      <text:p text:style-name="P2">All versions</text:p>
      <text:p text:style-name="P2"/>
      <text:p text:style-name="Text_20_body">Decrease variable (signed) <text:span text:style-name="T1">name</text:span> with 1.</text:p>
      <text:p text:style-name="Text_20_body">Example:</text:p>
      <text:p text:style-name="P20"><text:tab/>&lt;ROUTINE TEST-DEC (X) &lt;DEC .X&gt;&gt;</text:p>
      <text:p text:style-name="P20"><text:line-break/><text:tab/>&lt;TEST-DEC 45&gt;<text:tab/><text:tab/>--&gt;<text:tab/>44<text:line-break/><text:tab/>&lt;TEST-DEC 0&gt;<text:tab/><text:tab/>--&gt;<text:tab/>-1</text:p>
      <text:h text:style-name="P31" text:outline-level="3"><text:span text:style-name="Definition"><text:span text:style-name="T11">DIRIN</text:span></text:span></text:h>
      <text:p text:style-name="P2">&lt;DIRIN stream-number&gt;</text:p>
      <text:p text:style-name="P2"/>
      <text:p text:style-name="P2"><text:span text:style-name="Definition"><text:span text:style-name="T8">Zapf syntax<text:tab/><text:tab/>Inform syntax</text:span></text:span></text:p>
      <text:p text:style-name="P2">DIRIN<text:tab/><text:tab/><text:tab/>input_stream</text:p>
      <text:p text:style-name="P2"/>
      <text:p text:style-name="P2">All versions</text:p>
      <text:p text:style-name="P2"/>
      <text:p text:style-name="Text_20_body">Select input stream. Only <text:span text:style-name="T1">stream-number</text:span><text:span text:style-name="T15"> </text:span>0 and 1 are valid.</text:p>
      <table:table table:name="Tabell10" table:style-name="Tabell10">
        <table:table-column table:style-name="Tabell10.A"/>
        <table:table-column table:style-name="Tabell10.B"/>
        <table:table-row>
          <table:table-cell table:style-name="Tabell10.A1" office:value-type="string">
            <text:p text:style-name="P27">0</text:p>
          </table:table-cell>
          <table:table-cell table:style-name="Tabell10.B1" office:value-type="string">
            <text:p text:style-name="Table_20_Contents">Keyboard</text:p>
          </table:table-cell>
        </table:table-row>
        <table:table-row>
          <table:table-cell table:style-name="Tabell10.A2" office:value-type="string">
            <text:p text:style-name="P27">1</text:p>
          </table:table-cell>
          <table:table-cell table:style-name="Tabell10.B2" office:value-type="string">
            <text:p text:style-name="Table_20_Contents">File on host</text:p>
          </table:table-cell>
        </table:table-row>
      </table:table>
      <text:p text:style-name="Text_20_body">Example:</text:p>
      <text:p text:style-name="P20"><text:tab/>&lt;DIRIN 0&gt;<text:tab/><text:tab/>--&gt;<text:tab/>True and select input stream keyboard </text:p>
      <text:h text:style-name="P31" text:outline-level="3"><text:span text:style-name="Definition"><text:span text:style-name="T11">DIROUT</text:span></text:span></text:h>
      <text:p text:style-name="P2">&lt;DIROUT stream-number [table]&gt;<text:tab/><text:tab/>;"Versions -5"<text:line-break/>&lt;DIROUT stream-number [table] [width]&gt;<text:tab/>;"Versions 6-"</text:p>
      <text:p text:style-name="P2"><text:soft-page-break/></text:p>
      <text:p text:style-name="P2"><text:span text:style-name="Definition"><text:span text:style-name="T8">Zapf syntax<text:tab/><text:tab/>Inform syntax</text:span></text:span></text:p>
      <text:p text:style-name="P2"><text:span text:style-name="Definition"><text:span text:style-name="T7">DIROUT<text:tab/><text:tab/><text:tab/>output_stream</text:span></text:span></text:p>
      <text:p text:style-name="P2"><text:span text:style-name="Definition"><text:span text:style-name="T7"/></text:span></text:p>
      <text:p text:style-name="Text_20_body"><text:span text:style-name="Definition"><text:span text:style-name="T7">Directs output to one or more output streams (multiple streams can be active simultaneously). Turn on stream with positive </text:span></text:span><text:span text:style-name="Definition"><text:span text:style-name="T3">stream-number</text:span></text:span><text:span text:style-name="Definition"><text:span text:style-name="T7"> and turn off stream with negative </text:span></text:span><text:span text:style-name="Definition"><text:span text:style-name="T3">stream-number</text:span></text:span><text:span text:style-name="Definition"><text:span text:style-name="T7">.</text:span></text:span></text:p>
      <text:p text:style-name="Text_20_body"><text:span text:style-name="Definition"><text:span text:style-name="T7">If stream 3 is active a </text:span></text:span><text:span text:style-name="Definition"><text:span text:style-name="T3">table</text:span></text:span><text:span text:style-name="Definition"><text:span text:style-name="T7"> must be supplied. WORD 0 in </text:span></text:span><text:span text:style-name="Definition"><text:span text:style-name="T3">table</text:span></text:span><text:span text:style-name="Definition"><text:span text:style-name="T7"> holds number of printed characters and byte 2 onward holds the characters printed. </text:span></text:span><text:span text:style-name="Definition"><text:span text:style-name="T3">DIROUT</text:span></text:span><text:span text:style-name="Definition"><text:span text:style-name="T7"> can overrun table if not enough space is allocated.</text:span></text:span></text:p>
      <text:p text:style-name="Text_20_body"><text:span text:style-name="Definition"><text:span text:style-name="T7">Later versions can format output text to </text:span></text:span><text:span text:style-name="Definition"><text:span text:style-name="T3">width</text:span></text:span><text:span text:style-name="Definition"><text:span text:style-name="T7"> (number of characters if </text:span></text:span><text:span text:style-name="Definition"><text:span text:style-name="T3">width</text:span></text:span><text:span text:style-name="Definition"><text:span text:style-name="T7"> is positive or </text:span></text:span><text:span text:style-name="Definition"><text:span text:style-name="T7">number of pixels if </text:span></text:span><text:span text:style-name="Definition"><text:span text:style-name="T3">width</text:span></text:span><text:span text:style-name="Definition"><text:span text:style-name="T7"> is negative).</text:span></text:span></text:p>
      <table:table table:name="Tabell13" table:style-name="Tabell13">
        <table:table-column table:style-name="Tabell13.A"/>
        <table:table-column table:style-name="Tabell13.B"/>
        <table:table-row>
          <table:table-cell table:style-name="Tabell13.A1" office:value-type="string">
            <text:p text:style-name="P27">1</text:p>
          </table:table-cell>
          <table:table-cell table:style-name="Tabell13.B1" office:value-type="string">
            <text:p text:style-name="Table_20_Contents">Screen</text:p>
          </table:table-cell>
        </table:table-row>
        <table:table-row>
          <table:table-cell table:style-name="Tabell13.A2" office:value-type="string">
            <text:p text:style-name="P27">2</text:p>
          </table:table-cell>
          <table:table-cell table:style-name="Tabell13.B2" office:value-type="string">
            <text:p text:style-name="Table_20_Contents">File on host (transcript)</text:p>
          </table:table-cell>
        </table:table-row>
        <table:table-row>
          <table:table-cell table:style-name="Tabell13.A2" office:value-type="string">
            <text:p text:style-name="P27">3</text:p>
          </table:table-cell>
          <table:table-cell table:style-name="Tabell13.B2" office:value-type="string">
            <text:p text:style-name="Table_20_Contents">Table</text:p>
          </table:table-cell>
        </table:table-row>
        <table:table-row>
          <table:table-cell table:style-name="Tabell13.A2" office:value-type="string">
            <text:p text:style-name="P27">4</text:p>
          </table:table-cell>
          <table:table-cell table:style-name="Tabell13.B2" office:value-type="string">
            <text:p text:style-name="Table_20_Contents">File of commands on host</text:p>
          </table:table-cell>
        </table:table-row>
      </table:table>
      <text:p text:style-name="Text_20_body"><text:span text:style-name="Definition"><text:span text:style-name="T7">Example: </text:span></text:span></text:p>
      <text:p text:style-name="Text_20_body"><text:span text:style-name="Definition"><text:span text:style-name="T3"><text:tab/>&lt;DIROUT 3&gt;<text:tab/>--&gt;<text:tab/>Turns on output to file<text:line-break/><text:tab/>&lt;DIROUT -3&gt;<text:tab/>--&gt;<text:tab/>Turns off output to file</text:span></text:span></text:p>
      <text:h text:style-name="P31" text:outline-level="3"><text:span text:style-name="Definition"><text:span text:style-name="T11">DISPLAY</text:span></text:span></text:h>
      <text:p text:style-name="P2">&lt;DISPLAY picture-number [row] [column]&gt;</text:p>
      <text:p text:style-name="P2"/>
      <text:p text:style-name="P2"><text:span text:style-name="Definition"><text:span text:style-name="T8">Zapf syntax<text:tab/><text:tab/>Inform syntax</text:span></text:span></text:p>
      <text:p text:style-name="P2"><text:span text:style-name="Definition"><text:span text:style-name="T7">DISPLAY<text:tab/><text:tab/><text:tab/>draw_picture</text:span></text:span></text:p>
      <text:p text:style-name="P2"><text:span text:style-name="Definition"><text:span text:style-name="T7"/></text:span></text:p>
      <text:p text:style-name="P2"><text:span text:style-name="Definition"><text:span text:style-name="T7">Versions: 6-</text:span></text:span></text:p>
      <text:p text:style-name="P2"><text:span text:style-name="Definition"><text:span text:style-name="T7"/></text:span></text:p>
      <text:p text:style-name="Text_20_body"><text:span text:style-name="Definition"><text:span text:style-name="T7">Draw picture-number at coordinates row and column. If row and column are omitted current cursor positionis used.</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DISPLAY 1&gt;<text:tab/>--&gt; Draws picture 1 at current cursor position </text:span></text:span></text:p>
      <text:h text:style-name="P31" text:outline-level="3"><text:span text:style-name="Definition"><text:span text:style-name="T11">DLESS?</text:span></text:span></text:h>
      <text:p text:style-name="P2">&lt;DLESS? name value&gt;</text:p>
      <text:p text:style-name="P2"/>
      <text:p text:style-name="P2"><text:span text:style-name="Definition"><text:span text:style-name="T8">Zapf syntax<text:tab/><text:tab/>Inform syntax</text:span></text:span></text:p>
      <text:p text:style-name="P2">DLESS?<text:tab/><text:tab/><text:tab/>dec_chk</text:p>
      <text:p text:style-name="P2"/>
      <text:p text:style-name="P2">All versions</text:p>
      <text:p text:style-name="P2"/>
      <text:p text:style-name="P14">Predicate. Decrease variable (signed) <text:span text:style-name="T1">name</text:span> with 1and returns true if variable <text:span text:style-name="T1">name</text:span> is lower than <text:span text:style-name="T1">value</text:span>, otherwise returns false.</text:p>
      <text:p text:style-name="P14">Example:</text:p>
      <text:p text:style-name="P14"><text:tab/><text:span text:style-name="T1">&lt;ROUTINE TEST-DLESS? (X) <text:line-break/><text:tab/><text:tab/>&lt;PRINTN &lt;DLESS? X 100&gt;&gt;<text:line-break/></text:span><text:soft-page-break/><text:span text:style-name="T1"><text:tab/><text:tab/>&lt;CRLF&gt; <text:line-break/><text:tab/><text:tab/>&lt;PRINTN .X&gt;<text:line-break/><text:tab/>&gt;<text:line-break/><text:line-break/><text:tab/>&lt;TEST-DLESS? 101&gt;<text:tab/>--&gt;<text:tab/>"0\n100"</text:span></text:p>
      <text:h text:style-name="P31" text:outline-level="3"><text:span text:style-name="Definition"><text:span text:style-name="T11">DO</text:span></text:span></text:h>
      <text:p text:style-name="P2">&lt;DO (name start end [step]) expressions...&gt;</text:p>
      <text:p text:style-name="P2"/>
      <text:p text:style-name="Text_20_body">A quirk of the DO statement, which can be thought of as a cross between a Pascal-style "for" statement and a C-style "for" statement.</text:p>
      <text:p text:style-name="Text_20_body">Pascal-style "for" statements loop over a range of values:</text:p>
      <text:p text:style-name="P4">// Pascal<text:line-break/>for i := 1 to 10 do ...<text:line-break/>for j := 10 downto 1 do ...</text:p>
      <text:p text:style-name="P4">// ZIL<text:line-break/>&lt;DO (I 1 10) ...&gt;<text:line-break/>&lt;DO (J 10 1 -1) ...&gt;</text:p>
      <text:p text:style-name="Text_20_body">C-style "for" statements initialize some state, then mutate it and repeat until a condition becomes false. In ZIL, the condition is reversed - the loop exits when it becomes true:</text:p>
      <text:p text:style-name="P4">// C<text:line-break/>for (i = first(obj); i; i = next(i)) { ... }</text:p>
      <text:p text:style-name="P4">// ZIL<text:line-break/>&lt;DO (I &lt;FIRST? .OBJ&gt; &lt;NOT .I&gt; &lt;NEXT? .I&gt;) ...&gt;</text:p>
      <text:p text:style-name="Text_20_body">Notice that every Pascal-style loop can be transformed into a C-style loop:</text:p>
      <text:p text:style-name="P4">// Pascal-style loops<text:line-break/>&lt;DO (I 1 10) ...&gt;<text:line-break/>&lt;DO (J 10 1 -1) ...&gt;</text:p>
      <text:p text:style-name="P4">// C-style equivalents<text:line-break/>&lt;DO (I 1 &lt;G? .I 10&gt; &lt;+ .I 1&gt;) ...&gt;<text:line-break/>&lt;DO (J 10 &lt;L? .J 1&gt; &lt;- .J 1&gt;) ...&gt;</text:p>
      <text:p text:style-name="Text_20_body">The quirk is that the behavior of DO depends on the syntax you use for each part.</text:p>
      <text:p text:style-name="Text_20_body">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p>
      <text:p text:style-name="P17"><text:span text:style-name="T13">More of the DO statement's quirks are demonstrated here:</text:span> </text:p>
      <text:p text:style-name="P4">&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text:soft-pag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text:soft-pag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text:soft-pag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p>
      <text:p text:style-name="P4">&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p>
      <text:p text:style-name="Text_20_body">Highlights:</text:p>
      <text:p text:style-name="Text_20_body">- Loops can include subsequent code in an (END ...) clause for brevity, e.g. to print a newline after a list.</text:p>
      <text:p text:style-name="Text_20_body">A Pascal-style DO can *sometimes* determine when it needs to run backwards, even if no step size is provided.</text:p>
      <text:p text:style-name="Text_20_body">Pascal and C style can be mixed in the same loop, e.g. &lt;DO (I 1 1000 &lt;* .I 2&gt;) ...&gt; to count powers of 2 up to 1000.</text:p>
      <text:h text:style-name="P31" text:outline-level="3"><text:span text:style-name="Definition"><text:span text:style-name="T11">ERASE</text:span></text:span></text:h>
      <text:p text:style-name="P2">&lt;ERASE value&gt;</text:p>
      <text:p text:style-name="P2"/>
      <text:p text:style-name="P2"><text:span text:style-name="Definition"><text:span text:style-name="T8">Zapf syntax<text:tab/><text:tab/>Inform syntax</text:span></text:span></text:p>
      <text:p text:style-name="P2"><text:span text:style-name="Definition"><text:span text:style-name="T7">ERASE<text:tab/><text:tab/><text:tab/>erase_line</text:span></text:span></text:p>
      <text:p text:style-name="P2"><text:span text:style-name="Definition"><text:span text:style-name="T7"/></text:span></text:p>
      <text:p text:style-name="P2"><text:span text:style-name="Definition"><text:span text:style-name="T7">Versions: 4-</text:span></text:span></text:p>
      <text:p text:style-name="P7"><text:span text:style-name="Definition"><text:span text:style-name="T7"/></text:span></text:p>
      <text:p text:style-name="Text_20_body"><text:span text:style-name="Definition"><text:span text:style-name="T7">Versions 4 and 5: if the </text:span></text:span><text:span text:style-name="Definition"><text:span text:style-name="T3">value</text:span></text:span><text:span text:style-name="Definition"><text:span text:style-name="T7"> is 1, erase from the current cursor position to the end of its line in </text:span></text:span><text:span text:style-name="Definition"><text:span text:style-name="T7">the current window. If the </text:span></text:span><text:span text:style-name="Definition"><text:span text:style-name="T3">value</text:span></text:span><text:span text:style-name="Definition"><text:span text:style-name="T7"> is anything other than 1, do nothing. </text:span></text:span></text:p>
      <text:p text:style-name="Text_20_body"><text:span text:style-name="Definition"><text:span text:style-name="T7">Version 6: if the </text:span></text:span><text:span text:style-name="Definition"><text:span text:style-name="T3">value</text:span></text:span><text:span text:style-name="Definition"><text:span text:style-name="T7"> is 1, erase from the current cursor position to the end of the its line in the current window. If not, erase the given number of pixels minus one across from the cursor (clipped </text:span></text:span><text:soft-page-break/><text:span text:style-name="Definition"><text:span text:style-name="T7">to stay inside the right margin). The cursor does not move. </text:span></text:span></text:p>
      <text:p text:style-name="Text_20_body"><text:span text:style-name="Definition"><text:span text:style-name="T7">Example:</text:span></text:span></text:p>
      <text:p text:style-name="Text_20_body"><text:span text:style-name="Definition"><text:span text:style-name="T3"><text:tab/>&lt;ERASE 1&gt;<text:tab/><text:tab/>--&gt;<text:tab/>Clears from cursor to end of line</text:span></text:span></text:p>
      <text:h text:style-name="Heading_20_3" text:outline-level="3"><text:span text:style-name="Definition"><text:span text:style-name="T12">F?</text:span></text:span></text:h>
      <text:p text:style-name="P2">&lt;F? expression&gt;</text:p>
      <text:p text:style-name="P2"/>
      <text:p text:style-name="Text_20_body"><text:span text:style-name="T15">Predicate</text:span>. Test if <text:span text:style-name="T1">expression</text:span> evaluates to false (0).</text:p>
      <text:p text:style-name="Text_20_body">Example:</text:p>
      <text:p text:style-name="P15"><text:tab/>&lt;F? &lt;=? 1 1&gt;&gt;<text:tab/><text:tab/>--&gt;<text:tab/>False<text:line-break/><text:tab/>&lt;F? &lt;=? 1 2&gt;&gt;<text:tab/><text:tab/>--&gt;<text:tab/>True</text:p>
      <text:h text:style-name="Heading_20_3" text:outline-level="3"><text:span text:style-name="Definition"><text:span text:style-name="T11">FCLEAR</text:span></text:span></text:h>
      <text:p text:style-name="P2">&lt;FCLEAR object flag&gt;</text:p>
      <text:p text:style-name="P2"/>
      <text:p text:style-name="P2"><text:span text:style-name="Definition"><text:span text:style-name="T8">Zapf syntax<text:tab/><text:tab/>Inform syntax</text:span></text:span></text:p>
      <text:p text:style-name="P2"><text:span text:style-name="Definition"><text:span text:style-name="T7">FCLEAR<text:tab/><text:tab/><text:tab/>clear_att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Removes </text:span></text:span><text:span text:style-name="Definition"><text:span text:style-name="T3">flag</text:span></text:span><text:span text:style-name="Definition"><text:span text:style-name="T7"> from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FCLEAR ,TRAP-DOOR ,OPENBIT&gt;<text:tab/>--&gt;<text:tab/>Marks the trap-door as<text:line-break/><text:tab/><text:tab/><text:tab/><text:tab/><text:tab/><text:tab/><text:tab/><text:tab/>closed</text:span></text:span></text:p>
      <text:h text:style-name="Heading_20_3" text:outline-level="3"><text:span text:style-name="Definition"><text:span text:style-name="T12">FIRST?</text:span></text:span></text:h>
      <text:p text:style-name="P2">&lt;FIRST? object&gt;</text:p>
      <text:p text:style-name="P2"/>
      <text:p text:style-name="P2"><text:span text:style-name="Definition"><text:span text:style-name="T8">Zapf syntax<text:tab/><text:tab/>Inform syntax</text:span></text:span></text:p>
      <text:p text:style-name="P2">FIRST?<text:tab/><text:tab/><text:tab/>get_child</text:p>
      <text:p text:style-name="P2"/>
      <text:p text:style-name="P2">All versions</text:p>
      <text:p text:style-name="P2"/>
      <text:p text:style-name="Text_20_body">Returns first object inside (contained) in <text:span text:style-name="T1">object</text:span>. Returns 0 (false) if no object exists.</text:p>
      <text:p text:style-name="Text_20_body">Example:</text:p>
      <text:p text:style-name="Text_20_body"><text:tab/><text:span text:style-name="T1">&lt;SET RM &lt;FIRST? ,ROOMS&gt;&gt;<text:tab/>--&gt; <text:tab/>Sets RM to first object in<text:line-break/><text:tab/><text:tab/><text:tab/><text:tab/><text:tab/><text:tab/><text:tab/>ROOMS. Also evaluates to <text:line-break/><text:tab/><text:tab/><text:tab/><text:tab/><text:tab/><text:tab/><text:tab/>true (all values not 0 is true)</text:span></text:p>
      <text:h text:style-name="Heading_20_3" text:outline-level="3">FONT</text:h>
      <text:p text:style-name="P2">&lt;FONT number&gt;<text:tab/><text:tab/><text:tab/><text:tab/><text:tab/>;"Version 5"<text:line-break/>&lt;FONT number [window-number]&gt;<text:tab/><text:tab/>;"Versions 6-"</text:p>
      <text:p text:style-name="P2"/>
      <text:p text:style-name="P2"><text:span text:style-name="Definition"><text:span text:style-name="T8">Zapf syntax<text:tab/><text:tab/>Inform syntax</text:span></text:span></text:p>
      <text:p text:style-name="P2">FONT<text:tab/><text:tab/><text:tab/><text:tab/>set_font</text:p>
      <text:p text:style-name="P2"><text:soft-page-break/></text:p>
      <text:p text:style-name="P2">Versions: 5-</text:p>
      <text:p text:style-name="P7"/>
      <text:p text:style-name="P11">Sets current font to <text:span text:style-name="T1">number</text:span>. Returns old fonts <text:span text:style-name="T1">number</text:span>. If font <text:span text:style-name="T1">number</text:span> is not available 0 (false) is returned.</text:p>
      <text:p text:style-name="P7"/>
      <table:table table:name="Tabell14" table:style-name="Tabell14">
        <table:table-column table:style-name="Tabell14.A"/>
        <table:table-column table:style-name="Tabell14.B"/>
        <table:table-row>
          <table:table-cell table:style-name="Tabell14.A1" office:value-type="string">
            <text:p text:style-name="P27">1</text:p>
          </table:table-cell>
          <table:table-cell table:style-name="Tabell14.B1" office:value-type="string">
            <text:p text:style-name="Table_20_Contents">Normal font</text:p>
          </table:table-cell>
        </table:table-row>
        <table:table-row>
          <table:table-cell table:style-name="Tabell14.A2" office:value-type="string">
            <text:p text:style-name="P27">3</text:p>
          </table:table-cell>
          <table:table-cell table:style-name="Tabell14.B2" office:value-type="string">
            <text:p text:style-name="Table_20_Contents">Character graphics font<text:line-break/>(see §16 in <text:span text:style-name="T14">The Z-Machine Standards Document</text:span>)</text:p>
          </table:table-cell>
        </table:table-row>
        <table:table-row>
          <table:table-cell table:style-name="Tabell14.A2" office:value-type="string">
            <text:p text:style-name="P27">4</text:p>
          </table:table-cell>
          <table:table-cell table:style-name="Tabell14.B2" office:value-type="string">
            <text:p text:style-name="Table_20_Contents">Monospace (fixed-pitch) font</text:p>
          </table:table-cell>
        </table:table-row>
      </table:table>
      <text:p text:style-name="Text_20_body">Example:</text:p>
      <text:p text:style-name="Text_20_body"><text:tab/><text:span text:style-name="T1">&lt;FONT 4&gt;<text:tab/>--&gt;<text:tab/>Sets fixed-pitch font. In version 3-4 this is<text:line-break/><text:tab/><text:tab/><text:tab/><text:tab/>done by setting bit 1 of Flags 2 in header<text:line-break/><text:tab/><text:tab/><text:tab/><text:tab/>&lt;PUT 0 8 &lt;BOR &lt;GET 0 8&gt; 2&gt;&gt;</text:span></text:p>
      <text:h text:style-name="Heading_20_3" text:outline-level="3">FSET</text:h>
      <text:p text:style-name="P2">&lt;FSET object flag&gt;</text:p>
      <text:p text:style-name="P2"/>
      <text:p text:style-name="P2"><text:span text:style-name="Definition"><text:span text:style-name="T8">Zapf syntax<text:tab/><text:tab/>Inform syntax</text:span></text:span></text:p>
      <text:p text:style-name="P2">FSET<text:tab/><text:tab/><text:tab/><text:tab/>set_attr</text:p>
      <text:p text:style-name="P2"/>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Add </text:span></text:span><text:span text:style-name="Definition"><text:span text:style-name="T3">flag</text:span></text:span><text:span text:style-name="Definition"><text:span text:style-name="T7"> to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P4"><text:span text:style-name="Definition"><text:span text:style-name="T3">&lt;FSET ,TRAP-DOOR ,OPENBIT&gt;<text:tab/>--&gt;<text:tab/>Marks the trap-door as<text:line-break/><text:tab/><text:tab/><text:tab/><text:tab/><text:tab/><text:tab/><text:tab/>open</text:span></text:span></text:p>
      <text:h text:style-name="Heading_20_3" text:outline-level="3">FSET?</text:h>
      <text:p text:style-name="P2">&lt;FSET? object flag&gt;</text:p>
      <text:p text:style-name="P2"/>
      <text:p text:style-name="P2"><text:span text:style-name="Definition"><text:span text:style-name="T8">Zapf syntax<text:tab/><text:tab/>Inform syntax</text:span></text:span></text:p>
      <text:p text:style-name="P2">FSET?<text:tab/><text:tab/><text:tab/>test_attr</text:p>
      <text:p text:style-name="P2"/>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edicate. Tests if </text:span></text:span><text:span text:style-name="Definition"><text:span text:style-name="T3">flag</text:span></text:span><text:span text:style-name="Definition"><text:span text:style-name="T7"> set on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P4"><text:span text:style-name="Definition"><text:span text:style-name="T3">&lt;FSET? ,TRAP-DOOR ,OPENBIT&gt;<text:tab/>--&gt;<text:tab/>True if OPENBIT is set</text:span></text:span></text:p>
      <text:h text:style-name="Heading_20_3" text:outline-level="3">FSTACK</text:h>
      <text:p text:style-name="P2">&lt;FSTACK number [stack]&gt;</text:p>
      <text:p text:style-name="P2"/>
      <text:p text:style-name="P2"><text:span text:style-name="Definition"><text:span text:style-name="T8">Zapf syntax<text:tab/><text:tab/>Inform syntax</text:span></text:span></text:p>
      <text:p text:style-name="P2">FSTACK<text:tab/><text:tab/><text:tab/>pop / pop_stack</text:p>
      <text:p text:style-name="P2"/>
      <text:p text:style-name="P2"><text:soft-page-break/>Versions: 6-</text:p>
      <text:p text:style-name="P2"/>
      <text:p text:style-name="Text_20_body">Removes <text:span text:style-name="T1">number</text:span> of items from system stack or given <text:span text:style-name="T1">stack</text:span> (table).</text:p>
      <text:p text:style-name="P11">Example:</text:p>
      <text:p text:style-name="P7"><text:tab/>&lt;PUSH 123&gt; &lt;PUSH 0&gt; &lt;PUSH 0&gt; &lt;PUSH 0&gt; &lt;FSTACK 3&gt; &lt;POP&gt;<text:line-break/><text:tab/><text:tab/>---&gt; 123</text:p>
      <text:h text:style-name="Heading_20_3" text:outline-level="3">G?, GRTR?</text:h>
      <text:p text:style-name="P2">&lt;G? value1 value2&gt;</text:p>
      <text:p text:style-name="P2"/>
      <text:p text:style-name="P2"><text:span text:style-name="Definition"><text:span text:style-name="T8">Zapf syntax<text:tab/><text:tab/>Inform syntax</text:span></text:span></text:p>
      <text:p text:style-name="P2">GRTR?<text:tab/><text:tab/><text:tab/>Jg</text:p>
      <text:p text:style-name="P2"/>
      <text:p text:style-name="P2">All versions</text:p>
      <text:p text:style-name="P2"/>
      <text:p text:style-name="Text_20_body">Predicate. Returns true if <text:span text:style-name="T1">value1</text:span> is greater than <text:span text:style-name="T1">value2</text:span>, otherwise false.</text:p>
      <text:p text:style-name="Text_20_body">Examples:</text:p>
      <text:p text:style-name="Text_20_body"><text:tab/><text:span text:style-name="T1">&lt;G? 5 4&gt;<text:tab/>--&gt;<text:tab/>T<text:line-break/><text:tab/>&lt;G? 4 5&gt;<text:tab/>--&gt;<text:tab/>&lt;&gt;</text:span></text:p>
      <text:h text:style-name="Heading_20_3" text:outline-level="3">G=?</text:h>
      <text:p text:style-name="P2">&lt;G=? value1 value2&gt;</text:p>
      <text:p text:style-name="P7"/>
      <text:p text:style-name="Text_20_body">Predicate. Returns true if <text:span text:style-name="T1">value1</text:span> is greater or equal to <text:span text:style-name="T1">value2</text:span>, otherwise false.</text:p>
      <text:p text:style-name="Text_20_body">Examples:</text:p>
      <text:p text:style-name="Text_20_body"><text:tab/><text:span text:style-name="T1">&lt;G=? 5 4&gt;<text:tab/>--&gt;<text:tab/>T<text:line-break/><text:tab/>&lt;G=? 5 5&gt;<text:tab/>--&gt;<text:tab/>T</text:span></text:p>
      <text:h text:style-name="Heading_20_3" text:outline-level="3">GET</text:h>
      <text:p text:style-name="P2">&lt;GET table offset&gt;</text:p>
      <text:p text:style-name="P2"/>
      <text:p text:style-name="P2"><text:span text:style-name="Definition"><text:span text:style-name="T8">Zapf syntax<text:tab/><text:tab/>Inform syntax</text:span></text:span></text:p>
      <text:p text:style-name="P2">GET<text:tab/><text:tab/><text:tab/><text:tab/>loadw</text:p>
      <text:p text:style-name="P2"/>
      <text:p text:style-name="P2">All versions</text:p>
      <text:p text:style-name="P2"/>
      <text:p text:style-name="Text_20_body">Returns WORD-record (2 bytes) stored at offset.<text:line-break/>Note: table is an address in memory so the WORD that is returned is at table+offset*2. It is legal to use, for example, 0 as address to retrieve information from header. </text:p>
      <text:p text:style-name="Text_20_body">Example:</text:p>
      <text:p text:style-name="P20"><text:tab/>&lt;GET &lt;TABLE 0 1 2 3&gt; 2&gt;<text:tab/><text:tab/>--&gt;<text:tab/>2</text:p>
      <text:h text:style-name="Heading_20_3" text:outline-level="3">GETB</text:h>
      <text:p text:style-name="P2">&lt;GETB table offset&gt;</text:p>
      <text:p text:style-name="P2"/>
      <text:p text:style-name="P2"><text:span text:style-name="Definition"><text:span text:style-name="T8">Zapf syntax<text:tab/><text:tab/>Inform syntax</text:span></text:span></text:p>
      <text:p text:style-name="P2"><text:soft-page-break/>GETB<text:tab/><text:tab/><text:tab/><text:tab/>loadb</text:p>
      <text:p text:style-name="P2"/>
      <text:p text:style-name="P2">All versions</text:p>
      <text:p text:style-name="P2"/>
      <text:p text:style-name="Text_20_body">Returns BYTE-record (1 byte) stored at offset.<text:line-break/>Note: table is an address in memory so the BYTE that is returned is at table+offset. It is legal to use, for example, 0 as address to retrieve information from header. </text:p>
      <text:p text:style-name="Text_20_body">Example:</text:p>
      <text:p text:style-name="P4">&lt;GETB &lt;TABLE (BYTE) !\A !\B !\C !\D&gt; 2&gt;<text:tab/><text:tab/>--&gt;<text:tab/>!\C</text:p>
      <text:h text:style-name="Heading_20_3" text:outline-level="3">GETP</text:h>
      <text:p text:style-name="P2">&lt;GETP object property&gt;</text:p>
      <text:p text:style-name="P2"/>
      <text:p text:style-name="P2"><text:span text:style-name="Definition"><text:span text:style-name="T8">Zapf syntax<text:tab/><text:tab/>Inform syntax</text:span></text:span></text:p>
      <text:p text:style-name="P2">GETP<text:tab/><text:tab/><text:tab/><text:tab/>get_prop</text:p>
      <text:p text:style-name="P2"/>
      <text:p text:style-name="P2">All versions</text:p>
      <text:p text:style-name="P2"/>
      <text:p text:style-name="Text_20_body">Get <text:span text:style-name="T1">property</text:span> from <text:span text:style-name="T1">object</text:span>. Returns default value if <text:span text:style-name="T1">property</text:span> is not declared in <text:span text:style-name="T1">object</text:span>.</text:p>
      <text:p text:style-name="Text_20_body">Example:</text:p>
      <text:p text:style-name="P15"><text:tab/>&lt;OBJECT MYOBJ (MYPROP 123)&gt;<text:line-break/><text:line-break/><text:tab/>&lt;GETP ,MYOBJ ,P?MYPROP&gt;<text:tab/>--&gt;<text:tab/>123</text:p>
      <text:h text:style-name="Heading_20_3" text:outline-level="3">GETPT</text:h>
      <text:p text:style-name="P2">&lt;GETPT object property&gt;</text:p>
      <text:p text:style-name="P2"/>
      <text:p text:style-name="P2"><text:span text:style-name="Definition"><text:span text:style-name="T8">Zapf syntax<text:tab/><text:tab/>Inform syntax</text:span></text:span></text:p>
      <text:p text:style-name="P2">GETPT<text:tab/><text:tab/><text:tab/>get_prop_addr</text:p>
      <text:p text:style-name="P2"/>
      <text:p text:style-name="P2">All versions</text:p>
      <text:p text:style-name="P2"/>
      <text:p text:style-name="Text_20_body">Get <text:span text:style-name="T1">property</text:span> adress from <text:span text:style-name="T1">object</text:span>. Returns 0 (false) if <text:span text:style-name="T1">property</text:span> is not declared in <text:span text:style-name="T1">object</text:span>.</text:p>
      <text:p text:style-name="Text_20_body">Example:</text:p>
      <text:p text:style-name="P20"><text:tab/>&lt;OBJECT MYOBJ (MYPROP 123)&gt;<text:line-break/><text:line-break/><text:tab/>&lt;GET &lt;GETPT ,MYOBJ ,P?MYPROP&gt; 0&gt;<text:tab/>--&gt;<text:tab/>123<text:line-break/><text:tab/>&lt;GETPT ,MYOBJ ,P?MYPROP2&gt;<text:tab/><text:tab/>--&gt;<text:tab/>0</text:p>
      <text:h text:style-name="Heading_20_3" text:outline-level="3">GVAL</text:h>
      <text:p text:style-name="P2">&lt;GVAL name&gt;</text:p>
      <text:p text:style-name="P7"/>
      <text:p text:style-name="Text_20_body">Get value of global variable <text:span text:style-name="T1">name</text:span>. More often used in its short form "<text:span text:style-name="T1">,name</text:span>". </text:p>
      <text:p text:style-name="Text_20_body">Example:</text:p>
      <text:p text:style-name="P20"><text:tab/>&lt;GLOBAL X 5&gt;<text:line-break/><text:line-break/><text:soft-page-break/><text:tab/>&lt;GVAL X&gt;<text:tab/>--&gt;<text:tab/>5<text:line-break/><text:tab/>,X<text:tab/><text:tab/>--&gt;<text:tab/>5</text:p>
      <text:h text:style-name="Heading_20_3" text:outline-level="3">HLIGHT</text:h>
      <text:p text:style-name="P2">&lt;HLIGHT style&gt;</text:p>
      <text:p text:style-name="P2"/>
      <text:p text:style-name="P2"><text:span text:style-name="Definition"><text:span text:style-name="T8">Zapf syntax<text:tab/><text:tab/>Inform syntax</text:span></text:span></text:p>
      <text:p text:style-name="P2">HLIGHT<text:tab/><text:tab/><text:tab/>set_text_style</text:p>
      <text:p text:style-name="P2"/>
      <text:p text:style-name="P2">Versions: 4-</text:p>
      <text:p text:style-name="P2"/>
      <text:p text:style-name="Text_20_body">Set text to <text:span text:style-name="T19">style</text:span>. It ispossible to combine styles.</text:p>
      <table:table table:name="Tabell15" table:style-name="Tabell15">
        <table:table-column table:style-name="Tabell15.A"/>
        <table:table-column table:style-name="Tabell15.B"/>
        <table:table-row>
          <table:table-cell table:style-name="Tabell15.A1" office:value-type="string">
            <text:p text:style-name="P27">0</text:p>
          </table:table-cell>
          <table:table-cell table:style-name="Tabell15.B1" office:value-type="string">
            <text:p text:style-name="Table_20_Contents">Normal</text:p>
          </table:table-cell>
        </table:table-row>
        <table:table-row>
          <table:table-cell table:style-name="Tabell15.A2" office:value-type="string">
            <text:p text:style-name="P27">1</text:p>
          </table:table-cell>
          <table:table-cell table:style-name="Tabell15.B2" office:value-type="string">
            <text:p text:style-name="Table_20_Contents">Inverse</text:p>
          </table:table-cell>
        </table:table-row>
        <table:table-row>
          <table:table-cell table:style-name="Tabell15.A2" office:value-type="string">
            <text:p text:style-name="P27">2</text:p>
          </table:table-cell>
          <table:table-cell table:style-name="Tabell15.B2" office:value-type="string">
            <text:p text:style-name="Table_20_Contents">Bold</text:p>
          </table:table-cell>
        </table:table-row>
        <table:table-row>
          <table:table-cell table:style-name="Tabell15.A2" office:value-type="string">
            <text:p text:style-name="P27">4</text:p>
          </table:table-cell>
          <table:table-cell table:style-name="Tabell15.B2" office:value-type="string">
            <text:p text:style-name="Table_20_Contents">Italic</text:p>
          </table:table-cell>
        </table:table-row>
        <table:table-row>
          <table:table-cell table:style-name="Tabell15.A2" office:value-type="string">
            <text:p text:style-name="P27">8</text:p>
          </table:table-cell>
          <table:table-cell table:style-name="Tabell15.B2" office:value-type="string">
            <text:p text:style-name="Table_20_Contents">Monospace</text:p>
          </table:table-cell>
        </table:table-row>
      </table:table>
      <text:p text:style-name="Text_20_body"><text:span text:style-name="T1"><text:line-break/></text:span><text:span text:style-name="T15">Example:</text:span></text:p>
      <text:p text:style-name="Text_20_body"><text:span text:style-name="T15"><text:tab/></text:span><text:span text:style-name="T1">&lt;HLIGHT 2&gt;<text:tab/><text:tab/>--&gt;<text:tab/>Set font to bold</text:span></text:p>
      <text:h text:style-name="Heading_20_3" text:outline-level="3">IFFLAG</text:h>
      <text:p text:style-name="P2">&lt;IFFLAG (compilation-flag-condition expressions...)...&gt;</text:p>
      <text:h text:style-name="Heading_20_3" text:outline-level="3">IGRTR?</text:h>
      <text:p text:style-name="P2">&lt;IGRTR? name value&gt;</text:p>
      <text:p text:style-name="P2"/>
      <text:p text:style-name="P2"><text:span text:style-name="Definition"><text:span text:style-name="T8">Zapf syntax<text:tab/><text:tab/>Inform syntax</text:span></text:span></text:p>
      <text:p text:style-name="P2">IGRTR?<text:tab/><text:tab/><text:tab/>inc_chk</text:p>
      <text:p text:style-name="P2"/>
      <text:p text:style-name="P2">All versions</text:p>
      <text:p text:style-name="P2"/>
      <text:p text:style-name="P14">Predicate. Increase variable (signed) <text:span text:style-name="T1">name</text:span> with 1and returns true if variable <text:span text:style-name="T1">name</text:span> is lower than <text:span text:style-name="T1">value</text:span>, otherwise returns false.</text:p>
      <text:p text:style-name="P14">Example:</text:p>
      <text:p text:style-name="P13"><text:span text:style-name="T15"><text:tab/></text:span><text:span text:style-name="T1">&lt;ROUTINE TEST-IGRTR? (X) <text:line-break/><text:tab/><text:tab/>&lt;PRINTN &lt;IGRTR? X 100&gt;&gt;<text:line-break/><text:tab/><text:tab/>&lt;CRLF&gt; <text:line-break/><text:tab/><text:tab/>&lt;PRINTN .X&gt;<text:line-break/><text:tab/>&gt;<text:line-break/><text:line-break/></text:span><text:span text:style-name="T1"><text:tab/>&lt;TEST-IGRTR? 100&gt;<text:tab/>--&gt;<text:tab/>"1\n101"<text:line-break/><text:tab/>&lt;TEST-IGRTR? 99&gt;<text:tab/>--&gt;<text:tab/>"0\n100"</text:span> </text:p>
      <text:h text:style-name="Heading_20_3" text:outline-level="3"><text:soft-page-break/>IN?</text:h>
      <text:p text:style-name="P2">&lt;IN? object1 object2&gt;</text:p>
      <text:p text:style-name="P2"/>
      <text:p text:style-name="P2"><text:span text:style-name="Definition"><text:span text:style-name="T8">Zapf syntax<text:tab/><text:tab/>Inform syntax</text:span></text:span></text:p>
      <text:p text:style-name="P2">IN?<text:tab/><text:tab/><text:tab/><text:tab/>jin</text:p>
      <text:p text:style-name="P2"/>
      <text:p text:style-name="P2">All versions</text:p>
      <text:p text:style-name="P2"/>
      <text:p text:style-name="P21">Predicate. Returns true if <text:span text:style-name="T1">object1</text:span> is in <text:span text:style-name="T1">object2</text:span> (<text:span text:style-name="T1">object1</text:span> has <text:span text:style-name="T1">object2</text:span> as parent),otherwise false.</text:p>
      <text:p text:style-name="P21">Example:</text:p>
      <text:p text:style-name="P5">&lt;OBJECT ANIMAL&gt;<text:line-break/>&lt;OBJECT CAT (LOC ANIMAL)&gt;<text:line-break/><text:line-break/>&lt;IN? ,CAT ,ANIMAL&gt;<text:tab/>--&gt;<text:tab/>T<text:line-break/>&lt;IN? ,ANIMAL ,CAT&gt;<text:tab/>--&gt;<text:tab/>&lt;&gt;</text:p>
      <text:h text:style-name="Heading_20_3" text:outline-level="3">INC</text:h>
      <text:p text:style-name="P2">&lt;INC name&gt;</text:p>
      <text:p text:style-name="P2"/>
      <text:p text:style-name="P2"><text:span text:style-name="Definition"><text:span text:style-name="T8">Zapf syntax<text:tab/><text:tab/>Inform syntax</text:span></text:span></text:p>
      <text:p text:style-name="P2">INC<text:tab/><text:tab/><text:tab/><text:tab/>inc</text:p>
      <text:p text:style-name="P2"/>
      <text:p text:style-name="P2">All versions</text:p>
      <text:p text:style-name="P7"/>
      <text:p text:style-name="Text_20_body">Increment <text:span text:style-name="T1">name</text:span> by 1. (This is signed, so -1 increments to 0)</text:p>
      <text:p text:style-name="Text_20_body">Example:</text:p>
      <text:p text:style-name="P20"><text:tab/>&lt;GLOBAL X 5&gt;<text:line-break/><text:line-break/><text:tab/>&lt;INC ,X&gt;<text:tab/>--&gt;<text:tab/>X=6 <text:s/></text:p>
      <text:h text:style-name="Heading_20_3" text:outline-level="3">INPUT</text:h>
      <text:p text:style-name="P2">&lt;INPUT 1 [time] [routine]&gt;</text:p>
      <text:p text:style-name="P2"/>
      <text:p text:style-name="P2"><text:span text:style-name="Definition"><text:span text:style-name="T8">Zapf syntax<text:tab/><text:tab/>Inform syntax</text:span></text:span></text:p>
      <text:p text:style-name="P2">INPUT<text:tab/><text:tab/><text:tab/>read_char</text:p>
      <text:p text:style-name="P2"/>
      <text:p text:style-name="P2">Versions: 4-</text:p>
      <text:p text:style-name="P7"/>
      <text:p text:style-name="Text_20_body"><text:span text:style-name="T1">INPUT</text:span> reads a single character from the keyboard. Calls routine every time*0.1 s. If routine returns true input is aborted.</text:p>
      <text:p text:style-name="Text_20_body">Examples:</text:p>
      <text:p text:style-name="Text_20_body"><text:span text:style-name="T1"><text:tab/>&lt;INPUT 1&gt;<text:tab/>--&gt;<text:tab/>Wait for keypress<text:line-break/><text:line-break/></text:span><text:span text:style-name="T1"><text:tab/>&lt;ROU</text:span><text:span text:style-name="T1">TINE WAIT-TWO-SECONDS () <text:line-break/> <text:tab/><text:tab/>&lt;INPUT 1 20 ABORT-WAIT&gt;<text:line-break/> <text:tab/>&gt;<text:line-break/><text:line-break/></text:span><text:soft-page-break/><text:span text:style-name="T1"> <text:tab/>&lt;ROUTINE ABORT-WAIT () &lt;RETURN T&gt;&gt;<text:line-break/><text:line-break/><text:tab/>&lt;WAIT-TWO-SECONDS&gt;<text:tab/>--&gt; <text:s/>P</text:span><text:span text:style-name="T1">ause two seconds (if not <text:line-break/><text:tab/><text:tab/><text:tab/><text:tab/><text:tab/><text:tab/>interrupted by a keypress <text:line-break/><text:tab/><text:tab/><text:tab/><text:tab/><text:tab/><text:tab/>from the keyboard</text:span></text:p>
      <text:h text:style-name="Heading_20_3" text:outline-level="3">INTBL?</text:h>
      <text:p text:style-name="P2">&lt;INTBL? value table length [form]&gt;<text:tab/><text:tab/>;"Version 5"<text:line-break/>&lt;INTBL? value table length&gt;<text:tab/><text:tab/><text:tab/>;"Version 4, 6-"</text:p>
      <text:p text:style-name="P2"/>
      <text:p text:style-name="P2"><text:span text:style-name="Definition"><text:span text:style-name="T8">Zapf syntax<text:tab/><text:tab/>Inform syntax</text:span></text:span></text:p>
      <text:p text:style-name="P2">INTBL?<text:tab/><text:tab/><text:tab/>scan_table</text:p>
      <text:p text:style-name="P2"/>
      <text:p text:style-name="P2">Versions: 4-</text:p>
      <text:p text:style-name="P2"/>
      <text:p text:style-name="Text_20_body">Predicate. Returns value if value is in table of length, otherwise 0.</text:p>
      <text:p text:style-name="Text_20_body">In version 5 form describes the field where bit 7 is set for words <text:s/>and clear for bytes, rest defines the length of field.</text:p>
      <text:p text:style-name="Text_20_body">Examples:</text:p>
      <text:p text:style-name="P20"><text:tab/>&lt;INTBLE? 3 &lt;TABLE 1 2 3 4&gt; 4&gt;<text:tab/>--&gt; <text:tab/>3<text:line-break/><text:tab/>&lt;INTBLE? 6 &lt;TABLE 1 2 3 4&gt; 4&gt;<text:tab/>--&gt; <text:tab/>0<text:line-break/><text:tab/>&lt;INTBL? 8 &lt;TABLE (BYTE) 2 0 1 4 0 1 8 0 1&gt; 9 3&gt;<text:tab/>--&gt;<text:tab/>8<text:line-break/><text:tab/><text:tab/><text:tab/><text:tab/><text:tab/><text:tab/><text:tab/><text:tab/><text:tab/><text:tab/><text:tab/><text:tab/>;"Ver 5"</text:p>
      <text:h text:style-name="Heading_20_3" text:outline-level="3">IRESTORE</text:h>
      <text:p text:style-name="P2">&lt;IRESTORE&gt;</text:p>
      <text:p text:style-name="P2"/>
      <text:p text:style-name="P2"><text:span text:style-name="Definition"><text:span text:style-name="T8">Zapf syntax<text:tab/><text:tab/>Inform syntax</text:span></text:span></text:p>
      <text:p text:style-name="P2">IRESTORE<text:tab/><text:tab/><text:tab/>restore_undo</text:p>
      <text:p text:style-name="P2"/>
      <text:p text:style-name="P2">Versions: 5-</text:p>
      <text:p text:style-name="P2"/>
      <text:p text:style-name="Text_20_body">Restores game state saved to memory by <text:span text:style-name="T1">ISAVE</text:span> (undo). </text:p>
      <text:h text:style-name="Heading_20_3" text:outline-level="3">ISAVE</text:h>
      <text:p text:style-name="P2">&lt;ISAVE&gt;</text:p>
      <text:p text:style-name="P2"/>
      <text:p text:style-name="P2"><text:span text:style-name="Definition"><text:span text:style-name="T8">Zapf syntax<text:tab/><text:tab/>Inform syntax</text:span></text:span></text:p>
      <text:p text:style-name="P2">ISAVE<text:tab/><text:tab/><text:tab/>save_undo</text:p>
      <text:p text:style-name="P2"/>
      <text:p text:style-name="P7"><text:tab/>Versions: 5-</text:p>
      <text:p text:style-name="P7"/>
      <text:p text:style-name="Text_20_body">Save game state to memory that later can be restored by <text:span text:style-name="T1">IRESTORE</text:span> (undo). Returns 0 if <text:span text:style-name="T1">ISAVE</text:span> fails, 1 if it is successful and -1 if the interpreterdoes not handle undo.</text:p>
      <text:h text:style-name="Heading_20_3" text:outline-level="3">ITABLE</text:h>
      <text:p text:style-name="P2">&lt;ITABLE [length-spec] number [(table-flags...)] </text:p>
      <text:p text:style-name="P2"><text:tab/><text:tab/>[const-expressions...]&gt;</text:p>
      <text:h text:style-name="Heading_20_3" text:outline-level="3"><text:soft-page-break/>L?, LESS?</text:h>
      <text:p text:style-name="P2">&lt;L? value1 value2&gt;</text:p>
      <text:p text:style-name="P7"/>
      <text:p text:style-name="P2"><text:span text:style-name="Definition"><text:span text:style-name="T8">Zapf syntax<text:tab/><text:tab/>Inform syntax</text:span></text:span></text:p>
      <text:p text:style-name="P2">LESS?<text:tab/><text:tab/><text:tab/>Jl</text:p>
      <text:p text:style-name="P2"/>
      <text:p text:style-name="P2">All versions</text:p>
      <text:p text:style-name="P2"/>
      <text:p text:style-name="Text_20_body">Predicate. Returns true if <text:span text:style-name="T1">value1</text:span> is less than <text:span text:style-name="T1">value2</text:span>, otherwise false.</text:p>
      <text:p text:style-name="Text_20_body">Examples:</text:p>
      <text:p text:style-name="P4">&lt;L? 5 4&gt;<text:tab/>--&gt;<text:tab/>&lt;&gt;<text:line-break/>&lt;L? 4 5&gt;<text:tab/>--&gt;<text:tab/>T</text:p>
      <text:h text:style-name="Heading_20_3" text:outline-level="3">L=?</text:h>
      <text:p text:style-name="P2">&lt;L=? value1 value2&gt;</text:p>
      <text:p text:style-name="P7"/>
      <text:p text:style-name="Text_20_body">Predicate. Returns true if <text:span text:style-name="T1">value1</text:span> is less or equal to <text:span text:style-name="T1">value2</text:span>, otherwise false.</text:p>
      <text:p text:style-name="Text_20_body">Examples:</text:p>
      <text:p text:style-name="P4">&lt;L=? 5 4&gt;<text:tab/>--&gt;<text:tab/>&lt;&gt;<text:line-break/>&lt;L=? 5 5&gt;<text:tab/>--&gt;<text:tab/>T</text:p>
      <text:h text:style-name="Heading_20_3" text:outline-level="3">LEX</text:h>
      <text:p text:style-name="P2">&lt;LEX text parse [dictionary] [flag]&gt;</text:p>
      <text:p text:style-name="P2"/>
      <text:p text:style-name="P2"><text:span text:style-name="Definition"><text:span text:style-name="T8">Zapf syntax<text:tab/><text:tab/>Inform syntax</text:span></text:span></text:p>
      <text:p text:style-name="P2">LEX<text:tab/><text:tab/><text:tab/><text:tab/>tokenise</text:p>
      <text:p text:style-name="P2"/>
      <text:p text:style-name="P2">Versions: 4-</text:p>
      <text:p text:style-name="P7"/>
      <text:p text:style-name="Text_20_body">Parse the <text:span text:style-name="T1">text</text:span> into <text:span text:style-name="T1">parse</text:span>. See <text:span text:style-name="T1">READ</text:span> for more info about parsing. The game dictionary is used if not a <text:span text:style-name="T1">dictionary</text:span> table (<text:span text:style-name="T1">LTABLE</text:span>) is supplied. If the length of the <text:span text:style-name="T1">dictionary</text:span> is negative, the <text:span text:style-name="T1">dictionary</text:span> can be unsorted. If <text:span text:style-name="T1">flag</text:span> is set (true), unrecognized words are not written to <text:span text:style-name="T1">parse</text:span> but their slot is left unmodified. This makes it possible to run <text:span text:style-name="T1">LEX</text:span> against different dictionaries serially. Also see <text:span text:style-name="T1">READ</text:span>.</text:p>
      <text:p text:style-name="Text_20_body">Example:</text:p>
      <text:p text:style-name="P20"><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p>
      <text:h text:style-name="Heading_20_3" text:outline-level="3">LOC</text:h>
      <text:p text:style-name="P2">&lt;LOC object&gt;</text:p>
      <text:p text:style-name="P2"/>
      <text:p text:style-name="P2"><text:span text:style-name="Definition"><text:span text:style-name="T8">Zapf syntax<text:tab/><text:tab/>Inform syntax</text:span></text:span></text:p>
      <text:p text:style-name="P2"><text:soft-page-break/>LOC<text:tab/><text:tab/><text:tab/><text:tab/>get_parent</text:p>
      <text:p text:style-name="P2"/>
      <text:p text:style-name="P2">All versions</text:p>
      <text:p text:style-name="P2"/>
      <text:p text:style-name="Text_20_body">Returns parent to <text:span text:style-name="T1">object</text:span>.</text:p>
      <text:p text:style-name="Text_20_body">Examples:</text:p>
      <text:p text:style-name="P5">&lt;OBJECT ANIMAL&gt;<text:line-break/>&lt;OBJECT CAT (LOC ANIMAL)&gt;<text:line-break/><text:line-break/>&lt;=? &lt;LOC ,CAT&gt; ,ANIMAL&gt;<text:tab/>--&gt;<text:tab/>T<text:line-break/>&lt;LOC ,ANIMAL&gt;<text:tab/><text:tab/>--&gt;<text:tab/>0</text:p>
      <text:h text:style-name="Heading_20_3" text:outline-level="3">LOWCORE-TABLE</text:h>
      <text:p text:style-name="P2">&lt;LOWCORE-TABLE field-spec length routine&gt;</text:p>
      <text:p text:style-name="P2"/>
      <text:p text:style-name="Text_20_body"><text:span text:style-name="T1">LOWCORE-TABLE</text:span> reads <text:span text:style-name="T1">length</text:span> number of bytes from <text:span text:style-name="T1">field-spec</text:span> and calls <text:span text:style-name="T1">routine</text:span> between each byte. See appendix B for list of valid values for <text:span text:style-name="T1">field-spec</text:span>.</text:p>
      <text:p text:style-name="Text_20_body">Example:</text:p>
      <text:p text:style-name="Text_20_body"><text:tab/><text:span text:style-name="T1">&lt;LOWCORE-TABLE SERIAL 6 PRINTC&gt;<text:tab/>--&gt;<text:tab/>Reads 6 bytes from<text:line-break/><text:tab/><text:tab/><text:tab/><text:tab/><text:tab/><text:tab/><text:tab/><text:tab/><text:tab/>SERIAL and print each<text:line-break/><text:tab/><text:tab/><text:tab/><text:tab/><text:tab/><text:tab/><text:tab/><text:tab/><text:tab/>byte as character</text:span></text:p>
      <text:h text:style-name="Heading_20_3" text:outline-level="3">LOWCORE</text:h>
      <text:p text:style-name="P2">&lt;LOWCORE field-spec [new-value]&gt;</text:p>
      <text:p text:style-name="P2"/>
      <text:p text:style-name="Text_20_body"><text:span text:style-name="T1">LOWCORE</text:span> reads and in some cases writes to the header information fields. See appendix B for list of valid values for <text:span text:style-name="T1">field-spec</text:span>.</text:p>
      <text:p text:style-name="Text_20_body">Examples:</text:p>
      <text:p text:style-name="P20"><text:tab/>&lt;LOWCORE FLAGS &lt;BOR &lt;LOWCORE FLAGS&gt; 2&gt;&gt;<text:tab/><text:line-break/><text:tab/><text:tab/>--&gt; <text:tab/>Monospace<text:tab/>bit (bit 1) in flags 2 is set<text:line-break/><text:tab/>&lt;PUT 0 8 &lt;BOR &lt;GET 0 8&gt; 2&gt;&gt;<text:tab/>--&gt;<text:tab/>Do the same as above<text:line-break/><text:tab/>&lt;PRINTN &lt;BAND &lt;LOWCORE RELEASEID&gt; *3777*&gt;&gt;<text:line-break/><text:tab/><text:tab/>--&gt;<text:tab/>Print the 11 lower bytes in releaseid <text:tab/> </text:p>
      <text:h text:style-name="Heading_20_3" text:outline-level="3">LSH, SHIFT</text:h>
      <text:p text:style-name="P2">&lt;LSH number places&gt;</text:p>
      <text:p text:style-name="P2"/>
      <text:p text:style-name="P2"><text:span text:style-name="Definition"><text:span text:style-name="T8">Zapf syntax<text:tab/><text:tab/>Inform syntax</text:span></text:span></text:p>
      <text:p text:style-name="P2">SHIFT<text:tab/><text:tab/><text:tab/>log_shift</text:p>
      <text:p text:style-name="P2"/>
      <text:p text:style-name="P2">Versions: 5-</text:p>
      <text:p text:style-name="P2"/>
      <text:p text:style-name="Text_20_body"><text:span text:style-name="T15">Logical shift. Shifts </text:span><text:span text:style-name="T1">number</text:span><text:span text:style-name="T15"> left when </text:span><text:span text:style-name="T1">places</text:span><text:span text:style-name="T15"> is positive and right if it is negative. When right shift the sign is not preserved (0 is always shifted in).</text:span></text:p>
      <text:p text:style-name="Text_20_body"><text:span text:style-name="T15"><text:tab/></text:span><text:span text:style-name="T1">1000 0000 0000 1010<text:tab/><text:tab/>--&gt; <text:tab/>0100 0000 0000 0101</text:span></text:p>
      <text:p text:style-name="Text_20_body"><text:span text:style-name="T15">Also see A</text:span><text:span text:style-name="T1">SH</text:span><text:span text:style-name="T15">. </text:span></text:p>
      <text:p text:style-name="P16"><text:soft-page-break/>Examples:</text:p>
      <text:p text:style-name="P4"><text:tab/>&lt;ASH 4 1&gt;<text:tab/><text:tab/>--&gt;<text:tab/>8<text:line-break/><text:tab/>&lt;ASH 4 -2&gt;<text:tab/>--&gt;<text:tab/>1</text:p>
      <text:h text:style-name="Heading_20_3" text:outline-level="3">LTABLE</text:h>
      <text:p text:style-name="P2">&lt;LTABLE [(table-flags...)] values...&gt;</text:p>
      <text:h text:style-name="Heading_20_3" text:outline-level="3">LVAL</text:h>
      <text:p text:style-name="P2">&lt;LVAL name&gt;</text:p>
      <text:p text:style-name="P2"/>
      <text:p text:style-name="Text_20_body">Get value of local variable <text:span text:style-name="T1">name</text:span>. More often used in its short form "<text:span text:style-name="T1">.name</text:span>".</text:p>
      <text:p text:style-name="Text_20_body">Example:</text:p>
      <text:p text:style-name="P20"><text:tab/>&lt;SET X 5&gt;<text:line-break/><text:tab/>&lt;LVAL X&gt;<text:tab/>--&gt;<text:tab/>5<text:line-break/><text:tab/>.X<text:tab/><text:tab/>--&gt;<text:tab/>5</text:p>
      <text:h text:style-name="Heading_20_3" text:outline-level="3">MAP-CONTENTS</text:h>
      <text:p text:style-name="P2">&lt;MAP-CONTENTS (name [next] object) expressions...&gt;</text:p>
      <text:h text:style-name="Heading_20_3" text:outline-level="3">MAP-DIRECTIONS</text:h>
      <text:p text:style-name="P2">&lt;MAP-DIRECTIONS (name pt room) expressions...&gt;</text:p>
      <text:h text:style-name="Heading_20_3" text:outline-level="3">MARGIN</text:h>
      <text:p text:style-name="P2">&lt;MARGIN left right [window-number]&gt;</text:p>
      <text:p text:style-name="P2"/>
      <text:p text:style-name="P2"><text:span text:style-name="Definition"><text:span text:style-name="T8">Zapf syntax<text:tab/><text:tab/>Inform syntax</text:span></text:span></text:p>
      <text:p text:style-name="P2">MARGIN<text:tab/><text:tab/><text:tab/>set_margins</text:p>
      <text:p text:style-name="P2"/>
      <text:p text:style-name="P2">Versions: 6-</text:p>
      <text:p text:style-name="P2"/>
      <text:p text:style-name="Text_20_body">Set <text:span text:style-name="T1">left</text:span> and <text:span text:style-name="T1">right</text:span> margin (in pixels) in given <text:span text:style-name="T1">window-number</text:span>. If no <text:span text:style-name="T1">window-number</text:span> is specified <text:span text:style-name="T1">MARGIN</text:span> sets margins in <text:span text:style-name="T1">window-number</text:span> 0.</text:p>
      <text:p text:style-name="Text_20_body">Example:</text:p>
      <text:p text:style-name="P20"><text:tab/>&lt;MARGIN 1 1&gt;<text:tab/>--&gt; set 1 pixel margin in window 0</text:p>
      <text:h text:style-name="Heading_20_3" text:outline-level="3">MENU</text:h>
      <text:p text:style-name="P2">&lt;MENU number table&gt;</text:p>
      <text:p text:style-name="P2"/>
      <text:p text:style-name="P2"><text:span text:style-name="Definition"><text:span text:style-name="T8">Zapf syntax<text:tab/><text:tab/>Inform syntax</text:span></text:span></text:p>
      <text:p text:style-name="P2">MENU<text:tab/><text:tab/><text:tab/><text:tab/>make_menu</text:p>
      <text:p text:style-name="P2"/>
      <text:p text:style-name="P2">Versions: 6-</text:p>
      <text:p text:style-name="P7"/>
      <text:p text:style-name="Text_20_body">Controls menu 3- (not menu 0-2, they are system menus). The <text:span text:style-name="T1">table</text:span> is a <text:span text:style-name="T1">LTABLE</text:span> of <text:span text:style-name="T1">LTABLE</text:span>. Item 1 being the menu name. Item 2- are the entries. </text:p>
      <text:p text:style-name="Text_20_body">Example (from Journey):</text:p>
      <text:p text:style-name="P20"><text:soft-page-break/><text:tab/>&lt;GLOBAL MAC-SPECIAL-MENU</text:p>
      <text:p text:style-name="P20"><text:tab/><text:tab/>&lt;LTABLE &lt;TABLE (STRING LENGTH) "Journey"&gt;</text:p>
      <text:p text:style-name="P20"><text:tab/><text:tab/><text:tab/>&lt;TABLE (STRING LENGTH) "Essences"&gt;</text:p>
      <text:p text:style-name="P20"><text:tab/><text:tab/><text:tab/>&lt;TABLE (STRING LENGTH) "No Defaults"&gt;&gt;&gt;</text:p>
      <text:p text:style-name="P20"><text:tab/>...<text:line-break/><text:tab/>&lt;MENU 3 ,MAC-SPECIAL-MENU&gt;</text:p>
      <text:h text:style-name="Heading_20_3" text:outline-level="3">MOD</text:h>
      <text:p text:style-name="P2">&lt;MOD number1 number2&gt;</text:p>
      <text:p text:style-name="P2"/>
      <text:p text:style-name="P2"><text:span text:style-name="Definition"><text:span text:style-name="T8">Zapf syntax<text:tab/><text:tab/>Inform syntax</text:span></text:span></text:p>
      <text:p text:style-name="P2">MOD<text:tab/><text:tab/><text:tab/><text:tab/>mod</text:p>
      <text:p text:style-name="P2"/>
      <text:p text:style-name="P2">All versions</text:p>
      <text:p text:style-name="P2"/>
      <text:p text:style-name="Text_20_body">Returns remainder of 16-bit signed division. <text:span text:style-name="T1">number2</text:span> is not allowed to be 0 ("Division by zero").</text:p>
      <text:p text:style-name="Text_20_body">Examples:</text:p>
      <text:p text:style-name="Text_20_body"><text:tab/><text:span text:style-name="T1">&lt;MOD 15 4&gt;<text:tab/>--&gt;<text:tab/>3<text:line-break/><text:tab/>&lt;MOD -15 4&gt;<text:tab/>--&gt;<text:tab/>-3<text:line-break/><text:tab/>&lt;MOD -15 -4&gt;<text:tab/>--&gt;<text:tab/>-3<text:line-break/><text:tab/>&lt;MOD 15 -4&gt;<text:tab/>--&gt;<text:tab/>3</text:span></text:p>
      <text:h text:style-name="Heading_20_3" text:outline-level="3">MOUSE-INFO</text:h>
      <text:p text:style-name="P2">&lt;MOUSE-INFO table&gt;</text:p>
      <text:p text:style-name="P2"/>
      <text:p text:style-name="P2"><text:span text:style-name="Definition"><text:span text:style-name="T8">Zapf syntax<text:tab/><text:tab/>Inform syntax</text:span></text:span></text:p>
      <text:p text:style-name="P2">MOUSE-INFO<text:tab/><text:tab/>read_mouse</text:p>
      <text:p text:style-name="P2"/>
      <text:p text:style-name="P2">Versions: 6-</text:p>
      <text:p text:style-name="P2"/>
      <text:p text:style-name="Text_20_body">Reads mouse information into <text:span text:style-name="T1">table</text:span>. The table is 4 WORDS (2 bytes) long.</text:p>
      <text:p text:style-name="Text_20_body"/>
      <table:table table:name="Tabell2" table:style-name="Tabell2">
        <table:table-column table:style-name="Tabell2.A"/>
        <table:table-column table:style-name="Tabell2.B"/>
        <table:table-row>
          <table:table-cell table:style-name="Tabell2.A1" office:value-type="string">
            <text:p text:style-name="P27">0</text:p>
          </table:table-cell>
          <table:table-cell table:style-name="Tabell2.B1" office:value-type="string">
            <text:p text:style-name="Table_20_Contents">Y coordinate</text:p>
          </table:table-cell>
        </table:table-row>
        <table:table-row>
          <table:table-cell table:style-name="Tabell2.A2" office:value-type="string">
            <text:p text:style-name="P27">1</text:p>
          </table:table-cell>
          <table:table-cell table:style-name="Tabell2.B2" office:value-type="string">
            <text:p text:style-name="Table_20_Contents">X coordinate</text:p>
          </table:table-cell>
        </table:table-row>
        <table:table-row>
          <table:table-cell table:style-name="Tabell2.A2" office:value-type="string">
            <text:p text:style-name="P27">2</text:p>
          </table:table-cell>
          <table:table-cell table:style-name="Tabell2.B2" office:value-type="string">
            <text:p text:style-name="Table_20_Contents">Button bits (host dependent)</text:p>
          </table:table-cell>
        </table:table-row>
        <table:table-row>
          <table:table-cell table:style-name="Tabell2.A2" office:value-type="string">
            <text:p text:style-name="P27">3</text:p>
          </table:table-cell>
          <table:table-cell table:style-name="Tabell2.B2" office:value-type="string">
            <text:p text:style-name="Table_20_Contents">Menu (number*256+entry)</text:p>
          </table:table-cell>
        </table:table-row>
      </table:table>
      <text:p text:style-name="Text_20_body"/>
      <text:p text:style-name="Text_20_body">Example (from Journey):</text:p>
      <text:p text:style-name="Text_20_body"><text:tab/><text:span text:style-name="T1">&lt;GLOBAL MOUSE-INFO-TBL &lt;TABLE 0 0 0 0&gt;&gt;<text:line-break/><text:tab/>...<text:line-break/><text:tab/>&lt;MOUSE-INFO ,MOUSE-INFO-TBL&gt;</text:span></text:p>
      <text:h text:style-name="Heading_20_3" text:outline-level="3">MOUSE-LIMIT</text:h>
      <text:p text:style-name="P2">&lt;MOUSE-LIMIT window-number&gt;</text:p>
      <text:p text:style-name="P2"><text:soft-page-break/></text:p>
      <text:p text:style-name="P2"><text:span text:style-name="Definition"><text:span text:style-name="T8">Zapf syntax<text:tab/><text:tab/>Inform syntax</text:span></text:span></text:p>
      <text:p text:style-name="P2">MOUSE-LIMIT<text:tab/><text:tab/>mouse_window</text:p>
      <text:p text:style-name="P2"/>
      <text:p text:style-name="P2">Versions: 6-</text:p>
      <text:p text:style-name="P2"/>
      <text:p text:style-name="Text_20_body">Restricts mouse movement to <text:span text:style-name="T1">window-number</text:span>. If <text:span text:style-name="T1">window-number</text:span> is -1 all restrictions are removed. 1 is default <text:span text:style-name="T1">window-number</text:span>.</text:p>
      <text:p text:style-name="Text_20_body">Example:</text:p>
      <text:p text:style-name="P20"><text:tab/>&lt;MOUSE-LIMIT 1&gt;<text:tab/><text:tab/>--&gt;<text:tab/>Mouse constrained to window 1</text:p>
      <text:h text:style-name="Heading_20_3" text:outline-level="3">MOVE</text:h>
      <text:p text:style-name="P2">&lt;MOVE object1 object2&gt;</text:p>
      <text:p text:style-name="P2"/>
      <text:p text:style-name="P2"><text:span text:style-name="Definition"><text:span text:style-name="T8">Zapf syntax<text:tab/><text:tab/>Inform syntax</text:span></text:span></text:p>
      <text:p text:style-name="P7"><text:tab/>MOVE<text:tab/><text:tab/><text:tab/><text:tab/>insert_obj</text:p>
      <text:p text:style-name="P7"/>
      <text:p text:style-name="P7"><text:tab/>All versions</text:p>
      <text:p text:style-name="P7"/>
      <text:p text:style-name="Text_20_body">Move <text:span text:style-name="T1">object1</text:span> to be first child of <text:span text:style-name="T1">object2</text:span>. Children of <text:span text:style-name="T1">object1</text:span> moves with it.</text:p>
      <text:p text:style-name="Text_20_body">Example:</text:p>
      <text:p text:style-name="P20"><text:tab/>&lt;OBJECT ANIMAL&gt;<text:line-break/><text:tab/>&lt;OBJECT CAT&gt;<text:line-break/><text:line-break/><text:tab/>&lt;MOVE ,CAT ,ANIMAL&gt;<text:line-break/><text:tab/>&lt;IN? ,CAT ,ANIMAL&gt;<text:tab/>--&gt;<text:tab/>T</text:p>
      <text:h text:style-name="Heading_20_3" text:outline-level="3">N=?, N==?</text:h>
      <text:p text:style-name="P1"><text:span text:style-name="Definition"><text:span text:style-name="T3">&lt;N=? value1 value2...valueN&gt;</text:span></text:span></text:p>
      <text:p text:style-name="P1"><text:span text:style-name="Definition"><text:span text:style-name="T3"/></text:span></text:p>
      <text:p text:style-name="Text_20_body"><text:span text:style-name="Definition"><text:span text:style-name="T16">Predicate. True if </text:span></text:span><text:span text:style-name="Definition"><text:span text:style-name="T3">value1</text:span></text:span><text:span text:style-name="Definition"><text:span text:style-name="T16"> is not equal to any of the values </text:span></text:span><text:span text:style-name="Definition"><text:span text:style-name="T3">value2</text:span></text:span><text:span text:style-name="Definition"><text:span text:style-name="T16"> to </text:span></text:span><text:span text:style-name="Definition"><text:span text:style-name="T3">valueN</text:span></text:span><text:span text:style-name="Definition"><text:span text:style-name="T16">.</text:span></text:span></text:p>
      <text:p text:style-name="Text_20_body"><text:span text:style-name="Definition"><text:span text:style-name="T16">Examples:</text:span></text:span></text:p>
      <text:p text:style-name="P4"><text:span text:style-name="Definition"><text:span text:style-name="T16"><text:tab/></text:span></text:span><text:span text:style-name="Definition"><text:span text:style-name="T7">&lt;N=? 1 1&gt;<text:tab/><text:tab/>--&gt;<text:tab/>FALSE<text:line-break/><text:tab/>&lt;N=? 1 2&gt;<text:tab/><text:tab/>--&gt;<text:tab/>TRUE<text:line-break/><text:tab/>&lt;N=? 1 2 1&gt;<text:tab/>--&gt;<text:tab/>FALSE</text:span></text:span></text:p>
      <text:h text:style-name="Heading_20_3" text:outline-level="3">NEXT?</text:h>
      <text:p text:style-name="P2">&lt;NEXT? object&gt;</text:p>
      <text:p text:style-name="P2"/>
      <text:p text:style-name="P2"><text:span text:style-name="Definition"><text:span text:style-name="T8">Zapf syntax<text:tab/><text:tab/>Inform syntax</text:span></text:span></text:p>
      <text:p text:style-name="P2">NEXT?<text:tab/><text:tab/><text:tab/>get_sibling</text:p>
      <text:p text:style-name="P2"/>
      <text:p text:style-name="P2">All versions</text:p>
      <text:p text:style-name="P2"/>
      <text:p text:style-name="Text_20_body">Returns object after <text:span text:style-name="T1">object</text:span> in object-list (sibling). Returns 0 (false) if no object exists.</text:p>
      <text:p text:style-name="Text_20_body">Example:</text:p>
      <text:p text:style-name="P20"><text:soft-page-break/><text:tab/>&lt;OBJECT ANIMAL&gt;<text:line-break/><text:tab/>&lt;OBJECT CAT&gt;<text:line-break/><text:tab/>&lt;OBJECT DOG&gt;<text:line-break/><text:line-break/><text:tab/>&lt;MOVE ,CAT ,ANIMAL&gt;<text:line-break/><text:tab/>&lt;MOVE ,DOG ,ANIMAL&gt;<text:line-break/><text:tab/>&lt;=? &lt;NEXT? ,DOG&gt; ,CAT&gt;<text:tab/><text:tab/>--&gt;<text:tab/>T</text:p>
      <text:h text:style-name="Heading_20_3" text:outline-level="3">NEXTP</text:h>
      <text:p text:style-name="P2">&lt;NEXTP object property&gt;</text:p>
      <text:p text:style-name="P2"/>
      <text:p text:style-name="P2"><text:span text:style-name="Definition"><text:span text:style-name="T8">Zapf syntax<text:tab/><text:tab/>Inform syntax</text:span></text:span></text:p>
      <text:p text:style-name="P2">NEXTP<text:tab/><text:tab/><text:tab/>get_next_prop</text:p>
      <text:p text:style-name="P2"/>
      <text:p text:style-name="P2">All versions</text:p>
      <text:p text:style-name="P2"/>
      <text:p text:style-name="Text_20_body">Returns the property that comes after <text:span text:style-name="T1">property</text:span> on <text:span text:style-name="T1">object</text:span>. Returns 0 if there is no more properties after <text:span text:style-name="T1">property</text:span>. If <text:span text:style-name="T1">property</text:span> is 0 then <text:span text:style-name="T1">NEXTP</text:span> returns first property on <text:span text:style-name="T1">object</text:span>.</text:p>
      <text:p text:style-name="Text_20_body">Example:</text:p>
      <text:p text:style-name="Text_20_body"><text:tab/><text:span text:style-name="T1">&lt;OBJECT MYOBJ (FOO 123) (BAR 456)&gt;<text:line-break/><text:line-break/><text:tab/>&lt;=? &lt;NEXTP 0&gt; ,FOO&gt;<text:tab/><text:tab/>--&gt;<text:tab/>T<text:line-break/><text:tab/>&lt;=? &lt;NEXTP ,FOO&gt; ,BAR&gt;<text:tab/>--&gt;<text:tab/>T<text:line-break/><text:tab/>&lt;NEXTP ,BAR&gt;<text:tab/><text:tab/><text:tab/>--&gt;<text:tab/>0 (false) <text:s/></text:span></text:p>
      <text:h text:style-name="Heading_20_3" text:outline-level="3">NOT</text:h>
      <text:p text:style-name="P2">&lt;NOT expression&gt;</text:p>
      <text:p text:style-name="P2"/>
      <text:p text:style-name="P14">Returns the boolean <text:span text:style-name="T1">NOT</text:span> of expression.</text:p>
      <text:p text:style-name="P14">Examples:</text:p>
      <text:p text:style-name="P14"><text:tab/><text:span text:style-name="T1">&lt;NOT &lt;=? 1 2&gt;&gt;<text:tab/>--&gt;<text:tab/>True</text:span></text:p>
      <text:h text:style-name="P32" text:outline-level="3">OR</text:h>
      <text:p text:style-name="P2">&lt;OR expressions...&gt;</text:p>
      <text:p text:style-name="P7"/>
      <text:p text:style-name="Text_20_body">Boolean <text:span text:style-name="T1">OR</text:span>. Requires that one <text:span text:style-name="T1">expressions</text:span> evaluates to true to return true. Exits on first <text:span text:style-name="T1">expression</text:span> that evaluates to true (rest of <text:span text:style-name="T1">expressions</text:span> are not evaluated).</text:p>
      <text:p text:style-name="Text_20_body">Example:</text:p>
      <text:p text:style-name="P14"><text:tab/><text:span text:style-name="T1">&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span></text:p>
      <text:h text:style-name="Heading_20_3" text:outline-level="3">ORIGINAL?</text:h>
      <text:p text:style-name="P2">&lt;ORIGINAL?&gt;</text:p>
      <text:p text:style-name="P2"/>
      <text:p text:style-name="P2"><text:soft-page-break/><text:span text:style-name="Definition"><text:span text:style-name="T8">Zapf syntax<text:tab/><text:tab/>Inform syntax</text:span></text:span></text:p>
      <text:p text:style-name="P2">ORIGINAL?<text:tab/><text:tab/><text:tab/>Piracy</text:p>
      <text:p text:style-name="P2"/>
      <text:p text:style-name="P2">Versions: 5-</text:p>
      <text:p text:style-name="P2"/>
      <text:p text:style-name="Text_20_body">Predicate. Tests if game disc is an original. Almost all modern interpreters always return true. </text:p>
      <text:h text:style-name="Heading_20_3" text:outline-level="3">PICINF</text:h>
      <text:p text:style-name="P2">&lt;PICINF picture-number table&gt;</text:p>
      <text:p text:style-name="P2"/>
      <text:p text:style-name="P2"><text:span text:style-name="Definition"><text:span text:style-name="T8">Zapf syntax<text:tab/><text:tab/>Inform syntax</text:span></text:span></text:p>
      <text:p text:style-name="P2">PICINF<text:tab/><text:tab/><text:tab/>picture_data</text:p>
      <text:p text:style-name="P2"/>
      <text:p text:style-name="P2">Versions: 6-</text:p>
      <text:p text:style-name="P2"/>
      <text:p text:style-name="Text_20_body">Writes picture data from <text:span text:style-name="T1">picture-number</text:span> into <text:span text:style-name="T1">table</text:span>. Word 0 of <text:span text:style-name="T1">table</text:span> holds picture width and word 1 holds picture height. Then follows the picture data.</text:p>
      <text:p text:style-name="Text_20_body">If <text:span text:style-name="T1">picture-number</text:span> is 0, the number of available pictures is written into word 0 of <text:span text:style-name="T1">table</text:span> and release number of picture file is written into word 1.</text:p>
      <text:p text:style-name="Text_20_body">Example:<text:line-break/><text:span text:style-name="T1"><text:tab/>&lt;GLOBAL MYPIC &lt;ITABLE 2048 0&gt;&gt;<text:line-break/><text:line-break/><text:tab/>&lt;PICINFO 1 ,MYPIC&gt;<text:tab/>--&gt;<text:tab/>Writes picture data into MYPIC</text:span></text:p>
      <text:h text:style-name="Heading_20_3" text:outline-level="3">PICSET</text:h>
      <text:p text:style-name="P2">&lt;PICSET table&gt;</text:p>
      <text:p text:style-name="P2"/>
      <text:p text:style-name="P2"><text:span text:style-name="Definition"><text:span text:style-name="T8">Zapf syntax<text:tab/><text:tab/>Inform syntax</text:span></text:span></text:p>
      <text:p text:style-name="P2">PICSET<text:tab/><text:tab/><text:tab/>picture_table</text:p>
      <text:p text:style-name="P2"/>
      <text:p text:style-name="P2">Versions: 6-</text:p>
      <text:p text:style-name="P2"/>
      <text:p text:style-name="Text_20_body">Give interpreter a <text:span text:style-name="T1">table</text:span> of picture numbers that the interpreter can then unpack from disc and cache in memory.</text:p>
      <text:h text:style-name="Heading_20_3" text:outline-level="3">PLTABLE</text:h>
      <text:p text:style-name="P2">&lt;PLTABLE [(table-flags...)] values...&gt;</text:p>
      <text:h text:style-name="Heading_20_3" text:outline-level="3">POP</text:h>
      <text:p text:style-name="P2">&lt;POP [stack]&gt;</text:p>
      <text:p text:style-name="P2"/>
      <text:p text:style-name="P2"><text:span text:style-name="Definition"><text:span text:style-name="T8">Zapf syntax<text:tab/><text:tab/>Inform syntax</text:span></text:span></text:p>
      <text:p text:style-name="P2">POP<text:tab/><text:tab/><text:tab/><text:tab/>pull</text:p>
      <text:p text:style-name="P2"/>
      <text:p text:style-name="P2">Versions: 6-</text:p>
      <text:p text:style-name="P2"/>
      <text:p text:style-name="Text_20_body">Pops value of stack. If no stack is given value is popped from game stack.</text:p>
      <text:p text:style-name="Text_20_body">Example:</text:p>
      <text:p text:style-name="P20"><text:soft-page-break/><text:tab/>&lt;PUSH 123&gt;<text:line-break/><text:tab/>&lt;POP&gt;<text:tab/><text:tab/><text:tab/>--&gt;<text:tab/>123<text:line-break/><text:line-break/><text:tab/>&lt;GLOBAL MY-STACK &lt;TABLE 3 0 0 123&gt;&gt;<text:line-break/><text:tab/>&lt;POP ,MY-STACK&gt;<text:tab/>--&gt;<text:tab/>123</text:p>
      <text:h text:style-name="Heading_20_3" text:outline-level="3">PRINT</text:h>
      <text:p text:style-name="P2">&lt;PRINT packed-string&gt;</text:p>
      <text:p text:style-name="P2"/>
      <text:p text:style-name="P2"><text:span text:style-name="Definition"><text:span text:style-name="T8">Zapf syntax<text:tab/><text:tab/>Inform syntax</text:span></text:span></text:p>
      <text:p text:style-name="P2">PRINT<text:tab/><text:tab/><text:tab/>print_paddr</text:p>
      <text:p text:style-name="P2"/>
      <text:p text:style-name="P2">All versions</text:p>
      <text:p text:style-name="P2"/>
      <text:p text:style-name="Text_20_body">Print <text:span text:style-name="T1">packed-string</text:span> from high memory (packed adress).</text:p>
      <text:p text:style-name="Text_20_body">Example:</text:p>
      <text:p text:style-name="P20"><text:tab/>&lt;GLOBAL MSG "Hello, sailor!"&gt;<text:line-break/><text:tab/>&lt;PRINT ,MSG&gt;<text:tab/><text:tab/>--&gt; <text:tab/>"Hello, sailor!"</text:p>
      <text:h text:style-name="Heading_20_3" text:outline-level="3">PRINTB</text:h>
      <text:p text:style-name="P2">&lt;PRINTB unpacked-string&gt;</text:p>
      <text:p text:style-name="P2"/>
      <text:p text:style-name="P2"><text:span text:style-name="Definition"><text:span text:style-name="T8">Zapf syntax<text:tab/><text:tab/>Inform syntax</text:span></text:span></text:p>
      <text:p text:style-name="P2">PRINTB<text:tab/><text:tab/><text:tab/><text:span text:style-name="Definition"><text:span text:style-name="T7">print_add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un</text:span></text:span><text:span text:style-name="Definition"><text:span text:style-name="T3">packed-string</text:span></text:span><text:span text:style-name="Definition"><text:span text:style-name="T7"> from dynamic or static memory (unpacked adress).</text:span></text:span></text:p>
      <text:p text:style-name="Text_20_body"><text:span text:style-name="Definition"><text:span text:style-name="T7">Example:</text:span></text:span></text:p>
      <text:p text:style-name="Text_20_body"><text:span text:style-name="Definition"><text:span text:style-name="T3"><text:tab/>&lt;OBJECT MYOBJECT (SYNONYM HELLO)&gt;<text:line-break/><text:line-break/><text:tab/>&lt;PRINTB &lt;GETP ,MYOBJECT ,P?SYNONYM&gt;&gt;<text:tab/>--&gt;<text:tab/>"hello"</text:span></text:span></text:p>
      <text:h text:style-name="Heading_20_3" text:outline-level="3">PRINTC</text:h>
      <text:p text:style-name="P2">&lt;PRINTC character&gt;</text:p>
      <text:p text:style-name="P2"/>
      <text:p text:style-name="P2"><text:span text:style-name="Definition"><text:span text:style-name="T8">Zapf syntax<text:tab/><text:tab/>Inform syntax</text:span></text:span></text:p>
      <text:p text:style-name="P2">PRINTC<text:tab/><text:tab/><text:tab/><text:span text:style-name="Definition"><text:span text:style-name="T7">print_char</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text:span></text:span><text:span text:style-name="Definition"><text:span text:style-name="T3">character</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7"><text:tab/></text:span></text:span><text:span text:style-name="Definition"><text:span text:style-name="T3">&lt;PRINTC 65&gt;<text:tab/>--&gt;<text:tab/>A</text:span></text:span></text:p>
      <text:h text:style-name="Heading_20_3" text:outline-level="3"><text:soft-page-break/>PRINTD</text:h>
      <text:p text:style-name="P2">&lt;PRINTD object&gt;</text:p>
      <text:p text:style-name="P2"/>
      <text:p text:style-name="P2"><text:span text:style-name="Definition"><text:span text:style-name="T8">Zapf syntax<text:tab/><text:tab/>Inform syntax</text:span></text:span></text:p>
      <text:p text:style-name="P2">PRINTD<text:tab/><text:tab/><text:tab/><text:span text:style-name="Definition"><text:span text:style-name="T7">print_obj</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Text_20_body"><text:span text:style-name="Definition"><text:span text:style-name="T7">Print description of </text:span></text:span><text:span text:style-name="Definition"><text:span text:style-name="T3">object</text:span></text:span><text:span text:style-name="Definition"><text:span text:style-name="T7">.</text:span></text:span></text:p>
      <text:p text:style-name="Text_20_body"><text:span text:style-name="Definition"><text:span text:style-name="T7">Example:</text:span></text:span></text:p>
      <text:p text:style-name="Text_20_body"><text:span text:style-name="Definition"><text:span text:style-name="T3"><text:tab/>&lt;GLOBAL MYOBJECT (DESC "sword"&gt;<text:line-break/><text:line-break/><text:tab/>&lt;PRINTD ,MYOBJECT&gt;<text:tab/>--&gt;<text:tab/>"sword"</text:span></text:span></text:p>
      <text:h text:style-name="Heading_20_3" text:outline-level="3">PRINTF</text:h>
      <text:p text:style-name="P2">&lt;PRINTF table&gt;</text:p>
      <text:p text:style-name="P2"/>
      <text:p text:style-name="P2"><text:span text:style-name="Definition"><text:span text:style-name="T8">Zapf syntax<text:tab/><text:tab/>Inform syntax</text:span></text:span></text:p>
      <text:p text:style-name="P2">PRINTF<text:tab/><text:tab/><text:tab/><text:span text:style-name="Definition"><text:span text:style-name="T7">print_form</text:span></text:span></text:p>
      <text:p text:style-name="P2"><text:span text:style-name="Definition"><text:span text:style-name="T7"/></text:span></text:p>
      <text:p text:style-name="P2"><text:span text:style-name="Definition"><text:span text:style-name="T7">Versions: 6-</text:span></text:span></text:p>
      <text:p text:style-name="P2"><text:span text:style-name="Definition"><text:span text:style-name="T7"/></text:span></text:p>
      <text:p text:style-name="Text_20_body"><text:span text:style-name="Definition"><text:span text:style-name="T7">Print a formatted </text:span></text:span><text:span text:style-name="Definition"><text:span text:style-name="T3">table</text:span></text:span><text:span text:style-name="Definition"><text:span text:style-name="T7">. Each line starts with a WORD that is the number of characers that follows. Last byte in each line is 0.</text:span></text:span></text:p>
      <text:h text:style-name="Heading_20_3" text:outline-level="3">PRINTI</text:h>
      <text:p text:style-name="P2">&lt;PRINTI string&gt;</text:p>
      <text:p text:style-name="P2"/>
      <text:p text:style-name="P2"><text:span text:style-name="Definition"><text:span text:style-name="T8">Zapf syntax<text:tab/><text:tab/>Inform syntax</text:span></text:span></text:p>
      <text:p text:style-name="P2">PRINTI<text:tab/><text:tab/><text:tab/><text:span text:style-name="Definition"><text:span text:style-name="T7">print</text:span></text:span></text:p>
      <text:p text:style-name="P2"><text:span text:style-name="Definition"><text:span text:style-name="T7"/></text:span></text:p>
      <text:p text:style-name="P2"><text:span text:style-name="Definition"><text:span text:style-name="T7">All versions</text:span></text:span></text:p>
      <text:p text:style-name="P7"><text:span text:style-name="Definition"><text:span text:style-name="T7"/></text:span></text:p>
      <text:p text:style-name="Text_20_body"><text:span text:style-name="Definition"><text:span text:style-name="T7">Print </text:span></text:span><text:span text:style-name="Definition"><text:span text:style-name="T3">string</text:span></text:span><text:span text:style-name="Definition"><text:span text:style-name="T7">.</text:span></text:span></text:p>
      <text:p text:style-name="Text_20_body"><text:span text:style-name="Definition"><text:span text:style-name="T7">Example:</text:span></text:span></text:p>
      <text:p text:style-name="P7"><text:span text:style-name="Definition"><text:span text:style-name="T7"><text:tab/>&lt;PRINTI "Hello, sailor!"&gt;<text:tab/>--&gt; <text:tab/>"Hello, sailor!"</text:span></text:span></text:p>
      <text:h text:style-name="Heading_20_3" text:outline-level="3">PRINTN</text:h>
      <text:p text:style-name="P2">&lt;PRINTN number&gt;</text:p>
      <text:p text:style-name="P2"/>
      <text:p text:style-name="P2"><text:span text:style-name="Definition"><text:span text:style-name="T8">Zapf syntax<text:tab/><text:tab/>Inform syntax</text:span></text:span></text:p>
      <text:p text:style-name="P2">PRINTN<text:tab/><text:tab/><text:tab/><text:span text:style-name="Definition"><text:span text:style-name="T7">print_num</text:span></text:span></text:p>
      <text:p text:style-name="P2"><text:span text:style-name="Definition"><text:span text:style-name="T7"/></text:span></text:p>
      <text:p text:style-name="P2"><text:span text:style-name="Definition"><text:span text:style-name="T7">All versions</text:span></text:span></text:p>
      <text:p text:style-name="P2"><text:span text:style-name="Definition"><text:span text:style-name="T7"/></text:span></text:p>
      <text:p text:style-name="P7"><text:span text:style-name="Definition"><text:span text:style-name="T7">Print number.</text:span></text:span></text:p>
      <text:p text:style-name="P7"><text:span text:style-name="Definition"><text:span text:style-name="T7">Example:</text:span></text:span></text:p>
      <text:p text:style-name="P7"><text:span text:style-name="Definition"><text:span text:style-name="T7"><text:tab/>&lt;PRINTN &lt;+ 1 3&gt;&gt;<text:tab/>--&gt;<text:tab/>4<text:line-break/></text:span></text:span><text:soft-page-break/><text:span text:style-name="Definition"><text:span text:style-name="T7"><text:tab/>&lt;PRINTN -42&gt;<text:tab/><text:tab/>--&gt;<text:tab/>-42</text:span></text:span></text:p>
      <text:h text:style-name="Heading_20_3" text:outline-level="3">PRINTR</text:h>
      <text:p text:style-name="P2">&lt;PRINTR string&gt;</text:p>
      <text:p text:style-name="P2"/>
      <text:p text:style-name="P2"><text:span text:style-name="Definition"><text:span text:style-name="T8">Zapf syntax<text:tab/><text:tab/>Inform syntax</text:span></text:span></text:p>
      <text:p text:style-name="P2">PRINTR<text:tab/><text:tab/><text:tab/>print_ret</text:p>
      <text:p text:style-name="P2"/>
      <text:p text:style-name="P2">All versions</text:p>
      <text:p text:style-name="P2"/>
      <text:p text:style-name="Text_20_body">Print <text:span text:style-name="T1">string</text:span> and then <text:span text:style-name="T1">CRLF</text:span>.</text:p>
      <text:p text:style-name="Text_20_body">Example:</text:p>
      <text:p text:style-name="P7"><text:tab/>&lt;PRINTR "Hello. Sailor!"&gt;<text:tab/>--&gt;<text:tab/>"Hello, sailor!\n"</text:p>
      <text:h text:style-name="Heading_20_3" text:outline-level="3">PRINTT</text:h>
      <text:p text:style-name="P2">&lt;PRINTT table width [height] [skip]&gt;</text:p>
      <text:p text:style-name="P2"/>
      <text:p text:style-name="P2"><text:span text:style-name="Definition"><text:span text:style-name="T8">Zapf syntax<text:tab/><text:tab/>Inform syntax</text:span></text:span></text:p>
      <text:p text:style-name="P2">PRINTT<text:tab/><text:tab/><text:tab/>print_table</text:p>
      <text:p text:style-name="P2"/>
      <text:p text:style-name="P2">Versions: 5-</text:p>
      <text:p text:style-name="P2"/>
      <text:p text:style-name="Text_20_body">Print <text:span text:style-name="T1">table</text:span> (string) in rectangle defined by <text:span text:style-name="T1">width</text:span> and <text:span text:style-name="T1">height</text:span>. Default <text:span text:style-name="T1">height</text:span> is 1. If <text:span text:style-name="T1">skip</text:span> is given then that number of characters is skipped between lines.</text:p>
      <text:p text:style-name="Text_20_body">Examples:</text:p>
      <text:p text:style-name="P7"><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p>
      <text:h text:style-name="Heading_20_3" text:outline-level="3">PRINTU</text:h>
      <text:p text:style-name="P2">&lt;PRINTU number&gt;</text:p>
      <text:p text:style-name="P2"/>
      <text:p text:style-name="P2"><text:span text:style-name="Definition"><text:span text:style-name="T8">Zapf syntax<text:tab/><text:tab/>Inform syntax</text:span></text:span></text:p>
      <text:p text:style-name="P2">PRINTU<text:tab/><text:tab/><text:tab/>print_unicode</text:p>
      <text:p text:style-name="P2"/>
      <text:p text:style-name="P2">Versions: 5-</text:p>
      <text:p text:style-name="P2"/>
      <text:p text:style-name="Text_20_body">Print unicode-character <text:span text:style-name="T1">number</text:span>.</text:p>
      <text:p text:style-name="Text_20_body">Examples:</text:p>
      <text:p text:style-name="Text_20_body"><text:tab/>&lt;PRINTU 65&gt;<text:tab/><text:tab/>--&gt;<text:tab/>A<text:line-break/><text:tab/>&lt;PRINTU 196&gt;<text:tab/><text:tab/>--&gt;<text:tab/>Ä</text:p>
      <text:h text:style-name="Heading_20_3" text:outline-level="3">PROG</text:h>
      <text:p text:style-name="P2">&lt;PROG [activation] (bindings...) expressions...&gt;</text:p>
      <text:p text:style-name="P2"/>
      <text:p text:style-name="Text_20_body"><text:span text:style-name="T1">PROG</text:span> defines a program block with it own set of <text:span text:style-name="T1">bindings</text:span>. <text:s/><text:span text:style-name="T1">PROG</text:span> is similiar to <text:span text:style-name="T1">BIND</text:span> but <text:span text:style-name="T1">PROG</text:span> <text:soft-page-break/>automatically creates a default activation at the start of the block which you optionally can name. This means that a <text:span text:style-name="T1">AGAIN</text:span> moves program execution to this activation. <text:span text:style-name="T1">RETURN</text:span> exits this <text:span text:style-name="T1">PROG</text:span>-block.</text:p>
      <text:p text:style-name="Text_20_body">Note that there is a special variable, <text:span text:style-name="T1">DO-FUNNY-RETURN?</text:span>, that control how <text:span text:style-name="T1">RETURN</text:span> with value should be handled. If <text:span text:style-name="T1">DO-FUNNY-RETURN?</text:span><text:span text:style-name="T15"> is true then </text:span><text:span text:style-name="T1">RETURN</text:span><text:span text:style-name="T15"> value returns from </text:span><text:span text:style-name="T1">ROUTINE</text:span><text:span text:style-name="T15">, otherwise it returns from </text:span><text:span text:style-name="T1">PROG</text:span><text:span text:style-name="T15">. </text:span><text:span text:style-name="T1">DO-FUNNY-RETURN?</text:span><text:span text:style-name="T15"> is default false in version 3-4 and default true in versions 5-. </text:span></text:p>
      <text:p text:style-name="Text_20_body">Also see <text:s/><text:span text:style-name="T1">AGAIN</text:span>, <text:span text:style-name="T1">BIND</text:span>, <text:span text:style-name="T1">DO</text:span><text:span text:style-name="T15">, </text:span><text:span text:style-name="T1">REPEAT</text:span><text:span text:style-name="T15"> and </text:span><text:span text:style-name="T1">RETURN</text:span> for more details how to control program flow. <text:span text:style-name="T1">AGAIN</text:span> and <text:span text:style-name="T1">RETURN</text:span> have examples on how activation <text:s/>and <text:span text:style-name="T1">DO-FUNNY-RETURN?</text:span> works.</text:p>
      <text:p text:style-name="Text_20_body">Example:</text:p>
      <text:p text:style-name="Text_20_body"><text:tab/><text:span text:style-name="T1">&lt;ROUTINE TEST-PROG-1 ("AUX" X)<text:line-break/><text:tab/><text:tab/>&lt;TELL "START" CR&gt;<text:line-break/><text:tab/><text:tab/>&lt;SET X 1&gt;<text:line-break/><text:tab/><text:tab/>&lt;PROG (X)<text:line-break/><text:tab/><text:tab/><text:tab/>&lt;SET X 2&gt;<text:line-break/><text:tab/><text:tab/><text:tab/>&lt;TELL N .X CR&gt;<text:tab/><text:tab/><text:tab/><text:tab/>;"--&gt; 2 (Inner X)"<text:line-break/><text:tab/><text:tab/>&gt;<text:line-break/><text:tab/><text:tab/>&lt;TELL N .X CR&gt;<text:tab/><text:tab/><text:tab/><text:tab/><text:tab/>;"--&gt; 1 (Outer X)"<text:line-break/><text:tab/><text:tab/>&lt;TELL "END" CR&gt;<text:line-break/><text:tab/>&gt;<text:line-break/><text:tab/>--&gt; "START\n2\n1\nEND\n"</text:span></text:p>
      <text:p text:style-name="P15"><text:tab/>&lt;ROUTINE TEST-PROG-2 ()<text:line-break/><text:tab/><text:tab/>&lt;TELL "START" CR&gt;<text:line-break/><text:tab/><text:tab/>&lt;PROG (X)<text:line-break/><text:tab/><text:tab/><text:tab/>&lt;SET X &lt;+ .X 1&gt;&gt;<text:line-break/><text:tab/><text:tab/><text:tab/>&lt;TELL N .X CR&gt;<text:line-break/><text:tab/><text:tab/><text:tab/>&lt;COND (&lt;=? .X 3&gt; &lt;RETURN&gt;)&gt; ;"--&gt; exit block"<text:line-break/><text:tab/><text:tab/><text:tab/>&lt;AGAIN&gt; <text:s text:c="20"/>;"--&gt; top of block"<text:line-break/><text:tab/><text:tab/>&gt;<text:line-break/><text:tab/><text:tab/>&lt;TELL "END" CR&gt;<text:line-break/><text:tab/>&gt;<text:line-break/><text:tab/>--&gt; "START\n1\n2\n3\nEND\n"</text:p>
      <text:h text:style-name="Heading_20_3" text:outline-level="3">PTABLE</text:h>
      <text:p text:style-name="P2">&lt;PTABLE [(table-flags...)] values...&gt;</text:p>
      <text:h text:style-name="Heading_20_3" text:outline-level="3">PTSIZE</text:h>
      <text:p text:style-name="P2">&lt;PTSIZE property-address&gt;</text:p>
      <text:p text:style-name="P2"/>
      <text:p text:style-name="P2"><text:span text:style-name="Definition"><text:span text:style-name="T8">Zapf syntax<text:tab/><text:tab/>Inform syntax</text:span></text:span></text:p>
      <text:p text:style-name="P2">PTSIZE<text:tab/><text:tab/><text:tab/>get_prop_len</text:p>
      <text:p text:style-name="P2"/>
      <text:p text:style-name="P2">All versions</text:p>
      <text:p text:style-name="P2"/>
      <text:p text:style-name="Text_20_body">Get size in bytes of property at <text:span text:style-name="T1">property-address</text:span>.</text:p>
      <text:p text:style-name="Text_20_body">Example:</text:p>
      <text:p text:style-name="P2">&lt;OBJECT MYOBJECT (FOO 1 2 3)&gt;<text:line-break/><text:line-break/><text:soft-page-break/>&lt;PTSIZE &lt;GETPT ,MYOBJECT ,P?FOO&gt;&gt;<text:tab/><text:tab/>--&gt;<text:tab/>6</text:p>
      <text:h text:style-name="Heading_20_3" text:outline-level="3">PUSH</text:h>
      <text:p text:style-name="P2">&lt;PUSH value&gt;</text:p>
      <text:p text:style-name="P2"/>
      <text:p text:style-name="P2"><text:span text:style-name="Definition"><text:span text:style-name="T8">Zapf syntax<text:tab/><text:tab/>Inform syntax</text:span></text:span></text:p>
      <text:p text:style-name="P2">PUSH<text:tab/><text:tab/><text:tab/><text:tab/>push</text:p>
      <text:p text:style-name="P2"/>
      <text:p text:style-name="P2">All versions</text:p>
      <text:p text:style-name="P2"/>
      <text:p text:style-name="Text_20_body">Push <text:span text:style-name="T1">value</text:span> on game stack.</text:p>
      <text:p text:style-name="Text_20_body">Example:</text:p>
      <text:p text:style-name="P20"><text:tab/>&lt;PUSH 123&gt;</text:p>
      <text:h text:style-name="Heading_20_3" text:outline-level="3">PUT</text:h>
      <text:p text:style-name="P2">&lt;PUT table offset value&gt;</text:p>
      <text:p text:style-name="P2"/>
      <text:p text:style-name="P2"><text:span text:style-name="Definition"><text:span text:style-name="T8">Zapf syntax<text:tab/><text:tab/>Inform syntax</text:span></text:span></text:p>
      <text:p text:style-name="P7"><text:tab/>PUT<text:tab/><text:tab/><text:tab/><text:tab/>storew</text:p>
      <text:p text:style-name="P7"/>
      <text:p text:style-name="P7"><text:tab/>All versions</text:p>
      <text:p text:style-name="P7"/>
      <text:p text:style-name="Text_20_body">Put a 16-bit WORD <text:span text:style-name="T1">value</text:span> in <text:span text:style-name="T1">table</text:span> at word position <text:span text:style-name="T1">offset</text:span>. Actual address is table-address+offset*2.</text:p>
      <text:p text:style-name="Text_20_body">Note that <text:span text:style-name="T1">table</text:span> can be a byte-address in dynamic memory.</text:p>
      <text:p text:style-name="Text_20_body">Examples:</text:p>
      <text:p text:style-name="P20"><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p>
      <text:h text:style-name="Heading_20_3" text:outline-level="3">PUTB</text:h>
      <text:p text:style-name="P2">&lt;PUTB table offset value&gt;</text:p>
      <text:p text:style-name="P2"/>
      <text:p text:style-name="P2"><text:span text:style-name="Definition"><text:span text:style-name="T8">Zapf syntax<text:tab/><text:tab/>Inform syntax</text:span></text:span></text:p>
      <text:p text:style-name="P7"><text:tab/>PUTB<text:tab/><text:tab/><text:tab/><text:tab/>storeb</text:p>
      <text:p text:style-name="P7"/>
      <text:p text:style-name="P7"><text:tab/>All versions</text:p>
      <text:p text:style-name="P7"/>
      <text:p text:style-name="Text_20_body">Put a byte <text:span text:style-name="T1">value</text:span> in <text:span text:style-name="T1">table</text:span> at byte position <text:span text:style-name="T1">offset</text:span>. Actual address is table-address+offset.</text:p>
      <text:p text:style-name="Text_20_body">Note that <text:span text:style-name="T1">table</text:span> can be a byte-address in dynamic memory.</text:p>
      <text:p text:style-name="Text_20_body">Example:</text:p>
      <text:p text:style-name="Text_20_body"><text:tab/><text:span text:style-name="T1">&lt;PUTB ,MYTABLE 1 !\A&gt;<text:tab/><text:tab/>--&gt;<text:tab/>Stores character A at<text:line-break/><text:tab/><text:tab/><text:tab/><text:tab/><text:tab/><text:tab/><text:tab/><text:tab/>position 1 in MYTABLE</text:span></text:p>
      <text:h text:style-name="Heading_20_3" text:outline-level="3"><text:soft-page-break/>PUTP</text:h>
      <text:p text:style-name="P2">&lt;PUTP object property value&gt;</text:p>
      <text:p text:style-name="P2"/>
      <text:p text:style-name="P2"><text:span text:style-name="Definition"><text:span text:style-name="T8">Zapf syntax<text:tab/><text:tab/>Inform syntax</text:span></text:span></text:p>
      <text:p text:style-name="P7"><text:tab/>PUTP<text:tab/><text:tab/><text:tab/><text:tab/>put_prop</text:p>
      <text:p text:style-name="P7"/>
      <text:p text:style-name="P7"><text:tab/>All versions</text:p>
      <text:p text:style-name="P2"/>
      <text:p text:style-name="Text_20_body">Put <text:span text:style-name="T1">value</text:span> into <text:span text:style-name="T1">property</text:span><text:span text:style-name="T15"> on </text:span><text:span text:style-name="T1">object</text:span>.</text:p>
      <text:p text:style-name="Text_20_body">Example:</text:p>
      <text:p text:style-name="P7"><text:tab/>&lt;OBJECT MYOBJ (MYPROP 123)&gt;<text:line-break/><text:line-break/><text:tab/>&lt;PUTP ,MYOBJ ,P?MYPROP 456&gt;<text:tab/>--&gt;<text:tab/>Stores 456 in property<text:line-break/><text:tab/><text:tab/><text:tab/><text:tab/><text:tab/><text:tab/><text:tab/><text:tab/>MYPROP on MYOBJ</text:p>
      <text:h text:style-name="Heading_20_3" text:outline-level="3">QUIT</text:h>
      <text:p text:style-name="P2">&lt;QUIT&gt;</text:p>
      <text:p text:style-name="P2"/>
      <text:p text:style-name="P2"><text:span text:style-name="Definition"><text:span text:style-name="T8">Zapf syntax<text:tab/><text:tab/>Inform syntax</text:span></text:span></text:p>
      <text:p text:style-name="P2">QUIT<text:tab/><text:tab/><text:tab/><text:tab/>quit</text:p>
      <text:p text:style-name="P2"/>
      <text:p text:style-name="P2">All versions</text:p>
      <text:p text:style-name="P2"/>
      <text:p text:style-name="Text_20_body">Halts game execution. No questions asked.</text:p>
      <text:h text:style-name="Heading_20_3" text:outline-level="3">RANDOM</text:h>
      <text:p text:style-name="P2">&lt;RANDOM range&gt;</text:p>
      <text:p text:style-name="P2"/>
      <text:p text:style-name="P2"><text:span text:style-name="Definition"><text:span text:style-name="T8">Zapf syntax<text:tab/><text:tab/>Inform syntax</text:span></text:span></text:p>
      <text:p text:style-name="P2">RANDOM<text:tab/><text:tab/><text:tab/>random</text:p>
      <text:p text:style-name="P2"/>
      <text:p text:style-name="P2">All versions</text:p>
      <text:p text:style-name="P2"/>
      <text:p text:style-name="Text_20_body">Returns random number between 1 and <text:span text:style-name="T1">range</text:span>. If <text:span text:style-name="T1">range</text:span> is negative the randomizer is reseeded with -<text:span text:style-name="T1">range</text:span> (absolut value of <text:span text:style-name="T1">range</text:span>). </text:p>
      <text:p text:style-name="Text_20_body">Example:</text:p>
      <text:p text:style-name="P20"><text:tab/>&lt;- &lt;RANDOM 101&gt; 1&gt;<text:tab/>--&gt;<text:tab/>Generates random number between 0-100</text:p>
      <text:h text:style-name="Heading_20_3" text:outline-level="3">READ</text:h>
      <text:p text:style-name="P2">&lt;READ text parse&gt;<text:tab/><text:tab/><text:tab/><text:tab/><text:tab/>;"Versions 1-3"</text:p>
      <text:p text:style-name="P2">&lt;READ text parse [time] [routine]&gt;<text:tab/><text:tab/>;"Version 4"<text:line-break/>&lt;READ text [parse] [time] [routine]&gt;<text:tab/>;"Versions 5-"</text:p>
      <text:p text:style-name="P2"/>
      <text:p text:style-name="P2"><text:span text:style-name="Definition"><text:span text:style-name="T8">Zapf syntax<text:tab/><text:tab/>Inform syntax</text:span></text:span></text:p>
      <text:p text:style-name="P2">READ<text:tab/><text:tab/><text:tab/><text:tab/>aread / sread</text:p>
      <text:p text:style-name="P2"/>
      <text:p text:style-name="P2">All versions</text:p>
      <text:p text:style-name="P2"/>
      <text:p text:style-name="Text_20_body"><text:soft-page-break/>Reads text from keyboard and parse it. Result is stored in two byte-tables. Byte 0 in <text:span text:style-name="T1">text</text:span> most contain the max-size of the buffer and if <text:span text:style-name="T1">parse</text:span> is supplied, byte 0 of it most cointain max number of words that will be parsed.</text:p>
      <text:p text:style-name="Text_20_body">After <text:span text:style-name="T1">READ</text:span>, <text:span text:style-name="T1">text</text:span> contains:</text:p>
      <text:p text:style-name="Text_20_body"><text:tab/>Byte<text:tab/>0<text:tab/>Max number of chars read into the buffer<text:line-break/><text:tab/><text:tab/>1<text:tab/>Actual number of chars read into the buffer<text:line-break/><text:tab/><text:tab/>2-<text:tab/>The typed chars all converted to lowercase</text:p>
      <text:p text:style-name="Text_20_body"><text:span text:style-name="T1">parse</text:span> contains:</text:p>
      <text:p text:style-name="Text_20_body"><text:tab/>Byte<text:tab/>0<text:tab/>Max number of words parsed<text:line-break/><text:tab/><text:tab/>1<text:tab/>Actual number of words parsed<text:line-break/><text:tab/><text:tab/>2-3<text:tab/>Adress to first word in dictionary (0 if word is not in it)<text:line-break/><text:tab/><text:tab/>4<text:tab/>Length of first word<text:line-break/><text:tab/><text:tab/>5<text:tab/>Start position (in <text:span text:style-name="T1">text</text:span>) of first word<text:line-break/><text:tab/><text:tab/>6-9<text:tab/>Second word<text:line-break/><text:tab/><text:tab/>...</text:p>
      <text:p text:style-name="Text_20_body">Example:</text:p>
      <text:p text:style-name="P4">&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p>
      <text:p text:style-name="P3">See <text:span text:style-name="T14">The Inform Designer’s Manual</text:span> (ch. §2.5, p. 44-46) for more details about <text:span text:style-name="T1">READ</text:span>.</text:p>
      <text:h text:style-name="Heading_20_3" text:outline-level="3">REMOVE</text:h>
      <text:p text:style-name="P2">&lt;REMOVE object&gt;</text:p>
      <text:p text:style-name="P2"/>
      <text:p text:style-name="P2"><text:span text:style-name="Definition"><text:span text:style-name="T8">Zapf syntax<text:tab/><text:tab/>Inform syntax</text:span></text:span></text:p>
      <text:p text:style-name="P2">REMOVE<text:tab/><text:tab/><text:tab/>remove_obj<text:line-break/><text:line-break/>All versions</text:p>
      <text:p text:style-name="P2"/>
      <text:p text:style-name="Text_20_body">Remove <text:span text:style-name="T1">object</text:span> from parent. See <text:span text:style-name="T1">MOVE</text:span> how to reattach <text:s/>it to another object.</text:p>
      <text:p text:style-name="Text_20_body">Example:</text:p>
      <text:p text:style-name="P20"><text:soft-page-break/><text:tab/>&lt;OBJECT ANIMAL&gt;<text:line-break/><text:tab/>&lt;OBJECT CAT (LOC ANIMAL)&gt;<text:line-break/><text:line-break/><text:tab/>&lt;REMOVE ,CAT&gt;<text:tab/><text:tab/>--&gt;<text:tab/>Detach CAT from ANIMAL</text:p>
      <text:h text:style-name="Heading_20_3" text:outline-level="3">REPEAT</text:h>
      <text:p text:style-name="P2">&lt;REPEAT (bindings...) expressions...&gt;</text:p>
      <text:h text:style-name="Heading_20_3" text:outline-level="3">REST</text:h>
      <text:p text:style-name="P2">&lt;REST table [bytes]&gt;</text:p>
      <text:h text:style-name="Heading_20_3" text:outline-level="3">RESTART</text:h>
      <text:p text:style-name="P2">&lt;RESTART&gt;</text:p>
      <text:p text:style-name="P2"/>
      <text:p text:style-name="P2"><text:span text:style-name="Definition"><text:span text:style-name="T8">Zapf syntax<text:tab/><text:tab/>Inform syntax</text:span></text:span></text:p>
      <text:p text:style-name="P2">RESTART<text:tab/><text:tab/><text:tab/>restart</text:p>
      <text:p text:style-name="P2"/>
      <text:p text:style-name="P2">All versions</text:p>
      <text:p text:style-name="P2"/>
      <text:p text:style-name="Text_20_body">Restarts game. No questions asked. The only things that survives a restart are bit 0 and bit 1 of Flags 2 in header (setting for transcribing and monospace).</text:p>
      <text:h text:style-name="Heading_20_3" text:outline-level="3">RESTORE</text:h>
      <text:p text:style-name="P2">&lt;RESTORE&gt;<text:tab/><text:tab/><text:tab/><text:tab/><text:tab/><text:tab/><text:tab/>;"Versions 1-4"<text:line-break/>&lt;RESTORE [table] [bytes] [filename]&gt;<text:tab/>;"Versions 5-"</text:p>
      <text:p text:style-name="P2"/>
      <text:p text:style-name="P2"><text:span text:style-name="Definition"><text:span text:style-name="T8">Zapf syntax<text:tab/><text:tab/>Inform syntax</text:span></text:span></text:p>
      <text:p text:style-name="P2">RESTORE<text:tab/><text:tab/><text:tab/>restore</text:p>
      <text:p text:style-name="P2"/>
      <text:p text:style-name="P2">All versions</text:p>
      <text:p text:style-name="P2"/>
      <text:p text:style-name="Text_20_body"><text:span text:style-name="T1">RESTORE</text:span> a game to a previously saved state. All questions about filename and path are asked by the interpreter. </text:p>
      <text:p text:style-name="Text_20_body">If <text:span text:style-name="T1">RESTORE</text:span> fails game execution continues with next statement after <text:span text:style-name="T1">RESTORE</text:span>.</text:p>
      <text:p text:style-name="Text_20_body">If <text:span text:style-name="T1">RESTORE</text:span> is successful game execution continues from where the <text:span text:style-name="T1">SAVE</text:span> was issued (<text:span text:style-name="T1">SAVE</text:span> returns 2 in this case).</text:p>
      <text:p text:style-name="Text_20_body">See <text:span text:style-name="T14">The Inform Designer’s Manual</text:span> (ch. §42, p. 319) and <text:span text:style-name="T14">The Z-machine Standards Document</text:span> for a description about how to <text:span text:style-name="T1">SAVE</text:span> and <text:span text:style-name="T1">RESTORE</text:span> auxiliary files.</text:p>
      <text:p text:style-name="Text_20_body">Example:</text:p>
      <text:p text:style-name="P20"><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soft-page-break/><text:tab/><text:tab/>&lt;TELL "Restore failed." CR&gt;<text:line-break/><text:tab/>&gt;</text:p>
      <text:h text:style-name="Heading_20_3" text:outline-level="3">RETURN</text:h>
      <text:p text:style-name="P2">&lt;RETURN [value] [activation]&gt;</text:p>
      <text:p text:style-name="P2"/>
      <text:p text:style-name="P2"><text:span text:style-name="Definition"><text:span text:style-name="T8">Zapf syntax<text:tab/><text:tab/>Inform syntax</text:span></text:span></text:p>
      <text:p text:style-name="P2">RETURN<text:tab/><text:tab/><text:tab/>ret</text:p>
      <text:p text:style-name="P2"/>
      <text:p text:style-name="P2">All versions<text:line-break/></text:p>
      <text:p text:style-name="Text_20_body"><text:span text:style-name="T1">RETURN</text:span> from current routine with <text:span text:style-name="T1">value</text:span>. Returns 1 (true) if no <text:span text:style-name="T1">value</text:span> is given.</text:p>
      <text:p text:style-name="Text_20_body"><text:span text:style-name="T1">RETURN</text:span> is also used in commands that control program flow to exit program blocks. Also see <text:span text:style-name="T1">AGAIN</text:span>, <text:span text:style-name="T1">BIND</text:span>, <text:span text:style-name="T1">DO</text:span>, <text:span text:style-name="T1">PROG</text:span><text:span text:style-name="T15"> and </text:span><text:span text:style-name="T1">REPEAT</text:span> for more details how to control program flow.</text:p>
      <text:p text:style-name="Text_20_body">Examples:</text:p>
      <text:p text:style-name="P20"><text:tab/>&lt;RETURN&gt;<text:tab/><text:tab/><text:tab/>--&gt; Returns 1<text:line-break/><text:tab/>&lt;RETURN 42&gt;<text:tab/><text:tab/>--&gt; Returns 42</text:p>
      <text:h text:style-name="Heading_20_3" text:outline-level="3">RFALSE</text:h>
      <text:p text:style-name="P2">&lt;RFALSE&gt;</text:p>
      <text:p text:style-name="P2"/>
      <text:p text:style-name="P2"><text:span text:style-name="Definition"><text:span text:style-name="T8">Zapf syntax<text:tab/><text:tab/>Inform syntax</text:span></text:span></text:p>
      <text:p text:style-name="P2">RFALSE<text:tab/><text:tab/><text:tab/>rfalse</text:p>
      <text:p text:style-name="P2"/>
      <text:p text:style-name="P2">All versions</text:p>
      <text:p text:style-name="P2"/>
      <text:p text:style-name="Text_20_body"><text:span text:style-name="T1">RFALSE</text:span> always exits routine and returns false (0). Note that this differs from <text:span text:style-name="T1">RETURN</text:span> that can both exit program blocks and routines.</text:p>
      <text:h text:style-name="Heading_20_3" text:outline-level="3">RFATAL</text:h>
      <text:p text:style-name="P2">&lt;RFATAL&gt;</text:p>
      <text:h text:style-name="Heading_20_3" text:outline-level="3">RSTACK</text:h>
      <text:p text:style-name="P2">&lt;RSTACK&gt;</text:p>
      <text:p text:style-name="P2"/>
      <text:p text:style-name="P2"><text:span text:style-name="Definition"><text:span text:style-name="T8">Zapf syntax<text:tab/><text:tab/>Inform syntax</text:span></text:span></text:p>
      <text:p text:style-name="P2">RSTACK<text:tab/><text:tab/><text:tab/>ret_popped</text:p>
      <text:p text:style-name="P2"/>
      <text:p text:style-name="P2">All versions</text:p>
      <text:p text:style-name="P2"/>
      <text:p text:style-name="Text_20_body">Pops value from game stack and returns that value.</text:p>
      <text:p text:style-name="Text_20_body">Example:</text:p>
      <text:p text:style-name="Text_20_body"><text:tab/><text:span text:style-name="T1">&lt;PUSH 42&gt;<text:line-break/><text:tab/>&lt;RSTACK&gt;<text:tab/><text:tab/>--&gt; <text:tab/>Returns 42</text:span></text:p>
      <text:h text:style-name="P32" text:outline-level="3"><text:soft-page-break/>RTRUE</text:h>
      <text:p text:style-name="P2">&lt;RTRUE&gt;</text:p>
      <text:p text:style-name="P2"/>
      <text:p text:style-name="P2"><text:span text:style-name="Definition"><text:span text:style-name="T8">Zapf syntax<text:tab/><text:tab/>Inform syntax</text:span></text:span></text:p>
      <text:p text:style-name="P2">RTRUE<text:tab/><text:tab/><text:tab/>rtrue</text:p>
      <text:p text:style-name="P2"/>
      <text:p text:style-name="P2">All versions</text:p>
      <text:p text:style-name="P2"/>
      <text:p text:style-name="P14"><text:span text:style-name="T1">RTRUE</text:span> always exits routine and returns true (1). Note that this differs from <text:span text:style-name="T1">RETURN</text:span> that can both exit program blocks and routines.</text:p>
      <text:h text:style-name="Heading_20_3" text:outline-level="3">SAVE</text:h>
      <text:p text:style-name="P2">&lt;SAVE&gt;<text:tab/><text:tab/><text:tab/><text:tab/><text:tab/><text:tab/><text:tab/>;"Versions 1-4"<text:line-break/>&lt;SAVE [table] [bytes] [filename]&gt;<text:tab/><text:tab/>;"Versions 5-"</text:p>
      <text:p text:style-name="P2"/>
      <text:p text:style-name="P2"><text:span text:style-name="Definition"><text:span text:style-name="T8">Zapf syntax<text:tab/><text:tab/>Inform syntax</text:span></text:span></text:p>
      <text:p text:style-name="P2">SAVE<text:tab/><text:tab/><text:tab/><text:tab/>save</text:p>
      <text:p text:style-name="P2"/>
      <text:p text:style-name="P2">All versions</text:p>
      <text:p text:style-name="P2"/>
      <text:p text:style-name="Text_20_body"><text:span text:style-name="T1">SAVE</text:span> a game state that later can be restored. All questions about filename and path are asked by the interpreter. </text:p>
      <text:p text:style-name="Text_20_body"><text:span text:style-name="T1">SAVE</text:span> returns 0 if <text:span text:style-name="T1">SAVE</text:span> fails and 1 if it is successful.</text:p>
      <text:p text:style-name="P16"><text:span text:style-name="T1">SAVE</text:span> also can return 2. That means this is a continuation from a successful <text:span text:style-name="T1">RESTORE</text:span>.</text:p>
      <text:p text:style-name="P16">See <text:span text:style-name="T1">RESTORE</text:span> on code example on <text:span text:style-name="T1">SAVE</text:span> and <text:span text:style-name="T1">RESTORE</text:span>.</text:p>
      <text:p text:style-name="P14">See <text:span text:style-name="T14">The Inform Designer’s Manual</text:span> (ch. §42, p. 319) and <text:span text:style-name="T14">The Z-machine Standards Document</text:span> for a description about how to <text:span text:style-name="T1">SAVE</text:span> and <text:span text:style-name="T1">RESTORE</text:span> auxiliary files.</text:p>
      <text:h text:style-name="Heading_20_3" text:outline-level="3">SCREEN</text:h>
      <text:p text:style-name="P2">&lt;SCREEN window-number&gt;</text:p>
      <text:p text:style-name="P2"/>
      <text:p text:style-name="P2"><text:span text:style-name="Definition"><text:span text:style-name="T8">Zapf syntax<text:tab/><text:tab/>Inform syntax</text:span></text:span></text:p>
      <text:p text:style-name="P2">SCREEN<text:tab/><text:tab/><text:tab/>set_window</text:p>
      <text:p text:style-name="P2"/>
      <text:p text:style-name="P2">Versions: 3-</text:p>
      <text:p text:style-name="P2"/>
      <text:p text:style-name="Text_20_body">Select <text:span text:style-name="T1">window-number</text:span> for text output.</text:p>
      <text:p text:style-name="Text_20_body">Note that in versions 3-5 only the lower screen (<text:span text:style-name="T1">window-number</text:span> = 0) has text-buffering and word-wrap.</text:p>
      <text:p text:style-name="Text_20_body">Example:</text:p>
      <text:p text:style-name="Text_20_body"><text:tab/><text:span text:style-name="T1">&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p text:style-name="P2"/>
      <text:h text:style-name="Heading_20_3" text:outline-level="3"><text:soft-page-break/>SCROLL</text:h>
      <text:p text:style-name="P2">&lt;SCROLL window-number pixels&gt;</text:p>
      <text:p text:style-name="P2"/>
      <text:p text:style-name="P2"><text:span text:style-name="Definition"><text:span text:style-name="T8">Zapf syntax<text:tab/><text:tab/>Inform syntax</text:span></text:span></text:p>
      <text:p text:style-name="P2">SCROLL<text:tab/><text:tab/><text:tab/>scroll_window</text:p>
      <text:p text:style-name="P2"/>
      <text:p text:style-name="P2">Versions: 6-</text:p>
      <text:p text:style-name="P2"/>
      <text:p text:style-name="P11">Scrolls <text:span text:style-name="T1">window-number</text:span> up (<text:span text:style-name="T1">pixels</text:span> is positive) or down (<text:span text:style-name="T1">pixels</text:span> is negative) the number of <text:span text:style-name="T1">pixels</text:span> supplied. The new lines are empty (background color).</text:p>
      <text:h text:style-name="Heading_20_3" text:outline-level="3">SET</text:h>
      <text:p text:style-name="P2">&lt;SET name value&gt;</text:p>
      <text:p text:style-name="P2"/>
      <text:p text:style-name="P2"><text:span text:style-name="Definition"><text:span text:style-name="T8">Zapf syntax<text:tab/><text:tab/>Inform syntax</text:span></text:span></text:p>
      <text:p text:style-name="P2">SET<text:tab/><text:tab/><text:tab/><text:tab/>store</text:p>
      <text:p text:style-name="P2"/>
      <text:p text:style-name="P2">All versions</text:p>
      <text:p text:style-name="P2"/>
      <text:p text:style-name="Text_20_body">Store <text:span text:style-name="T1">value</text:span> in local variable <text:span text:style-name="T1">name</text:span>.</text:p>
      <text:p text:style-name="Text_20_body">Example:</text:p>
      <text:p text:style-name="Text_20_body"><text:tab/><text:span text:style-name="T1">&lt;SET MYVAR 42&gt;<text:tab/><text:tab/>--&gt;<text:tab/>Store 42 in local variable MYVAR </text:span></text:p>
      <text:h text:style-name="Heading_20_3" text:outline-level="3">SETG</text:h>
      <text:p text:style-name="P2">&lt;SETG name value&gt;</text:p>
      <text:p text:style-name="P2"/>
      <text:p text:style-name="P2"><text:span text:style-name="Definition"><text:span text:style-name="T8">Zapf syntax<text:tab/><text:tab/>Inform syntax</text:span></text:span></text:p>
      <text:p text:style-name="P2">SET<text:tab/><text:tab/><text:tab/><text:tab/>store</text:p>
      <text:p text:style-name="P2"/>
      <text:p text:style-name="P2">All versions</text:p>
      <text:p text:style-name="P2"/>
      <text:p text:style-name="Text_20_body">Store <text:span text:style-name="T1">value</text:span> in global variable <text:span text:style-name="T1">name</text:span>.</text:p>
      <text:p text:style-name="Text_20_body">Example:</text:p>
      <text:p text:style-name="P4">&lt;SETG MYVAR 42&gt;<text:tab/>--&gt;<text:tab/>Store 42 in global variable MYVAR </text:p>
      <text:h text:style-name="Heading_20_3" text:outline-level="3">SOUND</text:h>
      <text:p text:style-name="P2">&lt;SOUND number [effect] [volrep]&gt;<text:tab/><text:tab/><text:tab/>;"Versions 3-4"<text:line-break/>&lt;SOUND number [effect] [volrep] [routine]&gt;<text:tab/>;"Versions 5-"</text:p>
      <text:p text:style-name="P2"/>
      <text:p text:style-name="P2"><text:span text:style-name="Definition"><text:span text:style-name="T8">Zapf syntax<text:tab/><text:tab/>Inform syntax</text:span></text:span></text:p>
      <text:p text:style-name="P2">SOUND<text:tab/><text:tab/><text:tab/>sound_effect</text:p>
      <text:p text:style-name="P2"/>
      <text:p text:style-name="P2">Versions: 3-</text:p>
      <text:p text:style-name="P2"/>
      <text:p text:style-name="Text_20_body">Plays sound <text:span text:style-name="T1">number</text:span> (1 = high-pitch beep, 2 = low-pitch beep and 3- is user defined). </text:p>
      <text:p text:style-name="Text_20_body">Valid entries for <text:span text:style-name="T1">effect</text:span> are 1 = prepare, 2 = start, 3 = stop and 4 = finished with.</text:p>
      <text:p text:style-name="Text_20_body">The <text:span text:style-name="T1">volrep</text:span> is calculated as 256 * repetitions + volume. Repetitions can be 0-255 (255 = infinite) <text:soft-page-break/>and volume 1-8, 255 (1 = <text:s/>quiet, 8 = loud, 255 = loudest possible.</text:p>
      <text:p text:style-name="Text_20_body">If <text:span text:style-name="T1">routine</text:span> is supplied it is called after sound is finished.</text:p>
      <text:p text:style-name="P14">See <text:span text:style-name="T14">The Inform Designer’s Manual</text:span> (ch. §42, p. 315-316 and ch. §43) and <text:span text:style-name="T14">The Z-machine Standards Document</text:span> for a description about how to include sound in games.</text:p>
      <text:h text:style-name="Heading_20_3" text:outline-level="3">SPLIT</text:h>
      <text:p text:style-name="P2">&lt;SPLIT number&gt;</text:p>
      <text:p text:style-name="P2"/>
      <text:p text:style-name="P2"><text:span text:style-name="Definition"><text:span text:style-name="T8">Zapf syntax<text:tab/><text:tab/>Inform syntax</text:span></text:span></text:p>
      <text:p text:style-name="P2">SPLIT<text:tab/><text:tab/><text:tab/>split_window</text:p>
      <text:p text:style-name="P2"/>
      <text:p text:style-name="P2">Versions: 3-</text:p>
      <text:p text:style-name="P2"/>
      <text:p text:style-name="Text_20_body"><text:span text:style-name="T1">SPLIT</text:span> screen in two parts with the upper part having <text:span text:style-name="T1">number</text:span> rows. If <text:span text:style-name="T1">number</text:span> is 0 the screen is unsplit.The upper screen is window-number 1 and the lower screen is window-number 0.</text:p>
      <text:p text:style-name="Text_20_body">Se <text:span text:style-name="T1">SCREEN</text:span> for example on how to use <text:span text:style-name="T1">SPLIT</text:span>.</text:p>
      <text:h text:style-name="Heading_20_3" text:outline-level="3">T?</text:h>
      <text:p text:style-name="P2">&lt;T? expression&gt;</text:p>
      <text:p text:style-name="P2"/>
      <text:p text:style-name="Text_20_body"><text:span text:style-name="T15">Predicate</text:span>. Test if <text:span text:style-name="T1">expression</text:span> evaluates to true ( not 0).</text:p>
      <text:p text:style-name="Text_20_body">Example:</text:p>
      <text:p text:style-name="P15"><text:tab/>&lt;T? &lt;=? 1 1&gt;&gt;<text:tab/><text:tab/>--&gt;<text:tab/>True<text:line-break/><text:tab/>&lt;T? &lt;=? 1 2&gt;&gt;<text:tab/><text:tab/>--&gt;<text:tab/>False</text:p>
      <text:h text:style-name="Heading_20_3" text:outline-level="3">TABLE</text:h>
      <text:p text:style-name="P2">&lt;TABLE [(table-flags...)] values...&gt;</text:p>
      <text:h text:style-name="Heading_20_3" text:outline-level="3">TELL</text:h>
      <text:p text:style-name="P2">&lt;TELL token-commands&gt;</text:p>
      <text:h text:style-name="Heading_20_3" text:outline-level="3">THROW</text:h>
      <text:p text:style-name="P2">&lt;THROW value stack-frame&gt;</text:p>
      <text:p text:style-name="P2"/>
      <text:p text:style-name="P2"><text:span text:style-name="Definition"><text:span text:style-name="T8">Zapf syntax<text:tab/><text:tab/>Inform syntax</text:span></text:span></text:p>
      <text:p text:style-name="P2">THROW<text:tab/><text:tab/><text:tab/>throw</text:p>
      <text:p text:style-name="P7"/>
      <text:p text:style-name="P7"><text:tab/>Versions: 5-</text:p>
      <text:p text:style-name="P2"/>
      <text:p text:style-name="Text_20_body">Used in conjunction with <text:span text:style-name="T1">CATCH</text:span>. <text:span text:style-name="T1">THROW</text:span> sets the stack to <text:span text:style-name="T1">stack-frame</text:span> and returns <text:span text:style-name="T1">value</text:span> (the result is that execution returns from the routine where the <text:span text:style-name="T1">stack-frame</text:span> were "caught" with <text:span text:style-name="T1">value</text:span> as the routines return value. Also see <text:span text:style-name="T1">CATCH</text:span>.</text:p>
      <text:p text:style-name="Text_20_body">Example:</text:p>
      <text:p text:style-name="P7"><text:tab/>&lt;ROUTINE TEST-CATCH ("AUX" X)</text:p>
      <text:p text:style-name="P7"><text:tab/><text:tab/>&lt;SET X &lt;CATCH&gt;&gt;</text:p>
      <text:p text:style-name="P7"><text:soft-page-break/><text:tab/><text:tab/>&lt;THROWER .X&gt;</text:p>
      <text:p text:style-name="P7"><text:tab/><text:tab/>123</text:p>
      <text:p text:style-name="P7"><text:tab/>&gt;</text:p>
      <text:p text:style-name="P7"/>
      <text:p text:style-name="P7"><text:tab/>&lt;ROUTINE THROWER (F)</text:p>
      <text:p text:style-name="P7"><text:tab/><text:tab/>&lt;THROW 456 .F&gt;</text:p>
      <text:p text:style-name="P7"><text:tab/>&gt;</text:p>
      <text:p text:style-name="P7"/>
      <text:p text:style-name="P7"><text:tab/>&lt;TEST-CATCH&gt;<text:tab/>--&gt;<text:tab/>456 </text:p>
      <text:h text:style-name="Heading_20_3" text:outline-level="3">USL</text:h>
      <text:p text:style-name="P2">&lt;USL&gt;</text:p>
      <text:p text:style-name="P2"/>
      <text:p text:style-name="P2"><text:span text:style-name="Definition"><text:span text:style-name="T8">Zapf syntax<text:tab/><text:tab/>Inform syntax</text:span></text:span></text:p>
      <text:p text:style-name="P2">USL<text:tab/><text:tab/><text:tab/><text:tab/>show_status</text:p>
      <text:p text:style-name="P2"/>
      <text:p text:style-name="P2">Versions: 3</text:p>
      <text:p text:style-name="P2"/>
      <text:p text:style-name="Text_20_body">Update status line. In other versions than 3 this command is ignored.</text:p>
      <text:h text:style-name="Heading_20_3" text:outline-level="3">VALUE</text:h>
      <text:p text:style-name="P2">&lt;VALUE name/number&gt;</text:p>
      <text:p text:style-name="P2"/>
      <text:p text:style-name="P2"><text:span text:style-name="Definition"><text:span text:style-name="T8">Zapf syntax<text:tab/><text:tab/>Inform syntax</text:span></text:span></text:p>
      <text:p text:style-name="P2">VALUE<text:tab/><text:tab/><text:tab/>load</text:p>
      <text:p text:style-name="P2"/>
      <text:p text:style-name="P7"><text:tab/>All versions</text:p>
      <text:p text:style-name="P7"/>
      <text:p text:style-name="Text_20_body">Load <text:span text:style-name="T1">name/number</text:span>. Command is mostly redundant and rarely used.</text:p>
      <text:p text:style-name="Text_20_body">Examples:</text:p>
      <text:p text:style-name="P7"><text:tab/>&lt;VALUE X&gt;<text:tab/>--&gt;<text:tab/>Loads local or global variable X. Recommended<text:line-break/><text:tab/><text:tab/><text:tab/><text:tab/>to use LVAL or GVAL instead (.X or ,X)</text:p>
      <text:h text:style-name="Heading_20_3" text:outline-level="3">VERIFY</text:h>
      <text:p text:style-name="P2">&lt;VERIFY&gt;</text:p>
      <text:p text:style-name="P2"/>
      <text:p text:style-name="P2"><text:span text:style-name="Definition"><text:span text:style-name="T8">Zapf syntax<text:tab/><text:tab/>Inform syntax</text:span></text:span></text:p>
      <text:p text:style-name="P2">VERIFY<text:tab/><text:tab/><text:tab/>verify</text:p>
      <text:p text:style-name="P2"/>
      <text:p text:style-name="P2">All versions</text:p>
      <text:p text:style-name="P2"/>
      <text:p text:style-name="Text_20_body">Returns true if sum(<text:span text:style-name="T1">$0040</text:span>:<text:span text:style-name="T1">PLENTH</text:span> (byte 26-27 in header)) <text:span text:style-name="T1">MOD</text:span> <text:span text:style-name="T1">$10000</text:span> = <text:span text:style-name="T1">PCHKSUM</text:span> (byte 28-29 in header), otherwise false.</text:p>
      <text:h text:style-name="Heading_20_3" text:outline-level="3">VERSION?</text:h>
      <text:p text:style-name="P2">&lt;VERSION? (name/number expressions...)...&gt;</text:p>
      <text:p text:style-name="P2"/>
      <text:p text:style-name="Text_20_body"><text:span text:style-name="T1">VERSION?</text:span> Lets the game use different logic depending on which version the game is compiled in. The version is read from <text:span text:style-name="T1">ZVERSION</text:span> (byte 0-1) in the header. Valid <text:span text:style-name="T1">name/number</text:span> are:<text:line-break/><text:soft-page-break/><text:tab/>3<text:tab/>ZIP<text:tab/><text:line-break/><text:tab/>4<text:tab/>EZIP<text:line-break/><text:tab/>5<text:tab/>XZIP<text:line-break/><text:tab/>6<text:tab/>YZIP<text:line-break/><text:tab/>7<text:line-break/><text:tab/>8<text:line-break/><text:tab/><text:tab/>ELSE/T<text:line-break/>Example:</text:p>
      <text:p text:style-name="P20"><text:tab/>&lt;VERSION?<text:line-break/><text:tab/><text:tab/>(ZIP &lt;SET X 1&gt; &lt;SET Y 1&gt;)<text:line-break/><text:tab/><text:tab/>(XZIP &lt;SET X 2&gt; &lt;SET Y 2&gt;)<text:line-break/><text:tab/><text:tab/>(ELSE &lt;SET X 3&gt; &lt;SET Y 2&gt;)<text:line-break/><text:tab/>&gt; <text:s/></text:p>
      <text:h text:style-name="Heading_20_3" text:outline-level="3">WINATTR</text:h>
      <text:p text:style-name="P2">&lt;WINATTR window-number flags operation&gt;</text:p>
      <text:p text:style-name="P2"/>
      <text:p text:style-name="P2"><text:span text:style-name="Definition"><text:span text:style-name="T8">Zapf syntax<text:tab/><text:tab/>Inform syntax</text:span></text:span></text:p>
      <text:p text:style-name="P2">WINATTR<text:tab/><text:tab/><text:tab/>window_style</text:p>
      <text:p text:style-name="P2"/>
      <text:p text:style-name="P2">Versions: 6-</text:p>
      <text:p text:style-name="P2"/>
      <text:p text:style-name="Text_20_body">Change flags for <text:span text:style-name="T1">window-number</text:span>. The <text:span text:style-name="T1">flags</text:span> are:<text:line-break/><text:tab/>Bit 0:<text:tab/>Keep text inside margins<text:line-break/><text:tab/>Bit 1:<text:tab/>Scroll when reaching bottom<text:line-break/><text:tab/>Bit 2:<text:tab/>Copy text to stream 2 (printer)<text:line-break/><text:tab/>Bit 3:<text:tab/>Buffer text and word-wrap</text:p>
      <text:p text:style-name="Text_20_body"><text:s/>The <text:span text:style-name="T1">opertions</text:span> are:<text:line-break/><text:tab/>0:<text:tab/>Set to <text:span text:style-name="T1">flags</text:span><text:line-break/><text:tab/>1:<text:tab/>Set bits supplied (BOR)<text:line-break/><text:tab/>2:<text:tab/>Clear bits supplied<text:line-break/><text:tab/>3:<text:tab/>Reverse bits supplied</text:p>
      <text:h text:style-name="Heading_20_3" text:outline-level="3">WINGET</text:h>
      <text:p text:style-name="P2">&lt;WINGET window-number property&gt;</text:p>
      <text:p text:style-name="P2"/>
      <text:p text:style-name="P2"><text:span text:style-name="Definition"><text:span text:style-name="T8">Zapf syntax<text:tab/><text:tab/>Inform syntax</text:span></text:span></text:p>
      <text:p text:style-name="P2">WINGET<text:tab/><text:tab/><text:tab/>get_wind_prop</text:p>
      <text:p text:style-name="P2"/>
      <text:p text:style-name="P2">Versions: 6-</text:p>
      <text:p text:style-name="P7"/>
      <text:p text:style-name="P15">Reads <text:span text:style-name="T1">property</text:span><text:span text:style-name="T15"> on </text:span><text:span text:style-name="T1">window-number</text:span>.</text:p>
      <text:h text:style-name="Heading_20_3" text:outline-level="3">WINPOS</text:h>
      <text:p text:style-name="P2">&lt;WINPOS window-number row column&gt;</text:p>
      <text:p text:style-name="P2"/>
      <text:p text:style-name="P2"><text:span text:style-name="Definition"><text:span text:style-name="T8">Zapf syntax<text:tab/><text:tab/>Inform syntax</text:span></text:span></text:p>
      <text:p text:style-name="P2">WINPOS<text:tab/><text:tab/><text:tab/>move_window</text:p>
      <text:p text:style-name="P2"/>
      <text:p text:style-name="P2"><text:soft-page-break/>Versions: 6-</text:p>
      <text:p text:style-name="P2"/>
      <text:p text:style-name="Text_20_body">Move <text:span text:style-name="T1">window-number</text:span> to position <text:span text:style-name="T1">row</text:span> <text:span text:style-name="T1">column</text:span> (pixels). (1, 1) is top left corner.</text:p>
      <text:h text:style-name="Heading_20_3" text:outline-level="3">WINPUT</text:h>
      <text:p text:style-name="P2">&lt;WINPUT window-number property value&gt;</text:p>
      <text:p text:style-name="P2"/>
      <text:p text:style-name="P2"><text:span text:style-name="Definition"><text:span text:style-name="T8">Zapf syntax<text:tab/><text:tab/>Inform syntax</text:span></text:span></text:p>
      <text:p text:style-name="P2">WINPUT<text:tab/><text:tab/><text:tab/>put_wind_prop</text:p>
      <text:p text:style-name="P2"/>
      <text:p text:style-name="P2">Versions: 6-</text:p>
      <text:p text:style-name="P2"/>
      <text:p text:style-name="Text_20_body">Writes <text:span text:style-name="T1">value</text:span> to <text:span text:style-name="T1">property</text:span> <text:span text:style-name="T1">window-number</text:span>.</text:p>
      <text:h text:style-name="Heading_20_3" text:outline-level="3">WINSIZE</text:h>
      <text:p text:style-name="P2">&lt;WINSIZE window-number height width&gt;</text:p>
      <text:p text:style-name="P2"/>
      <text:p text:style-name="P2"><text:span text:style-name="Definition"><text:span text:style-name="T8">Zapf syntax<text:tab/><text:tab/>Inform syntax</text:span></text:span></text:p>
      <text:p text:style-name="P2">WINSIZE<text:tab/><text:tab/><text:tab/>window_size</text:p>
      <text:p text:style-name="P2"/>
      <text:p text:style-name="P2">Varsions: 6-</text:p>
      <text:p text:style-name="P2"/>
      <text:p text:style-name="Text_20_body">Changes size on <text:span text:style-name="T1">window-number</text:span>.</text:p>
      <text:h text:style-name="Heading_20_3" text:outline-level="3">XPUSH</text:h>
      <text:p text:style-name="P2">&lt;XPUSH value stack&gt;</text:p>
      <text:p text:style-name="P2"/>
      <text:p text:style-name="P2"><text:span text:style-name="Definition"><text:span text:style-name="T8">Zapf syntax<text:tab/><text:tab/>Inform syntax</text:span></text:span></text:p>
      <text:p text:style-name="P2">XPUSH<text:tab/><text:tab/><text:tab/>push_stack</text:p>
      <text:p text:style-name="P2"/>
      <text:p text:style-name="P2">Versions: 6-</text:p>
      <text:p text:style-name="P2"/>
      <text:p text:style-name="P14">Push <text:span text:style-name="T1">value</text:span> on <text:span text:style-name="T1">stack</text:span>.</text:p>
      <text:p text:style-name="Text_20_body">Example:</text:p>
      <text:p text:style-name="P15"><text:tab/>&lt;GLOBAL MY-STACK &lt;TABLE 1 0 0 0&gt;&gt;<text:line-break/><text:tab/>&lt;XPUSH 123 ,MY-STACK&gt;<text:tab/>--&gt;<text:tab/>MY-STACK &lt;TABLE 2 0 123 0&gt;</text:p>
      <text:h text:style-name="Heading_20_3" text:outline-level="3">ZWSTR</text:h>
      <text:p text:style-name="P2">&lt;ZWSTR src-table length offset dest-table&gt;</text:p>
      <text:p text:style-name="P2"/>
      <text:p text:style-name="P2"><text:span text:style-name="Definition"><text:span text:style-name="T8">Zapf syntax<text:tab/><text:tab/>Inform syntax</text:span></text:span></text:p>
      <text:p text:style-name="P2">ZWSTR<text:tab/><text:tab/><text:tab/>encode_text</text:p>
      <text:p text:style-name="P2"/>
      <text:p text:style-name="P2">Varsions: 5-</text:p>
      <text:p text:style-name="P2"/>
      <text:p text:style-name="Text_20_body">Encode <text:span text:style-name="T1">length</text:span> characters starting at <text:span text:style-name="T1">offset</text:span> from ZSCII word <text:span text:style-name="T1">zscii-text</text:span> and stores result in 6-byte Z-encoded <text:span text:style-name="T1">dest-table</text:span>.</text:p>
      <text:p text:style-name="Text_20_body"><text:soft-page-break/>Example:</text:p>
      <text:p text:style-name="P20"><text:tab/>&lt;GLOBAL SRCBUF &lt;TABLE (STRING) "hello"&gt;&gt;<text:line-break/><text:tab/>&lt;GLOBAL DSTBUF &lt;TABLE 0 0 0&gt;&gt;<text:line-break/><text:line-break/><text:tab/>&lt;ZWSTR ,SRCBUF 5 1 ,DSTBUF&gt;<text:line-break/><text:tab/>&lt;PRINTB ,DSTBUF&gt;<text:tab/><text:tab/>--&gt;<text:tab/>"hello"</text:p>
      <text:h text:style-name="Heading_20_2" text:outline-level="2">Appendix A: Other Z-machine OP-codes</text:h>
      <text:p text:style-name="Text_20_body">These OP-codes don't have direct ZIL-equivalent (they are used to call routines and control program counter).</text:p>
      <text:p text:style-name="Text_20_body">Sources:</text:p>
      <text:p text:style-name="P18"><text:tab/>The Z-Machine Standards Document, Graham Nelson</text:p>
      <text:p text:style-name="P18"/>
      <table:table table:name="Tabell1" table:style-name="Tabell1">
        <table:table-column table:style-name="Tabell1.A"/>
        <table:table-column table:style-name="Tabell1.B"/>
        <table:table-column table:style-name="Tabell1.C"/>
        <table:table-row>
          <table:table-cell table:style-name="Tabell1.A1" office:value-type="string">
            <text:p text:style-name="P8">ZAPF syntax</text:p>
          </table:table-cell>
          <table:table-cell table:style-name="Tabell1.A1" office:value-type="string">
            <text:p text:style-name="P8">Inform Syntax</text:p>
          </table:table-cell>
          <table:table-cell table:style-name="Tabell1.C1" office:value-type="string">
            <text:p text:style-name="P8">Description (Z specifikations 1.0)</text:p>
          </table:table-cell>
        </table:table-row>
        <table:table-row>
          <table:table-cell table:style-name="Tabell1.A2" office:value-type="string">
            <text:p text:style-name="P9">CALL1</text:p>
          </table:table-cell>
          <table:table-cell table:style-name="Tabell1.A2" office:value-type="string">
            <text:p text:style-name="P9">call_1s</text:p>
          </table:table-cell>
          <table:table-cell table:style-name="Tabell1.C2" office:value-type="string">
            <text:p text:style-name="P12">Executes routine() and stores resulting return value. </text:p>
          </table:table-cell>
        </table:table-row>
        <table:table-row>
          <table:table-cell table:style-name="Tabell1.A2" office:value-type="string">
            <text:p text:style-name="P9">CALL2</text:p>
          </table:table-cell>
          <table:table-cell table:style-name="Tabell1.A2" office:value-type="string">
            <text:p text:style-name="P9">call_2s</text:p>
          </table:table-cell>
          <table:table-cell table:style-name="Tabell1.C2" office:value-type="string">
            <text:p text:style-name="P12">Executes routine(arg1) and stores resulting return value. </text:p>
          </table:table-cell>
        </table:table-row>
        <table:table-row>
          <table:table-cell table:style-name="Tabell1.A2" office:value-type="string">
            <text:p text:style-name="P9">CALL</text:p>
          </table:table-cell>
          <table:table-cell table:style-name="Tabell1.A2" office:value-type="string">
            <text:p text:style-name="P9">call_vs</text:p>
          </table:table-cell>
          <table:table-cell table:style-name="Tabell1.C2" office:value-type="string">
            <text:p text:style-name="P12">The only call instruction in Version 3. It calls the routine with 0, 1, 2 or 3 arguments as supplied and stores the resulting return value. (When the address 0 is called as a routine, nothing happens and the return value is false.) </text:p>
          </table:table-cell>
        </table:table-row>
        <table:table-row>
          <table:table-cell table:style-name="Tabell1.A2" office:value-type="string">
            <text:p text:style-name="P9">ICALL1</text:p>
          </table:table-cell>
          <table:table-cell table:style-name="Tabell1.A2" office:value-type="string">
            <text:p text:style-name="P9">call_1n</text:p>
          </table:table-cell>
          <table:table-cell table:style-name="Tabell1.C2" office:value-type="string">
            <text:p text:style-name="P12">Executes routine() and throws away result. </text:p>
          </table:table-cell>
        </table:table-row>
        <table:table-row>
          <table:table-cell table:style-name="Tabell1.A2" office:value-type="string">
            <text:p text:style-name="P9">ICALL2</text:p>
          </table:table-cell>
          <table:table-cell table:style-name="Tabell1.A2" office:value-type="string">
            <text:p text:style-name="P9">call_2n</text:p>
          </table:table-cell>
          <table:table-cell table:style-name="Tabell1.C2" office:value-type="string">
            <text:p text:style-name="P12">Executes routine(arg1) and throws away result. </text:p>
          </table:table-cell>
        </table:table-row>
        <table:table-row>
          <table:table-cell table:style-name="Tabell1.A2" office:value-type="string">
            <text:p text:style-name="P9">ICALL</text:p>
          </table:table-cell>
          <table:table-cell table:style-name="Tabell1.A2" office:value-type="string">
            <text:p text:style-name="P9">call_vn</text:p>
          </table:table-cell>
          <table:table-cell table:style-name="Tabell1.C2" office:value-type="string">
            <text:p text:style-name="P12">Like <text:span text:style-name="T1">CALL</text:span>, but throws away result. </text:p>
          </table:table-cell>
        </table:table-row>
        <table:table-row>
          <table:table-cell table:style-name="Tabell1.A2" office:value-type="string">
            <text:p text:style-name="P9">IXCALL</text:p>
          </table:table-cell>
          <table:table-cell table:style-name="Tabell1.A2" office:value-type="string">
            <text:p text:style-name="P9">call_vn2</text:p>
          </table:table-cell>
          <table:table-cell table:style-name="Tabell1.C2" office:value-type="string">
            <text:p text:style-name="P12"><text:span text:style-name="T1">CALL</text:span>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p>
          </table:table-cell>
        </table:table-row>
        <table:table-row>
          <table:table-cell table:style-name="Tabell1.A2" office:value-type="string">
            <text:p text:style-name="P9">JUMP</text:p>
          </table:table-cell>
          <table:table-cell table:style-name="Tabell1.A2" office:value-type="string">
            <text:p text:style-name="P9">jump</text:p>
          </table:table-cell>
          <table:table-cell table:style-name="Tabell1.C2" office:value-type="string">
            <text:p text:style-name="P9"><text:span text:style-name="T15">Jump (unconditionally) to the given label. (This is not a branch instruction and the operand is a 2-byte signed </text:span><text:span text:style-name="T15">offset to apply to the program counter.) It is legal for this </text:span><text:span text:style-name="T15">to jump into a different routine (which should not change the routine call state), although it is considered bad </text:span><text:span text:style-name="T15">practice to do so and the Txd disassembler is confused by it.</text:span> </text:p>
          </table:table-cell>
        </table:table-row>
        <table:table-row>
          <table:table-cell table:style-name="Tabell1.A2" office:value-type="string">
            <text:p text:style-name="P9">NOOP</text:p>
          </table:table-cell>
          <table:table-cell table:style-name="Tabell1.A2" office:value-type="string">
            <text:p text:style-name="P9">nop</text:p>
          </table:table-cell>
          <table:table-cell table:style-name="Tabell1.C2" office:value-type="string">
            <text:p text:style-name="P9"><text:span text:style-name="T15">Probably the official "no operation" instruction, which, appropriately, was never operated (in any of the Infocom </text:span><text:span text:style-name="T15">datafiles): it may once have been a breakpoint.</text:span> </text:p>
          </table:table-cell>
        </table:table-row>
        <table:table-row>
          <table:table-cell table:style-name="Tabell1.A2" office:value-type="string">
            <text:p text:style-name="P9">XCALL</text:p>
          </table:table-cell>
          <table:table-cell table:style-name="Tabell1.A2" office:value-type="string">
            <text:p text:style-name="P9">call_vs2</text:p>
          </table:table-cell>
          <table:table-cell table:style-name="Tabell1.C2" office:value-type="string">
            <text:p text:style-name="P12">Like <text:span text:style-name="T1">IXCALL</text:span>, but stores resulting value. </text:p>
          </table:table-cell>
        </table:table-row>
      </table:table>
      <text:p text:style-name="P10"/>
      <text:h text:style-name="Heading_20_2" text:outline-level="2">Appendix B – Field-spec for header</text:h>
      <text:p text:style-name="Text_20_body">The information here is mostly from <text:span text:style-name="T14">The Z-Machine Standards Document, Graham Nelson </text:span><text:span text:style-name="T18">and </text:span><text:soft-page-break/><text:span text:style-name="T18">ZILF Source Code. See </text:span><text:span text:style-name="T14">The Z-Machine Standards Document </text:span><text:span text:style-name="T18">for a more detailed discussion. The </text:span><text:span text:style-name="T6">field-spec</text:span><text:span text:style-name="T18"> is used in </text:span><text:span text:style-name="T6">LOWCORE</text:span><text:span text:style-name="T18"> and </text:span><text:span text:style-name="T6">LOWCORE-TABLE</text:span><text:span text:style-name="T18">.</text:span></text:p>
      <text:h text:style-name="Heading_20_3" text:outline-level="3">Ordinary header</text:h>
      <table:table table:name="Tabell11" table:style-name="Tabell11">
        <table:table-column table:style-name="Tabell11.A"/>
        <table:table-column table:style-name="Tabell11.B"/>
        <table:table-column table:style-name="Tabell11.C"/>
        <table:table-column table:style-name="Tabell11.D"/>
        <table:table-column table:style-name="Tabell11.E"/>
        <table:table-row>
          <table:table-cell table:style-name="Tabell11.A1" office:value-type="string">
            <text:p text:style-name="P25">Field-spec</text:p>
          </table:table-cell>
          <table:table-cell table:style-name="Tabell11.A1" office:value-type="string">
            <text:p text:style-name="P26">Byte</text:p>
          </table:table-cell>
          <table:table-cell table:style-name="Tabell11.A1" office:value-type="string">
            <text:p text:style-name="P26">Ver</text:p>
          </table:table-cell>
          <table:table-cell table:style-name="Tabell11.A1" office:value-type="string">
            <text:p text:style-name="P26">R/W</text:p>
          </table:table-cell>
          <table:table-cell table:style-name="Tabell11.E1" office:value-type="string">
            <text:p text:style-name="P25">Description</text:p>
          </table:table-cell>
        </table:table-row>
        <table:table-row>
          <table:table-cell table:style-name="Tabell11.A2" office:value-type="string">
            <text:p text:style-name="P22">ZVERSION</text:p>
          </table:table-cell>
          <table:table-cell table:style-name="Tabell11.A2" office:value-type="string">
            <text:p text:style-name="P23">0-1</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Byte 0 Version number</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1-3</text:p>
          </table:table-cell>
          <table:table-cell table:style-name="Tabell11.A2" office:value-type="string">
            <text:p text:style-name="P23">-</text:p>
          </table:table-cell>
          <table:table-cell table:style-name="Tabell11.E2" office:value-type="string">
            <text:p text:style-name="P24">Byte 1 Flag 1</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1: Status line type: 0=score/turns, 1=hh:mm</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2: Story file split over two disc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3: Tandy-bi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4: Status line not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5: Screen-splitting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6: Is a proportional font the defaul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4-</text:p>
          </table:table-cell>
          <table:table-cell table:style-name="Tabell11.A2" office:value-type="string">
            <text:p text:style-name="P23">-</text:p>
          </table:table-cell>
          <table:table-cell table:style-name="Tabell11.E2" office:value-type="string">
            <text:p text:style-name="P24">*01 Flag 1</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0: Colors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1: Picture displaying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2: Bold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3: Italic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4: Monospace (fixed) font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5: Sound effects availabl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
          </table:table-cell>
          <table:table-cell table:style-name="Tabell11.A2" office:value-type="string">
            <text:p text:style-name="P23">R</text:p>
          </table:table-cell>
          <table:table-cell table:style-name="Tabell11.E2" office:value-type="string">
            <text:p text:style-name="P24">Bit 7: Timed keyboard input available</text:p>
          </table:table-cell>
        </table:table-row>
        <table:table-row>
          <table:table-cell table:style-name="Tabell11.A2" office:value-type="string">
            <text:p text:style-name="P22">ZORKID/RELEASEID</text:p>
          </table:table-cell>
          <table:table-cell table:style-name="Tabell11.A2" office:value-type="string">
            <text:p text:style-name="P23">2-3</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Release number (word).</text:p>
            <text:p text:style-name="P24">Note: Tradiionaly in Infocom only 11 bits are used for release-id (binary and *3777*). That suggest that the higher 5 bits sometime was used or reserved for other information.</text:p>
          </table:table-cell>
        </table:table-row>
        <table:table-row>
          <table:table-cell table:style-name="Tabell11.A2" office:value-type="string">
            <text:p text:style-name="P22">ENDLOD</text:p>
          </table:table-cell>
          <table:table-cell table:style-name="Tabell11.A2" office:value-type="string">
            <text:p text:style-name="P23">4-5</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Base of high memory (byte address)</text:p>
          </table:table-cell>
        </table:table-row>
        <table:table-row>
          <table:table-cell table:style-name="Tabell11.A2" office:value-type="string">
            <text:p text:style-name="P22">START</text:p>
          </table:table-cell>
          <table:table-cell table:style-name="Tabell11.A2" office:value-type="string">
            <text:p text:style-name="P23">6-7</text:p>
          </table:table-cell>
          <table:table-cell table:style-name="Tabell11.A2" office:value-type="string">
            <text:p text:style-name="P23">1-5</text:p>
          </table:table-cell>
          <table:table-cell table:style-name="Tabell11.A2" office:value-type="string">
            <text:p text:style-name="P23">R</text:p>
          </table:table-cell>
          <table:table-cell table:style-name="Tabell11.E2" office:value-type="string">
            <text:p text:style-name="P24">Initial value of program counter (byte addres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Packed address of initial "main" routine</text:p>
          </table:table-cell>
        </table:table-row>
        <table:table-row>
          <table:table-cell table:style-name="Tabell11.A2" office:value-type="string">
            <text:p text:style-name="P22">VOCAB</text:p>
          </table:table-cell>
          <table:table-cell table:style-name="Tabell11.A2" office:value-type="string">
            <text:p text:style-name="P23">8-9</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Location of dictionary (byte address)</text:p>
          </table:table-cell>
        </table:table-row>
        <table:table-row>
          <table:table-cell table:style-name="Tabell11.A2" office:value-type="string">
            <text:p text:style-name="P22">OBJECT</text:p>
          </table:table-cell>
          <table:table-cell table:style-name="Tabell11.A2" office:value-type="string">
            <text:p text:style-name="P23">*10-11</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Location of object table (byte address)</text:p>
          </table:table-cell>
        </table:table-row>
        <table:table-row>
          <table:table-cell table:style-name="Tabell11.A2" office:value-type="string">
            <text:p text:style-name="P22">GLOBALS</text:p>
          </table:table-cell>
          <table:table-cell table:style-name="Tabell11.A2" office:value-type="string">
            <text:p text:style-name="P23">*12-13</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Location of global variables table(byte address)</text:p>
          </table:table-cell>
        </table:table-row>
        <table:table-row>
          <table:table-cell table:style-name="Tabell11.A2" office:value-type="string">
            <text:p text:style-name="P22">PURBOT</text:p>
          </table:table-cell>
          <table:table-cell table:style-name="Tabell11.A2" office:value-type="string">
            <text:p text:style-name="P23">*14-15</text:p>
          </table:table-cell>
          <table:table-cell table:style-name="Tabell11.A2" office:value-type="string">
            <text:p text:style-name="P23">1-</text:p>
          </table:table-cell>
          <table:table-cell table:style-name="Tabell11.A2" office:value-type="string">
            <text:p text:style-name="P23">R</text:p>
          </table:table-cell>
          <table:table-cell table:style-name="Tabell11.E2" office:value-type="string">
            <text:p text:style-name="P24">Base of static memory (byte address)</text:p>
          </table:table-cell>
        </table:table-row>
        <table:table-row>
          <table:table-cell table:style-name="Tabell11.A2" office:value-type="string">
            <text:p text:style-name="P22">FLAGS</text:p>
          </table:table-cell>
          <table:table-cell table:style-name="Tabell11.A2" office:value-type="string">
            <text:p text:style-name="P23">*16-17</text:p>
          </table:table-cell>
          <table:table-cell table:style-name="Tabell11.A2" office:value-type="string">
            <text:p text:style-name="P23">-</text:p>
          </table:table-cell>
          <table:table-cell table:style-name="Tabell11.A2" office:value-type="string">
            <text:p text:style-name="P23">-</text:p>
          </table:table-cell>
          <table:table-cell table:style-name="Tabell11.E2" office:value-type="string">
            <text:p text:style-name="P24">Flags 2:</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1-</text:p>
          </table:table-cell>
          <table:table-cell table:style-name="Tabell11.A2" office:value-type="string">
            <text:p text:style-name="P23">R/W</text:p>
          </table:table-cell>
          <table:table-cell table:style-name="Tabell11.E2" office:value-type="string">
            <text:p text:style-name="P24">Bit 0: Set when transcripting is on</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3-</text:p>
          </table:table-cell>
          <table:table-cell table:style-name="Tabell11.A2" office:value-type="string">
            <text:p text:style-name="P23">R/W</text:p>
          </table:table-cell>
          <table:table-cell table:style-name="Tabell11.E2" office:value-type="string">
            <text:p text:style-name="P24">Bit 1: Set to force printing in monospace font</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W</text:p>
          </table:table-cell>
          <table:table-cell table:style-name="Tabell11.E2" office:value-type="string">
            <text:p text:style-name="P24">Bit 2: Int sets to request screen redraw, game clears when it complies with thi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3: If set, game wants to use pictures</text:p>
          </table:table-cell>
        </table:table-row>
        <text:soft-page-break/>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Bit 4: Amigs ver of "The Lurking Horror" sets this probably sound.</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4: If set, game wants to use UNDO</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5: If set, game wants to use mouse</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6:If set, game wants to use color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Bit 7: If set,gsme wants to use sound</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Bit 8: If set, gaame wants to use menu</text:p>
          </table:table-cell>
        </table:table-row>
        <table:table-row>
          <table:table-cell table:style-name="Tabell11.A2" office:value-type="string">
            <text:p text:style-name="P22">SERIAL</text:p>
          </table:table-cell>
          <table:table-cell table:style-name="Tabell11.A2" office:value-type="string">
            <text:p text:style-name="P23">18-19</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Serial number,YY-part</text:p>
          </table:table-cell>
        </table:table-row>
        <table:table-row>
          <table:table-cell table:style-name="Tabell11.A2" office:value-type="string">
            <text:p text:style-name="P22">SERI1</text:p>
          </table:table-cell>
          <table:table-cell table:style-name="Tabell11.A2" office:value-type="string">
            <text:p text:style-name="P23">20-21</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Serial number,MM-part</text:p>
          </table:table-cell>
        </table:table-row>
        <table:table-row>
          <table:table-cell table:style-name="Tabell11.A2" office:value-type="string">
            <text:p text:style-name="P22">SERI2</text:p>
          </table:table-cell>
          <table:table-cell table:style-name="Tabell11.A2" office:value-type="string">
            <text:p text:style-name="P23">22-23</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Serial number,DD-part</text:p>
          </table:table-cell>
        </table:table-row>
        <table:table-row>
          <table:table-cell table:style-name="Tabell11.A2" office:value-type="string">
            <text:p text:style-name="P22">FWORDS</text:p>
          </table:table-cell>
          <table:table-cell table:style-name="Tabell11.A2" office:value-type="string">
            <text:p text:style-name="P23">24-25</text:p>
          </table:table-cell>
          <table:table-cell table:style-name="Tabell11.A2" office:value-type="string">
            <text:p text:style-name="P23">2-</text:p>
          </table:table-cell>
          <table:table-cell table:style-name="Tabell11.A2" office:value-type="string">
            <text:p text:style-name="P23">R</text:p>
          </table:table-cell>
          <table:table-cell table:style-name="Tabell11.E2" office:value-type="string">
            <text:p text:style-name="P24">Location of abbreviations table (byte adress)</text:p>
          </table:table-cell>
        </table:table-row>
        <table:table-row>
          <table:table-cell table:style-name="Tabell11.A2" office:value-type="string">
            <text:p text:style-name="P22">PLENTH</text:p>
          </table:table-cell>
          <table:table-cell table:style-name="Tabell11.A2" office:value-type="string">
            <text:p text:style-name="P23">26-27</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Length of file</text:p>
          </table:table-cell>
        </table:table-row>
        <table:table-row>
          <table:table-cell table:style-name="Tabell11.A2" office:value-type="string">
            <text:p text:style-name="P22">PCHKSUM</text:p>
          </table:table-cell>
          <table:table-cell table:style-name="Tabell11.A2" office:value-type="string">
            <text:p text:style-name="P23">28-29</text:p>
          </table:table-cell>
          <table:table-cell table:style-name="Tabell11.A2" office:value-type="string">
            <text:p text:style-name="P23">3-</text:p>
          </table:table-cell>
          <table:table-cell table:style-name="Tabell11.A2" office:value-type="string">
            <text:p text:style-name="P23">R</text:p>
          </table:table-cell>
          <table:table-cell table:style-name="Tabell11.E2" office:value-type="string">
            <text:p text:style-name="P24">File checksum</text:p>
          </table:table-cell>
        </table:table-row>
        <table:table-row>
          <table:table-cell table:style-name="Tabell11.A2" office:value-type="string">
            <text:p text:style-name="P22">INTWRD</text:p>
          </table:table-cell>
          <table:table-cell table:style-name="Tabell11.A2" office:value-type="string">
            <text:p text:style-name="P23">30-31</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Interpreter numbera nd version</text:p>
          </table:table-cell>
        </table:table-row>
        <table:table-row>
          <table:table-cell table:style-name="Tabell11.A2" office:value-type="string">
            <text:p text:style-name="P22">INTID</text:p>
          </table:table-cell>
          <table:table-cell table:style-name="Tabell11.A2" office:value-type="string">
            <text:p text:style-name="P23">30</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Interpreter number</text:p>
          </table:table-cell>
        </table:table-row>
        <table:table-row>
          <table:table-cell table:style-name="Tabell11.A2" office:value-type="string">
            <text:p text:style-name="P22">INTVER</text:p>
          </table:table-cell>
          <table:table-cell table:style-name="Tabell11.A2" office:value-type="string">
            <text:p text:style-name="P23">31</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Interpreter version</text:p>
          </table:table-cell>
        </table:table-row>
        <table:table-row>
          <table:table-cell table:style-name="Tabell11.A2" office:value-type="string">
            <text:p text:style-name="P22">SCRWRD</text:p>
          </table:table-cell>
          <table:table-cell table:style-name="Tabell11.A2" office:value-type="string">
            <text:p text:style-name="P23">32-33</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Screen width and hight</text:p>
          </table:table-cell>
        </table:table-row>
        <table:table-row>
          <table:table-cell table:style-name="Tabell11.A2" office:value-type="string">
            <text:p text:style-name="P22">SCRV</text:p>
          </table:table-cell>
          <table:table-cell table:style-name="Tabell11.A2" office:value-type="string">
            <text:p text:style-name="P23">32</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Screen height(lines), 255 = infinite</text:p>
          </table:table-cell>
        </table:table-row>
        <table:table-row>
          <table:table-cell table:style-name="Tabell11.A2" office:value-type="string">
            <text:p text:style-name="P22">SCRH</text:p>
          </table:table-cell>
          <table:table-cell table:style-name="Tabell11.A2" office:value-type="string">
            <text:p text:style-name="P23">33</text:p>
          </table:table-cell>
          <table:table-cell table:style-name="Tabell11.A2" office:value-type="string">
            <text:p text:style-name="P23">4-</text:p>
          </table:table-cell>
          <table:table-cell table:style-name="Tabell11.A2" office:value-type="string">
            <text:p text:style-name="P23">R</text:p>
          </table:table-cell>
          <table:table-cell table:style-name="Tabell11.E2" office:value-type="string">
            <text:p text:style-name="P24">Screen width (characters)</text:p>
          </table:table-cell>
        </table:table-row>
        <table:table-row>
          <table:table-cell table:style-name="Tabell11.A2" office:value-type="string">
            <text:p text:style-name="P22">HWRD</text:p>
          </table:table-cell>
          <table:table-cell table:style-name="Tabell11.A2" office:value-type="string">
            <text:p text:style-name="P23">34-3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Screen width in units</text:p>
          </table:table-cell>
        </table:table-row>
        <table:table-row>
          <table:table-cell table:style-name="Tabell11.A2" office:value-type="string">
            <text:p text:style-name="P22">VWRD</text:p>
          </table:table-cell>
          <table:table-cell table:style-name="Tabell11.A2" office:value-type="string">
            <text:p text:style-name="P23">36-37</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Screen height in units</text:p>
          </table:table-cell>
        </table:table-row>
        <table:table-row>
          <table:table-cell table:style-name="Tabell11.A2" office:value-type="string">
            <text:p text:style-name="P22">FWRD</text:p>
          </table:table-cell>
          <table:table-cell table:style-name="Tabell11.A2" office:value-type="string">
            <text:p text:style-name="P23">38-39</text:p>
          </table:table-cell>
          <table:table-cell table:style-name="Tabell11.A2" office:value-type="string">
            <text:p text:style-name="P23">-</text:p>
          </table:table-cell>
          <table:table-cell table:style-name="Tabell11.A2" office:value-type="string">
            <text:p text:style-name="P23">R</text:p>
          </table:table-cell>
          <table:table-cell table:style-name="Tabell11.E2" office:value-type="string">
            <text:p text:style-name="P24">Font width and height</text:p>
          </table:table-cell>
        </table:table-row>
        <table:table-row>
          <table:table-cell table:style-name="Tabell11.A2" office:value-type="string">
            <text:p text:style-name="P22"/>
          </table:table-cell>
          <table:table-cell table:style-name="Tabell11.A2" office:value-type="string">
            <text:p text:style-name="P23">38</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Font width in units (width of '0')</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Font height in units</text:p>
          </table:table-cell>
        </table:table-row>
        <table:table-row>
          <table:table-cell table:style-name="Tabell11.A2" office:value-type="string">
            <text:p text:style-name="P22"/>
          </table:table-cell>
          <table:table-cell table:style-name="Tabell11.A2" office:value-type="string">
            <text:p text:style-name="P23">39</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Font height in units</text:p>
          </table:table-cell>
        </table:table-row>
        <table:table-row>
          <table:table-cell table:style-name="Tabell11.A2" office:value-type="string">
            <text:p text:style-name="P22"/>
          </table:table-cell>
          <table:table-cell table:style-name="Tabell11.A2" office:value-type="string">
            <text:p text:style-name="P23"/>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Font width in units (width of '0')</text:p>
          </table:table-cell>
        </table:table-row>
        <table:table-row>
          <table:table-cell table:style-name="Tabell11.A2" office:value-type="string">
            <text:p text:style-name="P22">LMRG / FOFF</text:p>
          </table:table-cell>
          <table:table-cell table:style-name="Tabell11.A2" office:value-type="string">
            <text:p text:style-name="P23">40-41</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Routines offset (divided by 8)</text:p>
          </table:table-cell>
        </table:table-row>
        <table:table-row>
          <table:table-cell table:style-name="Tabell11.A2" office:value-type="string">
            <text:p text:style-name="P22">RMRG / SOFF</text:p>
          </table:table-cell>
          <table:table-cell table:style-name="Tabell11.A2" office:value-type="string">
            <text:p text:style-name="P23">42-43</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Static strings offset(divided by 8)</text:p>
          </table:table-cell>
        </table:table-row>
        <table:table-row>
          <table:table-cell table:style-name="Tabell11.A2" office:value-type="string">
            <text:p text:style-name="P22">CLRWRD</text:p>
          </table:table-cell>
          <table:table-cell table:style-name="Tabell11.A2" office:value-type="string">
            <text:p text:style-name="P23">44-4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Default background and foreground color</text:p>
          </table:table-cell>
        </table:table-row>
        <table:table-row>
          <table:table-cell table:style-name="Tabell11.A2" office:value-type="string">
            <text:p text:style-name="P22"/>
          </table:table-cell>
          <table:table-cell table:style-name="Tabell11.A2" office:value-type="string">
            <text:p text:style-name="P23">44</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Default background color</text:p>
          </table:table-cell>
        </table:table-row>
        <table:table-row>
          <table:table-cell table:style-name="Tabell11.A2" office:value-type="string">
            <text:p text:style-name="P22"/>
          </table:table-cell>
          <table:table-cell table:style-name="Tabell11.A2" office:value-type="string">
            <text:p text:style-name="P23">4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Default foreground color</text:p>
          </table:table-cell>
        </table:table-row>
        <table:table-row>
          <table:table-cell table:style-name="Tabell11.A2" office:value-type="string">
            <text:p text:style-name="P22">TCHARS</text:p>
          </table:table-cell>
          <table:table-cell table:style-name="Tabell11.A2" office:value-type="string">
            <text:p text:style-name="P23">46-47</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Address of terminating characters table (bytes)</text:p>
          </table:table-cell>
        </table:table-row>
        <table:table-row>
          <table:table-cell table:style-name="Tabell11.A2" office:value-type="string">
            <text:p text:style-name="P22">CRCNT</text:p>
          </table:table-cell>
          <table:table-cell table:style-name="Tabell11.A2" office:value-type="string">
            <text:p text:style-name="P23">48-49</text:p>
          </table:table-cell>
          <table:table-cell table:style-name="Tabell11.A2" office:value-type="string">
            <text:p text:style-name="P23">5</text:p>
          </table:table-cell>
          <table:table-cell table:style-name="Tabell11.A2" office:value-type="string">
            <text:p text:style-name="P23">R/W</text:p>
          </table:table-cell>
          <table:table-cell table:style-name="Tabell11.E2" office:value-type="string">
            <text:p text:style-name="P24">???</text:p>
          </table:table-cell>
        </table:table-row>
        <table:table-row>
          <table:table-cell table:style-name="Tabell11.A2" office:value-type="string">
            <text:p text:style-name="P22">TWID</text:p>
          </table:table-cell>
          <table:table-cell table:style-name="Tabell11.A2" office:value-type="string">
            <text:p text:style-name="P23">48-49</text:p>
          </table:table-cell>
          <table:table-cell table:style-name="Tabell11.A2" office:value-type="string">
            <text:p text:style-name="P23">6-</text:p>
          </table:table-cell>
          <table:table-cell table:style-name="Tabell11.A2" office:value-type="string">
            <text:p text:style-name="P23">R</text:p>
          </table:table-cell>
          <table:table-cell table:style-name="Tabell11.E2" office:value-type="string">
            <text:p text:style-name="P24">Total width in pixels of text sent to output stream 3</text:p>
          </table:table-cell>
        </table:table-row>
        <table:table-row>
          <table:table-cell table:style-name="Tabell11.A2" office:value-type="string">
            <text:p text:style-name="P22">CRFUNC /STDREV</text:p>
          </table:table-cell>
          <table:table-cell table:style-name="Tabell11.A2" office:value-type="string">
            <text:p text:style-name="P23">50-51</text:p>
          </table:table-cell>
          <table:table-cell table:style-name="Tabell11.A2" office:value-type="string">
            <text:p text:style-name="P23">1-</text:p>
          </table:table-cell>
          <table:table-cell table:style-name="Tabell11.A2" office:value-type="string">
            <text:p text:style-name="P23">R/W</text:p>
          </table:table-cell>
          <table:table-cell table:style-name="Tabell11.E2" office:value-type="string">
            <text:p text:style-name="P24">Standard revision number</text:p>
          </table:table-cell>
        </table:table-row>
        <table:table-row>
          <table:table-cell table:style-name="Tabell11.A2" office:value-type="string">
            <text:p text:style-name="P22">CHRSET</text:p>
          </table:table-cell>
          <table:table-cell table:style-name="Tabell11.A2" office:value-type="string">
            <text:p text:style-name="P23">52-53</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Alphabet table address (bytes), or 0 for default</text:p>
          </table:table-cell>
        </table:table-row>
        <table:table-row>
          <table:table-cell table:style-name="Tabell11.A2" office:value-type="string">
            <text:p text:style-name="P22">EXTAB</text:p>
          </table:table-cell>
          <table:table-cell table:style-name="Tabell11.A2" office:value-type="string">
            <text:p text:style-name="P23">54-55</text:p>
          </table:table-cell>
          <table:table-cell table:style-name="Tabell11.A2" office:value-type="string">
            <text:p text:style-name="P23">5-</text:p>
          </table:table-cell>
          <table:table-cell table:style-name="Tabell11.A2" office:value-type="string">
            <text:p text:style-name="P23">R</text:p>
          </table:table-cell>
          <table:table-cell table:style-name="Tabell11.E2" office:value-type="string">
            <text:p text:style-name="P24">Header extensiontable address (bytes)</text:p>
          </table:table-cell>
        </table:table-row>
      </table:table>
      <text:p text:style-name="Standard"><text:soft-page-break/></text:p>
      <text:h text:style-name="Heading_20_3" text:outline-level="3">Extended header</text:h>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office:value-type="string">
            <text:p text:style-name="P25">Field-spec</text:p>
          </table:table-cell>
          <table:table-cell table:style-name="Tabell12.A1" office:value-type="string">
            <text:p text:style-name="P26">Byte</text:p>
          </table:table-cell>
          <table:table-cell table:style-name="Tabell12.A1" office:value-type="string">
            <text:p text:style-name="P26">Ver</text:p>
          </table:table-cell>
          <table:table-cell table:style-name="Tabell12.A1" office:value-type="string">
            <text:p text:style-name="P26">R/W</text:p>
          </table:table-cell>
          <table:table-cell table:style-name="Tabell12.E1" office:value-type="string">
            <text:p text:style-name="P25">Description</text:p>
          </table:table-cell>
        </table:table-row>
        <table:table-row>
          <table:table-cell table:style-name="Tabell12.A2" office:value-type="string">
            <text:p text:style-name="P22"/>
          </table:table-cell>
          <table:table-cell table:style-name="Tabell12.A2" office:value-type="string">
            <text:p text:style-name="P23">0-1</text:p>
          </table:table-cell>
          <table:table-cell table:style-name="Tabell12.A2" office:value-type="string">
            <text:p text:style-name="P23">-</text:p>
          </table:table-cell>
          <table:table-cell table:style-name="Tabell12.A2" office:value-type="string">
            <text:p text:style-name="P23">R</text:p>
          </table:table-cell>
          <table:table-cell table:style-name="Tabell12.E2" office:value-type="string">
            <text:p text:style-name="P24">Number of further words in table</text:p>
          </table:table-cell>
        </table:table-row>
        <table:table-row>
          <table:table-cell table:style-name="Tabell12.A2" office:value-type="string">
            <text:p text:style-name="P22">MSLOCX</text:p>
          </table:table-cell>
          <table:table-cell table:style-name="Tabell12.A2" office:value-type="string">
            <text:p text:style-name="P23">2-3</text:p>
          </table:table-cell>
          <table:table-cell table:style-name="Tabell12.A2" office:value-type="string">
            <text:p text:style-name="P23">5-</text:p>
          </table:table-cell>
          <table:table-cell table:style-name="Tabell12.A2" office:value-type="string">
            <text:p text:style-name="P23">R</text:p>
          </table:table-cell>
          <table:table-cell table:style-name="Tabell12.E2" office:value-type="string">
            <text:p text:style-name="P24">X-coordinate of mouse after a click</text:p>
          </table:table-cell>
        </table:table-row>
        <table:table-row>
          <table:table-cell table:style-name="Tabell12.A2" office:value-type="string">
            <text:p text:style-name="P22">MSLOCY</text:p>
          </table:table-cell>
          <table:table-cell table:style-name="Tabell12.A2" office:value-type="string">
            <text:p text:style-name="P23">4-5</text:p>
          </table:table-cell>
          <table:table-cell table:style-name="Tabell12.A2" office:value-type="string">
            <text:p text:style-name="P23">5-</text:p>
          </table:table-cell>
          <table:table-cell table:style-name="Tabell12.A2" office:value-type="string">
            <text:p text:style-name="P23">R</text:p>
          </table:table-cell>
          <table:table-cell table:style-name="Tabell12.E2" office:value-type="string">
            <text:p text:style-name="P24">Y-coordinate of mouse after a click</text:p>
          </table:table-cell>
        </table:table-row>
        <table:table-row>
          <table:table-cell table:style-name="Tabell12.A2" office:value-type="string">
            <text:p text:style-name="P22">MSETBL / UNITBL</text:p>
          </table:table-cell>
          <table:table-cell table:style-name="Tabell12.A2" office:value-type="string">
            <text:p text:style-name="P23">6-7</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Unicode translation table (optional)</text:p>
          </table:table-cell>
        </table:table-row>
        <table:table-row>
          <table:table-cell table:style-name="Tabell12.A2" office:value-type="string">
            <text:p text:style-name="P22">MSEDIR / FLAGS3</text:p>
          </table:table-cell>
          <table:table-cell table:style-name="Tabell12.A2" office:value-type="string">
            <text:p text:style-name="P23">8-9</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Flags 3: Bit 0: If set, game wants to use transparency</text:p>
          </table:table-cell>
        </table:table-row>
        <table:table-row>
          <table:table-cell table:style-name="Tabell12.A2" office:value-type="string">
            <text:p text:style-name="P22">MSEINV / TRUFGC</text:p>
          </table:table-cell>
          <table:table-cell table:style-name="Tabell12.A2" office:value-type="string">
            <text:p text:style-name="P23">10-11</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True default foreground colour</text:p>
          </table:table-cell>
        </table:table-row>
        <table:table-row>
          <table:table-cell table:style-name="Tabell12.A2" office:value-type="string">
            <text:p text:style-name="P22">MSEVRB / TRUBGC</text:p>
          </table:table-cell>
          <table:table-cell table:style-name="Tabell12.A2" office:value-type="string">
            <text:p text:style-name="P23">12-13</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True default background colour</text:p>
          </table:table-cell>
        </table:table-row>
        <table:table-row>
          <table:table-cell table:style-name="Tabell12.A2" office:value-type="string">
            <text:p text:style-name="P22">MSEWRD</text:p>
          </table:table-cell>
          <table:table-cell table:style-name="Tabell12.A2" office:value-type="string">
            <text:p text:style-name="P23">14-15</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row>
          <table:table-cell table:style-name="Tabell12.A2" office:value-type="string">
            <text:p text:style-name="P22">BUTTON</text:p>
          </table:table-cell>
          <table:table-cell table:style-name="Tabell12.A2" office:value-type="string">
            <text:p text:style-name="P23">16-17</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row>
          <table:table-cell table:style-name="Tabell12.A2" office:value-type="string">
            <text:p text:style-name="P22">JOYSTICK</text:p>
          </table:table-cell>
          <table:table-cell table:style-name="Tabell12.A2" office:value-type="string">
            <text:p text:style-name="P23">18-19</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row>
          <table:table-cell table:style-name="Tabell12.A2" office:value-type="string">
            <text:p text:style-name="P22">BSTAT</text:p>
          </table:table-cell>
          <table:table-cell table:style-name="Tabell12.A2" office:value-type="string">
            <text:p text:style-name="P23">20-21</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row>
          <table:table-cell table:style-name="Tabell12.A2" office:value-type="string">
            <text:p text:style-name="P22">JSTAT</text:p>
          </table:table-cell>
          <table:table-cell table:style-name="Tabell12.A2" office:value-type="string">
            <text:p text:style-name="P23">22-23</text:p>
          </table:table-cell>
          <table:table-cell table:style-name="Tabell12.A2" office:value-type="string">
            <text:p text:style-name="P23">5-</text:p>
          </table:table-cell>
          <table:table-cell table:style-name="Tabell12.A2" office:value-type="string">
            <text:p text:style-name="P23">R/W</text:p>
          </table:table-cell>
          <table:table-cell table:style-name="Tabell12.E2"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cous New Roman" svg:font-family="'Timecous New 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 style:family="text"/>
    <style:style style:name="User_20_Entry" style:display-name="User Entry"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1H31M24S</meta:editing-duration>
    <meta:editing-cycles>66</meta:editing-cycles>
    <meta:generator>OpenOffice/4.1.2$Win32 OpenOffice.org_project/412m3$Build-9782</meta:generator>
    <dc:date>2020-07-12T09:23:34.64</dc:date>
    <meta:document-statistic meta:table-count="15" meta:image-count="0" meta:object-count="0" meta:page-count="67" meta:paragraph-count="2027" meta:word-count="10676" meta:character-count="63494"/>
    <meta:user-defined meta:name="Info 1"/>
    <meta:user-defined meta:name="Info 2"/>
    <meta:user-defined meta:name="Info 3"/>
    <meta:user-defined meta:name="Info 4"/>
  </office:meta>
</office:document-meta>
</file>